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f_tsp_default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valuations</text:p>
          </table:table-cell>
          <table:table-cell office:value-type="string" calcext:value-type="string">
            <text:p>runtime[s]</text:p>
          </table:table-cell>
          <table:table-cell office:value-type="string" calcext:value-type="string">
            <text:p>distance[MIN]</text:p>
          </table:table-cell>
          <table:table-cell office:value-type="string" calcext:value-type="string">
            <text:p>rel_change</text:p>
          </table:table-cell>
          <table:table-cell office:value-type="string" calcext:value-type="string">
            <text:p>rel_diff_to_b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32" calcext:value-type="float">
            <text:p>0,032</text:p>
          </table:table-cell>
          <table:table-cell office:value-type="float" office:value="9884.15135000843" calcext:value-type="float">
            <text:p>9884,15135000843</text:p>
          </table:table-cell>
          <table:table-cell office:value-type="float" office:value="0" calcext:value-type="float">
            <text:p>0,00</text:p>
          </table:table-cell>
          <table:table-cell table:formula="of:=([.D2]-[.$D$501])/[.$D$501]*100" office:value-type="float" office:value="76.0940592455718" calcext:value-type="float">
            <text:p>76,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,042</text:p>
          </table:table-cell>
          <table:table-cell office:value-type="float" office:value="9816.84409735182" calcext:value-type="float">
            <text:p>9816,84409735182</text:p>
          </table:table-cell>
          <table:table-cell table:formula="of:=([.D3]-[.D2])/[.D2]*100" office:value-type="float" office:value="-0.680961372131928" calcext:value-type="float">
            <text:p>-0,68</text:p>
          </table:table-cell>
          <table:table-cell table:formula="of:=([.D3]-[.$D$501])/[.$D$501]*100" office:value-type="float" office:value="74.8949267234903" calcext:value-type="float">
            <text:p>74,89</text:p>
          </table:table-cell>
          <table:table-cell/>
          <table:table-cell office:value-type="string" calcext:value-type="string">
            <text:p>Start:</text:p>
          </table:table-cell>
          <table:table-cell table:formula="of:=[.$D$2]" office:value-type="float" office:value="9884.15135000843" calcext:value-type="float">
            <text:p>9884,15135000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.046" calcext:value-type="float">
            <text:p>0,046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4]-[.D3])/[.D3]*100" office:value-type="float" office:value="-3.87525397730064" calcext:value-type="float">
            <text:p>-3,88</text:p>
          </table:table-cell>
          <table:table-cell table:formula="of:=([.D4]-[.$D$501])/[.$D$501]*100" office:value-type="float" office:value="68.1173041195412" calcext:value-type="float">
            <text:p>68,12</text:p>
          </table:table-cell>
          <table:table-cell/>
          <table:table-cell office:value-type="string" calcext:value-type="string">
            <text:p>Best:</text:p>
          </table:table-cell>
          <table:table-cell table:formula="of:=[.$D$501]" office:value-type="float" office:value="5612.9953459841" calcext:value-type="float">
            <text:p>5612,9953459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,05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5]-[.D4])/[.D4]*100" office:value-type="float" office:value="0" calcext:value-type="float">
            <text:p>0,00</text:p>
          </table:table-cell>
          <table:table-cell table:formula="of:=([.D5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.058" calcext:value-type="float">
            <text:p>0,058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6]-[.D5])/[.D5]*100" office:value-type="float" office:value="0" calcext:value-type="float">
            <text:p>0,00</text:p>
          </table:table-cell>
          <table:table-cell table:formula="of:=([.D6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0.069" calcext:value-type="float">
            <text:p>0,069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7]-[.D6])/[.D6]*100" office:value-type="float" office:value="0" calcext:value-type="float">
            <text:p>0,00</text:p>
          </table:table-cell>
          <table:table-cell table:formula="of:=([.D7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0.077" calcext:value-type="float">
            <text:p>0,077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8]-[.D7])/[.D7]*100" office:value-type="float" office:value="0" calcext:value-type="float">
            <text:p>0,00</text:p>
          </table:table-cell>
          <table:table-cell table:formula="of:=([.D8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.087" calcext:value-type="float">
            <text:p>0,087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9]-[.D8])/[.D8]*100" office:value-type="float" office:value="0" calcext:value-type="float">
            <text:p>0,00</text:p>
          </table:table-cell>
          <table:table-cell table:formula="of:=([.D9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0.095" calcext:value-type="float">
            <text:p>0,095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10]-[.D9])/[.D9]*100" office:value-type="float" office:value="0" calcext:value-type="float">
            <text:p>0,00</text:p>
          </table:table-cell>
          <table:table-cell table:formula="of:=([.D10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102" calcext:value-type="float">
            <text:p>0,102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11]-[.D10])/[.D10]*100" office:value-type="float" office:value="0" calcext:value-type="float">
            <text:p>0,00</text:p>
          </table:table-cell>
          <table:table-cell table:formula="of:=([.D11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0.106" calcext:value-type="float">
            <text:p>0,106</text:p>
          </table:table-cell>
          <table:table-cell office:value-type="float" office:value="9436.41645602379" calcext:value-type="float">
            <text:p>9436,41645602379</text:p>
          </table:table-cell>
          <table:table-cell table:formula="of:=([.D12]-[.D11])/[.D11]*100" office:value-type="float" office:value="0" calcext:value-type="float">
            <text:p>0,00</text:p>
          </table:table-cell>
          <table:table-cell table:formula="of:=([.D12]-[.$D$501])/[.$D$501]*100" office:value-type="float" office:value="68.1173041195412" calcext:value-type="float">
            <text:p>68,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0.111" calcext:value-type="float">
            <text:p>0,111</text:p>
          </table:table-cell>
          <table:table-cell office:value-type="float" office:value="9420.32024613726" calcext:value-type="float">
            <text:p>9420,32024613726</text:p>
          </table:table-cell>
          <table:table-cell table:formula="of:=([.D13]-[.D12])/[.D12]*100" office:value-type="float" office:value="-0.170575450559419" calcext:value-type="float">
            <text:p>-0,17</text:p>
          </table:table-cell>
          <table:table-cell table:formula="of:=([.D13]-[.$D$501])/[.$D$501]*100" office:value-type="float" office:value="67.830537270571" calcext:value-type="float">
            <text:p>67,8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office:value-type="float" office:value="0.115" calcext:value-type="float">
            <text:p>0,115</text:p>
          </table:table-cell>
          <table:table-cell office:value-type="float" office:value="9420.32024613726" calcext:value-type="float">
            <text:p>9420,32024613726</text:p>
          </table:table-cell>
          <table:table-cell table:formula="of:=([.D14]-[.D13])/[.D13]*100" office:value-type="float" office:value="0" calcext:value-type="float">
            <text:p>0,00</text:p>
          </table:table-cell>
          <table:table-cell table:formula="of:=([.D14]-[.$D$501])/[.$D$501]*100" office:value-type="float" office:value="67.830537270571" calcext:value-type="float">
            <text:p>67,8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office:value-type="float" office:value="0.118" calcext:value-type="float">
            <text:p>0,118</text:p>
          </table:table-cell>
          <table:table-cell office:value-type="float" office:value="9420.32024613726" calcext:value-type="float">
            <text:p>9420,32024613726</text:p>
          </table:table-cell>
          <table:table-cell table:formula="of:=([.D15]-[.D14])/[.D14]*100" office:value-type="float" office:value="0" calcext:value-type="float">
            <text:p>0,00</text:p>
          </table:table-cell>
          <table:table-cell table:formula="of:=([.D15]-[.$D$501])/[.$D$501]*100" office:value-type="float" office:value="67.830537270571" calcext:value-type="float">
            <text:p>67,8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.122" calcext:value-type="float">
            <text:p>0,122</text:p>
          </table:table-cell>
          <table:table-cell office:value-type="float" office:value="9420.32024613726" calcext:value-type="float">
            <text:p>9420,32024613726</text:p>
          </table:table-cell>
          <table:table-cell table:formula="of:=([.D16]-[.D15])/[.D15]*100" office:value-type="float" office:value="0" calcext:value-type="float">
            <text:p>0,00</text:p>
          </table:table-cell>
          <table:table-cell table:formula="of:=([.D16]-[.$D$501])/[.$D$501]*100" office:value-type="float" office:value="67.830537270571" calcext:value-type="float">
            <text:p>67,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0.126" calcext:value-type="float">
            <text:p>0,126</text:p>
          </table:table-cell>
          <table:table-cell office:value-type="float" office:value="9284.22837809296" calcext:value-type="float">
            <text:p>9284,22837809296</text:p>
          </table:table-cell>
          <table:table-cell table:formula="of:=([.D17]-[.D16])/[.D16]*100" office:value-type="float" office:value="-1.44466286164855" calcext:value-type="float">
            <text:p>-1,44</text:p>
          </table:table-cell>
          <table:table-cell table:formula="of:=([.D17]-[.$D$501])/[.$D$501]*100" office:value-type="float" office:value="65.4059518281178" calcext:value-type="float">
            <text:p>65,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 office:value-type="float" office:value="0.129" calcext:value-type="float">
            <text:p>0,129</text:p>
          </table:table-cell>
          <table:table-cell office:value-type="float" office:value="9284.22837809296" calcext:value-type="float">
            <text:p>9284,22837809296</text:p>
          </table:table-cell>
          <table:table-cell table:formula="of:=([.D18]-[.D17])/[.D17]*100" office:value-type="float" office:value="0" calcext:value-type="float">
            <text:p>0,00</text:p>
          </table:table-cell>
          <table:table-cell table:formula="of:=([.D18]-[.$D$501])/[.$D$501]*100" office:value-type="float" office:value="65.4059518281178" calcext:value-type="float">
            <text:p>65,4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0.133" calcext:value-type="float">
            <text:p>0,133</text:p>
          </table:table-cell>
          <table:table-cell office:value-type="float" office:value="9284.22837809296" calcext:value-type="float">
            <text:p>9284,22837809296</text:p>
          </table:table-cell>
          <table:table-cell table:formula="of:=([.D19]-[.D18])/[.D18]*100" office:value-type="float" office:value="0" calcext:value-type="float">
            <text:p>0,00</text:p>
          </table:table-cell>
          <table:table-cell table:formula="of:=([.D19]-[.$D$501])/[.$D$501]*100" office:value-type="float" office:value="65.4059518281178" calcext:value-type="float">
            <text:p>65,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5" calcext:value-type="float">
            <text:p>475</text:p>
          </table:table-cell>
          <table:table-cell office:value-type="float" office:value="0.137" calcext:value-type="float">
            <text:p>0,137</text:p>
          </table:table-cell>
          <table:table-cell office:value-type="float" office:value="9284.22837809296" calcext:value-type="float">
            <text:p>9284,22837809296</text:p>
          </table:table-cell>
          <table:table-cell table:formula="of:=([.D20]-[.D19])/[.D19]*100" office:value-type="float" office:value="0" calcext:value-type="float">
            <text:p>0,00</text:p>
          </table:table-cell>
          <table:table-cell table:formula="of:=([.D20]-[.$D$501])/[.$D$501]*100" office:value-type="float" office:value="65.4059518281178" calcext:value-type="float">
            <text:p>65,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14" calcext:value-type="float">
            <text:p>0,14</text:p>
          </table:table-cell>
          <table:table-cell office:value-type="float" office:value="9284.22837809296" calcext:value-type="float">
            <text:p>9284,22837809296</text:p>
          </table:table-cell>
          <table:table-cell table:formula="of:=([.D21]-[.D20])/[.D20]*100" office:value-type="float" office:value="0" calcext:value-type="float">
            <text:p>0,00</text:p>
          </table:table-cell>
          <table:table-cell table:formula="of:=([.D21]-[.$D$501])/[.$D$501]*100" office:value-type="float" office:value="65.4059518281178" calcext:value-type="float">
            <text:p>65,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5" calcext:value-type="float">
            <text:p>525</text:p>
          </table:table-cell>
          <table:table-cell office:value-type="float" office:value="0.144" calcext:value-type="float">
            <text:p>0,144</text:p>
          </table:table-cell>
          <table:table-cell office:value-type="float" office:value="9273.84593300977" calcext:value-type="float">
            <text:p>9273,84593300977</text:p>
          </table:table-cell>
          <table:table-cell table:formula="of:=([.D22]-[.D21])/[.D21]*100" office:value-type="float" office:value="-0.111828841992807" calcext:value-type="float">
            <text:p>-0,11</text:p>
          </table:table-cell>
          <table:table-cell table:formula="of:=([.D22]-[.$D$501])/[.$D$501]*100" office:value-type="float" office:value="65.2209802676012" calcext:value-type="float">
            <text:p>65,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office:value-type="float" office:value="0.147" calcext:value-type="float">
            <text:p>0,147</text:p>
          </table:table-cell>
          <table:table-cell office:value-type="float" office:value="9273.84593300977" calcext:value-type="float">
            <text:p>9273,84593300977</text:p>
          </table:table-cell>
          <table:table-cell table:formula="of:=([.D23]-[.D22])/[.D22]*100" office:value-type="float" office:value="0" calcext:value-type="float">
            <text:p>0,00</text:p>
          </table:table-cell>
          <table:table-cell table:formula="of:=([.D23]-[.$D$501])/[.$D$501]*100" office:value-type="float" office:value="65.2209802676012" calcext:value-type="float">
            <text:p>65,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" calcext:value-type="float">
            <text:p>575</text:p>
          </table:table-cell>
          <table:table-cell office:value-type="float" office:value="0.15" calcext:value-type="float">
            <text:p>0,15</text:p>
          </table:table-cell>
          <table:table-cell office:value-type="float" office:value="9273.84593300977" calcext:value-type="float">
            <text:p>9273,84593300977</text:p>
          </table:table-cell>
          <table:table-cell table:formula="of:=([.D24]-[.D23])/[.D23]*100" office:value-type="float" office:value="0" calcext:value-type="float">
            <text:p>0,00</text:p>
          </table:table-cell>
          <table:table-cell table:formula="of:=([.D24]-[.$D$501])/[.$D$501]*100" office:value-type="float" office:value="65.2209802676012" calcext:value-type="float">
            <text:p>65,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0.154" calcext:value-type="float">
            <text:p>0,154</text:p>
          </table:table-cell>
          <table:table-cell office:value-type="float" office:value="9273.84593300977" calcext:value-type="float">
            <text:p>9273,84593300977</text:p>
          </table:table-cell>
          <table:table-cell table:formula="of:=([.D25]-[.D24])/[.D24]*100" office:value-type="float" office:value="0" calcext:value-type="float">
            <text:p>0,00</text:p>
          </table:table-cell>
          <table:table-cell table:formula="of:=([.D25]-[.$D$501])/[.$D$501]*100" office:value-type="float" office:value="65.2209802676012" calcext:value-type="float">
            <text:p>65,2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5" calcext:value-type="float">
            <text:p>625</text:p>
          </table:table-cell>
          <table:table-cell office:value-type="float" office:value="0.157" calcext:value-type="float">
            <text:p>0,157</text:p>
          </table:table-cell>
          <table:table-cell office:value-type="float" office:value="9226.60731685334" calcext:value-type="float">
            <text:p>9226,60731685334</text:p>
          </table:table-cell>
          <table:table-cell table:formula="of:=([.D26]-[.D25])/[.D25]*100" office:value-type="float" office:value="-0.509374605720856" calcext:value-type="float">
            <text:p>-0,51</text:p>
          </table:table-cell>
          <table:table-cell table:formula="of:=([.D26]-[.$D$501])/[.$D$501]*100" office:value-type="float" office:value="64.379386550795" calcext:value-type="float">
            <text:p>64,3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office:value-type="float" office:value="0.161" calcext:value-type="float">
            <text:p>0,161</text:p>
          </table:table-cell>
          <table:table-cell office:value-type="float" office:value="9176.65150809934" calcext:value-type="float">
            <text:p>9176,65150809934</text:p>
          </table:table-cell>
          <table:table-cell table:formula="of:=([.D27]-[.D26])/[.D26]*100" office:value-type="float" office:value="-0.541432045804613" calcext:value-type="float">
            <text:p>-0,54</text:p>
          </table:table-cell>
          <table:table-cell table:formula="of:=([.D27]-[.$D$501])/[.$D$501]*100" office:value-type="float" office:value="63.489383875312" calcext:value-type="float">
            <text:p>63,4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5" calcext:value-type="float">
            <text:p>675</text:p>
          </table:table-cell>
          <table:table-cell office:value-type="float" office:value="0.164" calcext:value-type="float">
            <text:p>0,164</text:p>
          </table:table-cell>
          <table:table-cell office:value-type="float" office:value="9115.29346209926" calcext:value-type="float">
            <text:p>9115,29346209926</text:p>
          </table:table-cell>
          <table:table-cell table:formula="of:=([.D28]-[.D27])/[.D27]*100" office:value-type="float" office:value="-0.668632190575486" calcext:value-type="float">
            <text:p>-0,67</text:p>
          </table:table-cell>
          <table:table-cell table:formula="of:=([.D28]-[.$D$501])/[.$D$501]*100" office:value-type="float" office:value="62.3962412265481" calcext:value-type="float">
            <text:p>62,4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  <table:table-cell office:value-type="float" office:value="0.167" calcext:value-type="float">
            <text:p>0,167</text:p>
          </table:table-cell>
          <table:table-cell office:value-type="float" office:value="9065.27221915837" calcext:value-type="float">
            <text:p>9065,27221915837</text:p>
          </table:table-cell>
          <table:table-cell table:formula="of:=([.D29]-[.D28])/[.D28]*100" office:value-type="float" office:value="-0.548761739255836" calcext:value-type="float">
            <text:p>-0,55</text:p>
          </table:table-cell>
          <table:table-cell table:formula="of:=([.D29]-[.$D$501])/[.$D$501]*100" office:value-type="float" office:value="61.5050727887072" calcext:value-type="float">
            <text:p>61,5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office:value-type="float" office:value="0.17" calcext:value-type="float">
            <text:p>0,17</text:p>
          </table:table-cell>
          <table:table-cell office:value-type="float" office:value="9000.2762137183" calcext:value-type="float">
            <text:p>9000,2762137183</text:p>
          </table:table-cell>
          <table:table-cell table:formula="of:=([.D30]-[.D29])/[.D29]*100" office:value-type="float" office:value="-0.716977977811897" calcext:value-type="float">
            <text:p>-0,72</text:p>
          </table:table-cell>
          <table:table-cell table:formula="of:=([.D30]-[.$D$501])/[.$D$501]*100" office:value-type="float" office:value="60.3471169837631" calcext:value-type="float">
            <text:p>60,3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office:value-type="float" office:value="0.173" calcext:value-type="float">
            <text:p>0,173</text:p>
          </table:table-cell>
          <table:table-cell office:value-type="float" office:value="9000.2762137183" calcext:value-type="float">
            <text:p>9000,2762137183</text:p>
          </table:table-cell>
          <table:table-cell table:formula="of:=([.D31]-[.D30])/[.D30]*100" office:value-type="float" office:value="0" calcext:value-type="float">
            <text:p>0,00</text:p>
          </table:table-cell>
          <table:table-cell table:formula="of:=([.D31]-[.$D$501])/[.$D$501]*100" office:value-type="float" office:value="60.3471169837631" calcext:value-type="float">
            <text:p>60,3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5" calcext:value-type="float">
            <text:p>775</text:p>
          </table:table-cell>
          <table:table-cell office:value-type="float" office:value="0.175" calcext:value-type="float">
            <text:p>0,175</text:p>
          </table:table-cell>
          <table:table-cell office:value-type="float" office:value="8976.66070027275" calcext:value-type="float">
            <text:p>8976,66070027275</text:p>
          </table:table-cell>
          <table:table-cell table:formula="of:=([.D32]-[.D31])/[.D31]*100" office:value-type="float" office:value="-0.262386541088148" calcext:value-type="float">
            <text:p>-0,26</text:p>
          </table:table-cell>
          <table:table-cell table:formula="of:=([.D32]-[.$D$501])/[.$D$501]*100" office:value-type="float" office:value="59.9263877297748" calcext:value-type="float">
            <text:p>59,9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0.178" calcext:value-type="float">
            <text:p>0,178</text:p>
          </table:table-cell>
          <table:table-cell office:value-type="float" office:value="8959.24320708693" calcext:value-type="float">
            <text:p>8959,24320708693</text:p>
          </table:table-cell>
          <table:table-cell table:formula="of:=([.D33]-[.D32])/[.D32]*100" office:value-type="float" office:value="-0.194030873699975" calcext:value-type="float">
            <text:p>-0,19</text:p>
          </table:table-cell>
          <table:table-cell table:formula="of:=([.D33]-[.$D$501])/[.$D$501]*100" office:value-type="float" office:value="59.6160811623859" calcext:value-type="float">
            <text:p>59,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5" calcext:value-type="float">
            <text:p>825</text:p>
          </table:table-cell>
          <table:table-cell office:value-type="float" office:value="0.181" calcext:value-type="float">
            <text:p>0,181</text:p>
          </table:table-cell>
          <table:table-cell office:value-type="float" office:value="8959.24320708693" calcext:value-type="float">
            <text:p>8959,24320708693</text:p>
          </table:table-cell>
          <table:table-cell table:formula="of:=([.D34]-[.D33])/[.D33]*100" office:value-type="float" office:value="0" calcext:value-type="float">
            <text:p>0,00</text:p>
          </table:table-cell>
          <table:table-cell table:formula="of:=([.D34]-[.$D$501])/[.$D$501]*100" office:value-type="float" office:value="59.6160811623859" calcext:value-type="float">
            <text:p>59,6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50" calcext:value-type="float">
            <text:p>850</text:p>
          </table:table-cell>
          <table:table-cell office:value-type="float" office:value="0.184" calcext:value-type="float">
            <text:p>0,184</text:p>
          </table:table-cell>
          <table:table-cell office:value-type="float" office:value="8959.24320708693" calcext:value-type="float">
            <text:p>8959,24320708693</text:p>
          </table:table-cell>
          <table:table-cell table:formula="of:=([.D35]-[.D34])/[.D34]*100" office:value-type="float" office:value="0" calcext:value-type="float">
            <text:p>0,00</text:p>
          </table:table-cell>
          <table:table-cell table:formula="of:=([.D35]-[.$D$501])/[.$D$501]*100" office:value-type="float" office:value="59.6160811623859" calcext:value-type="float">
            <text:p>59,6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5" calcext:value-type="float">
            <text:p>875</text:p>
          </table:table-cell>
          <table:table-cell office:value-type="float" office:value="0.187" calcext:value-type="float">
            <text:p>0,187</text:p>
          </table:table-cell>
          <table:table-cell office:value-type="float" office:value="8959.24320708693" calcext:value-type="float">
            <text:p>8959,24320708693</text:p>
          </table:table-cell>
          <table:table-cell table:formula="of:=([.D36]-[.D35])/[.D35]*100" office:value-type="float" office:value="0" calcext:value-type="float">
            <text:p>0,00</text:p>
          </table:table-cell>
          <table:table-cell table:formula="of:=([.D36]-[.$D$501])/[.$D$501]*100" office:value-type="float" office:value="59.6160811623859" calcext:value-type="float">
            <text:p>59,6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0.189" calcext:value-type="float">
            <text:p>0,189</text:p>
          </table:table-cell>
          <table:table-cell office:value-type="float" office:value="8959.24320708693" calcext:value-type="float">
            <text:p>8959,24320708693</text:p>
          </table:table-cell>
          <table:table-cell table:formula="of:=([.D37]-[.D36])/[.D36]*100" office:value-type="float" office:value="0" calcext:value-type="float">
            <text:p>0,00</text:p>
          </table:table-cell>
          <table:table-cell table:formula="of:=([.D37]-[.$D$501])/[.$D$501]*100" office:value-type="float" office:value="59.6160811623859" calcext:value-type="float">
            <text:p>59,6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5" calcext:value-type="float">
            <text:p>925</text:p>
          </table:table-cell>
          <table:table-cell office:value-type="float" office:value="0.192" calcext:value-type="float">
            <text:p>0,192</text:p>
          </table:table-cell>
          <table:table-cell office:value-type="float" office:value="8928.88504645484" calcext:value-type="float">
            <text:p>8928,88504645484</text:p>
          </table:table-cell>
          <table:table-cell table:formula="of:=([.D38]-[.D37])/[.D37]*100" office:value-type="float" office:value="-0.338847377288227" calcext:value-type="float">
            <text:p>-0,34</text:p>
          </table:table-cell>
          <table:table-cell table:formula="of:=([.D38]-[.$D$501])/[.$D$501]*100" office:value-type="float" office:value="59.0752262576369" calcext:value-type="float">
            <text:p>59,0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office:value-type="float" office:value="0.195" calcext:value-type="float">
            <text:p>0,195</text:p>
          </table:table-cell>
          <table:table-cell office:value-type="float" office:value="8928.88504645484" calcext:value-type="float">
            <text:p>8928,88504645484</text:p>
          </table:table-cell>
          <table:table-cell table:formula="of:=([.D39]-[.D38])/[.D38]*100" office:value-type="float" office:value="0" calcext:value-type="float">
            <text:p>0,00</text:p>
          </table:table-cell>
          <table:table-cell table:formula="of:=([.D39]-[.$D$501])/[.$D$501]*100" office:value-type="float" office:value="59.0752262576369" calcext:value-type="float">
            <text:p>59,0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5" calcext:value-type="float">
            <text:p>975</text:p>
          </table:table-cell>
          <table:table-cell office:value-type="float" office:value="0.198" calcext:value-type="float">
            <text:p>0,198</text:p>
          </table:table-cell>
          <table:table-cell office:value-type="float" office:value="8928.88504645484" calcext:value-type="float">
            <text:p>8928,88504645484</text:p>
          </table:table-cell>
          <table:table-cell table:formula="of:=([.D40]-[.D39])/[.D39]*100" office:value-type="float" office:value="0" calcext:value-type="float">
            <text:p>0,00</text:p>
          </table:table-cell>
          <table:table-cell table:formula="of:=([.D40]-[.$D$501])/[.$D$501]*100" office:value-type="float" office:value="59.0752262576369" calcext:value-type="float">
            <text:p>59,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,2</text:p>
          </table:table-cell>
          <table:table-cell office:value-type="float" office:value="8928.88504645484" calcext:value-type="float">
            <text:p>8928,88504645484</text:p>
          </table:table-cell>
          <table:table-cell table:formula="of:=([.D41]-[.D40])/[.D40]*100" office:value-type="float" office:value="0" calcext:value-type="float">
            <text:p>0,00</text:p>
          </table:table-cell>
          <table:table-cell table:formula="of:=([.D41]-[.$D$501])/[.$D$501]*100" office:value-type="float" office:value="59.0752262576369" calcext:value-type="float">
            <text:p>59,0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office:value-type="float" office:value="0.203" calcext:value-type="float">
            <text:p>0,203</text:p>
          </table:table-cell>
          <table:table-cell office:value-type="float" office:value="8928.88504645484" calcext:value-type="float">
            <text:p>8928,88504645484</text:p>
          </table:table-cell>
          <table:table-cell table:formula="of:=([.D42]-[.D41])/[.D41]*100" office:value-type="float" office:value="0" calcext:value-type="float">
            <text:p>0,00</text:p>
          </table:table-cell>
          <table:table-cell table:formula="of:=([.D42]-[.$D$501])/[.$D$501]*100" office:value-type="float" office:value="59.0752262576369" calcext:value-type="float">
            <text:p>59,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50" calcext:value-type="float">
            <text:p>1050</text:p>
          </table:table-cell>
          <table:table-cell office:value-type="float" office:value="0.206" calcext:value-type="float">
            <text:p>0,206</text:p>
          </table:table-cell>
          <table:table-cell office:value-type="float" office:value="8884.03057362071" calcext:value-type="float">
            <text:p>8884,03057362071</text:p>
          </table:table-cell>
          <table:table-cell table:formula="of:=([.D43]-[.D42])/[.D42]*100" office:value-type="float" office:value="-0.502352450510477" calcext:value-type="float">
            <text:p>-0,50</text:p>
          </table:table-cell>
          <table:table-cell table:formula="of:=([.D43]-[.$D$501])/[.$D$501]*100" office:value-type="float" office:value="58.2761079603766" calcext:value-type="float">
            <text:p>58,2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5" calcext:value-type="float">
            <text:p>1075</text:p>
          </table:table-cell>
          <table:table-cell office:value-type="float" office:value="0.209" calcext:value-type="float">
            <text:p>0,209</text:p>
          </table:table-cell>
          <table:table-cell office:value-type="float" office:value="8809.60549622023" calcext:value-type="float">
            <text:p>8809,60549622023</text:p>
          </table:table-cell>
          <table:table-cell table:formula="of:=([.D44]-[.D43])/[.D43]*100" office:value-type="float" office:value="-0.837739996319528" calcext:value-type="float">
            <text:p>-0,84</text:p>
          </table:table-cell>
          <table:table-cell table:formula="of:=([.D44]-[.$D$501])/[.$D$501]*100" office:value-type="float" office:value="56.9501656993747" calcext:value-type="float">
            <text:p>56,9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" calcext:value-type="float">
            <text:p>1100</text:p>
          </table:table-cell>
          <table:table-cell office:value-type="float" office:value="0.212" calcext:value-type="float">
            <text:p>0,212</text:p>
          </table:table-cell>
          <table:table-cell office:value-type="float" office:value="8793.81671002406" calcext:value-type="float">
            <text:p>8793,81671002406</text:p>
          </table:table-cell>
          <table:table-cell table:formula="of:=([.D45]-[.D44])/[.D44]*100" office:value-type="float" office:value="-0.17922239767662" calcext:value-type="float">
            <text:p>-0,18</text:p>
          </table:table-cell>
          <table:table-cell table:formula="of:=([.D45]-[.$D$501])/[.$D$501]*100" office:value-type="float" office:value="56.6688758492508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25" calcext:value-type="float">
            <text:p>1125</text:p>
          </table:table-cell>
          <table:table-cell office:value-type="float" office:value="0.215" calcext:value-type="float">
            <text:p>0,215</text:p>
          </table:table-cell>
          <table:table-cell office:value-type="float" office:value="8793.81671002406" calcext:value-type="float">
            <text:p>8793,81671002406</text:p>
          </table:table-cell>
          <table:table-cell table:formula="of:=([.D46]-[.D45])/[.D45]*100" office:value-type="float" office:value="0" calcext:value-type="float">
            <text:p>0,00</text:p>
          </table:table-cell>
          <table:table-cell table:formula="of:=([.D46]-[.$D$501])/[.$D$501]*100" office:value-type="float" office:value="56.6688758492508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office:value-type="float" office:value="0.217" calcext:value-type="float">
            <text:p>0,217</text:p>
          </table:table-cell>
          <table:table-cell office:value-type="float" office:value="8793.81671002406" calcext:value-type="float">
            <text:p>8793,81671002406</text:p>
          </table:table-cell>
          <table:table-cell table:formula="of:=([.D47]-[.D46])/[.D46]*100" office:value-type="float" office:value="0" calcext:value-type="float">
            <text:p>0,00</text:p>
          </table:table-cell>
          <table:table-cell table:formula="of:=([.D47]-[.$D$501])/[.$D$501]*100" office:value-type="float" office:value="56.6688758492508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office:value-type="float" office:value="0.22" calcext:value-type="float">
            <text:p>0,22</text:p>
          </table:table-cell>
          <table:table-cell office:value-type="float" office:value="8793.81671002406" calcext:value-type="float">
            <text:p>8793,81671002406</text:p>
          </table:table-cell>
          <table:table-cell table:formula="of:=([.D48]-[.D47])/[.D47]*100" office:value-type="float" office:value="0" calcext:value-type="float">
            <text:p>0,00</text:p>
          </table:table-cell>
          <table:table-cell table:formula="of:=([.D48]-[.$D$501])/[.$D$501]*100" office:value-type="float" office:value="56.6688758492508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  <table:table-cell office:value-type="float" office:value="0.223" calcext:value-type="float">
            <text:p>0,223</text:p>
          </table:table-cell>
          <table:table-cell office:value-type="float" office:value="8793.81671002406" calcext:value-type="float">
            <text:p>8793,81671002406</text:p>
          </table:table-cell>
          <table:table-cell table:formula="of:=([.D49]-[.D48])/[.D48]*100" office:value-type="float" office:value="0" calcext:value-type="float">
            <text:p>0,00</text:p>
          </table:table-cell>
          <table:table-cell table:formula="of:=([.D49]-[.$D$501])/[.$D$501]*100" office:value-type="float" office:value="56.6688758492508" calcext:value-type="float">
            <text:p>56,6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office:value-type="float" office:value="0.226" calcext:value-type="float">
            <text:p>0,226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0]-[.D49])/[.D49]*100" office:value-type="float" office:value="-0.5982963935419" calcext:value-type="float">
            <text:p>-0,60</text:p>
          </table:table-cell>
          <table:table-cell table:formula="of:=([.D50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float" office:value="0.229" calcext:value-type="float">
            <text:p>0,229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1]-[.D50])/[.D50]*100" office:value-type="float" office:value="0" calcext:value-type="float">
            <text:p>0,00</text:p>
          </table:table-cell>
          <table:table-cell table:formula="of:=([.D51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5" calcext:value-type="float">
            <text:p>1275</text:p>
          </table:table-cell>
          <table:table-cell office:value-type="float" office:value="0.231" calcext:value-type="float">
            <text:p>0,231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2]-[.D51])/[.D51]*100" office:value-type="float" office:value="0" calcext:value-type="float">
            <text:p>0,00</text:p>
          </table:table-cell>
          <table:table-cell table:formula="of:=([.D52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00" calcext:value-type="float">
            <text:p>1300</text:p>
          </table:table-cell>
          <table:table-cell office:value-type="float" office:value="0.234" calcext:value-type="float">
            <text:p>0,234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3]-[.D52])/[.D52]*100" office:value-type="float" office:value="0" calcext:value-type="float">
            <text:p>0,00</text:p>
          </table:table-cell>
          <table:table-cell table:formula="of:=([.D53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office:value-type="float" office:value="0.237" calcext:value-type="float">
            <text:p>0,237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4]-[.D53])/[.D53]*100" office:value-type="float" office:value="0" calcext:value-type="float">
            <text:p>0,00</text:p>
          </table:table-cell>
          <table:table-cell table:formula="of:=([.D54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50" calcext:value-type="float">
            <text:p>1350</text:p>
          </table:table-cell>
          <table:table-cell office:value-type="float" office:value="0.24" calcext:value-type="float">
            <text:p>0,24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5]-[.D54])/[.D54]*100" office:value-type="float" office:value="0" calcext:value-type="float">
            <text:p>0,00</text:p>
          </table:table-cell>
          <table:table-cell table:formula="of:=([.D55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75" calcext:value-type="float">
            <text:p>1375</text:p>
          </table:table-cell>
          <table:table-cell office:value-type="float" office:value="0.243" calcext:value-type="float">
            <text:p>0,243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6]-[.D55])/[.D55]*100" office:value-type="float" office:value="0" calcext:value-type="float">
            <text:p>0,00</text:p>
          </table:table-cell>
          <table:table-cell table:formula="of:=([.D56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00" calcext:value-type="float">
            <text:p>1400</text:p>
          </table:table-cell>
          <table:table-cell office:value-type="float" office:value="0.245" calcext:value-type="float">
            <text:p>0,245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7]-[.D56])/[.D56]*100" office:value-type="float" office:value="0" calcext:value-type="float">
            <text:p>0,00</text:p>
          </table:table-cell>
          <table:table-cell table:formula="of:=([.D57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25" calcext:value-type="float">
            <text:p>1425</text:p>
          </table:table-cell>
          <table:table-cell office:value-type="float" office:value="0.248" calcext:value-type="float">
            <text:p>0,248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8]-[.D57])/[.D57]*100" office:value-type="float" office:value="0" calcext:value-type="float">
            <text:p>0,00</text:p>
          </table:table-cell>
          <table:table-cell table:formula="of:=([.D58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office:value-type="float" office:value="0.251" calcext:value-type="float">
            <text:p>0,251</text:p>
          </table:table-cell>
          <table:table-cell office:value-type="float" office:value="8741.2036217933" calcext:value-type="float">
            <text:p>8741,2036217933</text:p>
          </table:table-cell>
          <table:table-cell table:formula="of:=([.D59]-[.D58])/[.D58]*100" office:value-type="float" office:value="0" calcext:value-type="float">
            <text:p>0,00</text:p>
          </table:table-cell>
          <table:table-cell table:formula="of:=([.D59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75" calcext:value-type="float">
            <text:p>1475</text:p>
          </table:table-cell>
          <table:table-cell office:value-type="float" office:value="0.253" calcext:value-type="float">
            <text:p>0,253</text:p>
          </table:table-cell>
          <table:table-cell office:value-type="float" office:value="8741.2036217933" calcext:value-type="float">
            <text:p>8741,2036217933</text:p>
          </table:table-cell>
          <table:table-cell table:formula="of:=([.D60]-[.D59])/[.D59]*100" office:value-type="float" office:value="0" calcext:value-type="float">
            <text:p>0,00</text:p>
          </table:table-cell>
          <table:table-cell table:formula="of:=([.D60]-[.$D$501])/[.$D$501]*100" office:value-type="float" office:value="55.7315316152421" calcext:value-type="float">
            <text:p>55,7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office:value-type="float" office:value="0.256" calcext:value-type="float">
            <text:p>0,256</text:p>
          </table:table-cell>
          <table:table-cell office:value-type="float" office:value="8652.7481479104" calcext:value-type="float">
            <text:p>8652,7481479104</text:p>
          </table:table-cell>
          <table:table-cell table:formula="of:=([.D61]-[.D60])/[.D60]*100" office:value-type="float" office:value="-1.01193700215793" calcext:value-type="float">
            <text:p>-1,01</text:p>
          </table:table-cell>
          <table:table-cell table:formula="of:=([.D61]-[.$D$501])/[.$D$501]*100" office:value-type="float" office:value="54.1556266228002" calcext:value-type="float">
            <text:p>54,1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25" calcext:value-type="float">
            <text:p>1525</text:p>
          </table:table-cell>
          <table:table-cell office:value-type="float" office:value="0.258" calcext:value-type="float">
            <text:p>0,258</text:p>
          </table:table-cell>
          <table:table-cell office:value-type="float" office:value="8652.7481479104" calcext:value-type="float">
            <text:p>8652,7481479104</text:p>
          </table:table-cell>
          <table:table-cell table:formula="of:=([.D62]-[.D61])/[.D61]*100" office:value-type="float" office:value="0" calcext:value-type="float">
            <text:p>0,00</text:p>
          </table:table-cell>
          <table:table-cell table:formula="of:=([.D62]-[.$D$501])/[.$D$501]*100" office:value-type="float" office:value="54.1556266228002" calcext:value-type="float">
            <text:p>54,1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  <table:table-cell office:value-type="float" office:value="0.261" calcext:value-type="float">
            <text:p>0,261</text:p>
          </table:table-cell>
          <table:table-cell office:value-type="float" office:value="8636.1291008778" calcext:value-type="float">
            <text:p>8636,1291008778</text:p>
          </table:table-cell>
          <table:table-cell table:formula="of:=([.D63]-[.D62])/[.D62]*100" office:value-type="float" office:value="-0.192066690819093" calcext:value-type="float">
            <text:p>-0,19</text:p>
          </table:table-cell>
          <table:table-cell table:formula="of:=([.D63]-[.$D$501])/[.$D$501]*100" office:value-type="float" office:value="53.8595450120343" calcext:value-type="float">
            <text:p>53,8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5" calcext:value-type="float">
            <text:p>1575</text:p>
          </table:table-cell>
          <table:table-cell office:value-type="float" office:value="0.263" calcext:value-type="float">
            <text:p>0,263</text:p>
          </table:table-cell>
          <table:table-cell office:value-type="float" office:value="8629.00027672584" calcext:value-type="float">
            <text:p>8629,00027672584</text:p>
          </table:table-cell>
          <table:table-cell table:formula="of:=([.D64]-[.D63])/[.D63]*100" office:value-type="float" office:value="-0.082546521348726" calcext:value-type="float">
            <text:p>-0,08</text:p>
          </table:table-cell>
          <table:table-cell table:formula="of:=([.D64]-[.$D$501])/[.$D$501]*100" office:value-type="float" office:value="53.7325393098639" calcext:value-type="float">
            <text:p>53,7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0" calcext:value-type="float">
            <text:p>1600</text:p>
          </table:table-cell>
          <table:table-cell office:value-type="float" office:value="0.266" calcext:value-type="float">
            <text:p>0,266</text:p>
          </table:table-cell>
          <table:table-cell office:value-type="float" office:value="8629.00027672584" calcext:value-type="float">
            <text:p>8629,00027672584</text:p>
          </table:table-cell>
          <table:table-cell table:formula="of:=([.D65]-[.D64])/[.D64]*100" office:value-type="float" office:value="0" calcext:value-type="float">
            <text:p>0,00</text:p>
          </table:table-cell>
          <table:table-cell table:formula="of:=([.D65]-[.$D$501])/[.$D$501]*100" office:value-type="float" office:value="53.7325393098639" calcext:value-type="float">
            <text:p>53,7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25" calcext:value-type="float">
            <text:p>1625</text:p>
          </table:table-cell>
          <table:table-cell office:value-type="float" office:value="0.269" calcext:value-type="float">
            <text:p>0,269</text:p>
          </table:table-cell>
          <table:table-cell office:value-type="float" office:value="8528.37818584074" calcext:value-type="float">
            <text:p>8528,37818584074</text:p>
          </table:table-cell>
          <table:table-cell table:formula="of:=([.D66]-[.D65])/[.D65]*100" office:value-type="float" office:value="-1.16609210404713" calcext:value-type="float">
            <text:p>-1,17</text:p>
          </table:table-cell>
          <table:table-cell table:formula="of:=([.D66]-[.$D$501])/[.$D$501]*100" office:value-type="float" office:value="51.9398763076205" calcext:value-type="float">
            <text:p>51,9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0" calcext:value-type="float">
            <text:p>1650</text:p>
          </table:table-cell>
          <table:table-cell office:value-type="float" office:value="0.271" calcext:value-type="float">
            <text:p>0,271</text:p>
          </table:table-cell>
          <table:table-cell office:value-type="float" office:value="8528.37818584074" calcext:value-type="float">
            <text:p>8528,37818584074</text:p>
          </table:table-cell>
          <table:table-cell table:formula="of:=([.D67]-[.D66])/[.D66]*100" office:value-type="float" office:value="0" calcext:value-type="float">
            <text:p>0,00</text:p>
          </table:table-cell>
          <table:table-cell table:formula="of:=([.D67]-[.$D$501])/[.$D$501]*100" office:value-type="float" office:value="51.9398763076205" calcext:value-type="float">
            <text:p>51,9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75" calcext:value-type="float">
            <text:p>1675</text:p>
          </table:table-cell>
          <table:table-cell office:value-type="float" office:value="0.274" calcext:value-type="float">
            <text:p>0,274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68]-[.D67])/[.D67]*100" office:value-type="float" office:value="-0.967798009473241" calcext:value-type="float">
            <text:p>-0,97</text:p>
          </table:table-cell>
          <table:table-cell table:formula="of:=([.D68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0" calcext:value-type="float">
            <text:p>1700</text:p>
          </table:table-cell>
          <table:table-cell office:value-type="float" office:value="0.276" calcext:value-type="float">
            <text:p>0,276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69]-[.D68])/[.D68]*100" office:value-type="float" office:value="0" calcext:value-type="float">
            <text:p>0,00</text:p>
          </table:table-cell>
          <table:table-cell table:formula="of:=([.D69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25" calcext:value-type="float">
            <text:p>1725</text:p>
          </table:table-cell>
          <table:table-cell office:value-type="float" office:value="0.279" calcext:value-type="float">
            <text:p>0,279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0]-[.D69])/[.D69]*100" office:value-type="float" office:value="0" calcext:value-type="float">
            <text:p>0,00</text:p>
          </table:table-cell>
          <table:table-cell table:formula="of:=([.D70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0" calcext:value-type="float">
            <text:p>1750</text:p>
          </table:table-cell>
          <table:table-cell office:value-type="float" office:value="0.281" calcext:value-type="float">
            <text:p>0,281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1]-[.D70])/[.D70]*100" office:value-type="float" office:value="0" calcext:value-type="float">
            <text:p>0,00</text:p>
          </table:table-cell>
          <table:table-cell table:formula="of:=([.D71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5" calcext:value-type="float">
            <text:p>1775</text:p>
          </table:table-cell>
          <table:table-cell office:value-type="float" office:value="0.284" calcext:value-type="float">
            <text:p>0,284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2]-[.D71])/[.D71]*100" office:value-type="float" office:value="0" calcext:value-type="float">
            <text:p>0,00</text:p>
          </table:table-cell>
          <table:table-cell table:formula="of:=([.D72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office:value-type="float" office:value="0.286" calcext:value-type="float">
            <text:p>0,286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3]-[.D72])/[.D72]*100" office:value-type="float" office:value="0" calcext:value-type="float">
            <text:p>0,00</text:p>
          </table:table-cell>
          <table:table-cell table:formula="of:=([.D73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5" calcext:value-type="float">
            <text:p>1825</text:p>
          </table:table-cell>
          <table:table-cell office:value-type="float" office:value="0.289" calcext:value-type="float">
            <text:p>0,289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4]-[.D73])/[.D73]*100" office:value-type="float" office:value="0" calcext:value-type="float">
            <text:p>0,00</text:p>
          </table:table-cell>
          <table:table-cell table:formula="of:=([.D74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0" calcext:value-type="float">
            <text:p>1850</text:p>
          </table:table-cell>
          <table:table-cell office:value-type="float" office:value="0.291" calcext:value-type="float">
            <text:p>0,291</text:p>
          </table:table-cell>
          <table:table-cell office:value-type="float" office:value="8445.84071151782" calcext:value-type="float">
            <text:p>8445,84071151782</text:p>
          </table:table-cell>
          <table:table-cell table:formula="of:=([.D75]-[.D74])/[.D74]*100" office:value-type="float" office:value="0" calcext:value-type="float">
            <text:p>0,00</text:p>
          </table:table-cell>
          <table:table-cell table:formula="of:=([.D75]-[.$D$501])/[.$D$501]*100" office:value-type="float" office:value="50.4694052091192" calcext:value-type="float">
            <text:p>50,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75" calcext:value-type="float">
            <text:p>1875</text:p>
          </table:table-cell>
          <table:table-cell office:value-type="float" office:value="0.294" calcext:value-type="float">
            <text:p>0,294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76]-[.D75])/[.D75]*100" office:value-type="float" office:value="-1.30484630188277" calcext:value-type="float">
            <text:p>-1,30</text:p>
          </table:table-cell>
          <table:table-cell table:formula="of:=([.D76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0" calcext:value-type="float">
            <text:p>1900</text:p>
          </table:table-cell>
          <table:table-cell office:value-type="float" office:value="0.296" calcext:value-type="float">
            <text:p>0,296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77]-[.D76])/[.D76]*100" office:value-type="float" office:value="0" calcext:value-type="float">
            <text:p>0,00</text:p>
          </table:table-cell>
          <table:table-cell table:formula="of:=([.D77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25" calcext:value-type="float">
            <text:p>1925</text:p>
          </table:table-cell>
          <table:table-cell office:value-type="float" office:value="0.299" calcext:value-type="float">
            <text:p>0,299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78]-[.D77])/[.D77]*100" office:value-type="float" office:value="0" calcext:value-type="float">
            <text:p>0,00</text:p>
          </table:table-cell>
          <table:table-cell table:formula="of:=([.D78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0" calcext:value-type="float">
            <text:p>1950</text:p>
          </table:table-cell>
          <table:table-cell office:value-type="float" office:value="0.301" calcext:value-type="float">
            <text:p>0,301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79]-[.D78])/[.D78]*100" office:value-type="float" office:value="0" calcext:value-type="float">
            <text:p>0,00</text:p>
          </table:table-cell>
          <table:table-cell table:formula="of:=([.D79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5" calcext:value-type="float">
            <text:p>1975</text:p>
          </table:table-cell>
          <table:table-cell office:value-type="float" office:value="0.304" calcext:value-type="float">
            <text:p>0,304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80]-[.D79])/[.D79]*100" office:value-type="float" office:value="0" calcext:value-type="float">
            <text:p>0,00</text:p>
          </table:table-cell>
          <table:table-cell table:formula="of:=([.D80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office:value-type="float" office:value="0.306" calcext:value-type="float">
            <text:p>0,306</text:p>
          </table:table-cell>
          <table:table-cell office:value-type="float" office:value="8335.63547133067" calcext:value-type="float">
            <text:p>8335,63547133067</text:p>
          </table:table-cell>
          <table:table-cell table:formula="of:=([.D81]-[.D80])/[.D80]*100" office:value-type="float" office:value="0" calcext:value-type="float">
            <text:p>0,00</text:p>
          </table:table-cell>
          <table:table-cell table:formula="of:=([.D81]-[.$D$501])/[.$D$501]*100" office:value-type="float" office:value="48.506010739783" calcext:value-type="float">
            <text:p>48,5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5" calcext:value-type="float">
            <text:p>2025</text:p>
          </table:table-cell>
          <table:table-cell office:value-type="float" office:value="0.308" calcext:value-type="float">
            <text:p>0,308</text:p>
          </table:table-cell>
          <table:table-cell office:value-type="float" office:value="8296.23462493095" calcext:value-type="float">
            <text:p>8296,23462493095</text:p>
          </table:table-cell>
          <table:table-cell table:formula="of:=([.D82]-[.D81])/[.D81]*100" office:value-type="float" office:value="-0.47267957596315" calcext:value-type="float">
            <text:p>-0,47</text:p>
          </table:table-cell>
          <table:table-cell table:formula="of:=([.D82]-[.$D$501])/[.$D$501]*100" office:value-type="float" office:value="47.8040531579384" calcext:value-type="float">
            <text:p>47,8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" calcext:value-type="float">
            <text:p>2050</text:p>
          </table:table-cell>
          <table:table-cell office:value-type="float" office:value="0.311" calcext:value-type="float">
            <text:p>0,311</text:p>
          </table:table-cell>
          <table:table-cell office:value-type="float" office:value="8296.23462493095" calcext:value-type="float">
            <text:p>8296,23462493095</text:p>
          </table:table-cell>
          <table:table-cell table:formula="of:=([.D83]-[.D82])/[.D82]*100" office:value-type="float" office:value="0" calcext:value-type="float">
            <text:p>0,00</text:p>
          </table:table-cell>
          <table:table-cell table:formula="of:=([.D83]-[.$D$501])/[.$D$501]*100" office:value-type="float" office:value="47.8040531579384" calcext:value-type="float">
            <text:p>47,8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0.313" calcext:value-type="float">
            <text:p>0,313</text:p>
          </table:table-cell>
          <table:table-cell office:value-type="float" office:value="8296.23462493095" calcext:value-type="float">
            <text:p>8296,23462493095</text:p>
          </table:table-cell>
          <table:table-cell table:formula="of:=([.D84]-[.D83])/[.D83]*100" office:value-type="float" office:value="0" calcext:value-type="float">
            <text:p>0,00</text:p>
          </table:table-cell>
          <table:table-cell table:formula="of:=([.D84]-[.$D$501])/[.$D$501]*100" office:value-type="float" office:value="47.8040531579384" calcext:value-type="float">
            <text:p>47,8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office:value-type="float" office:value="0.315" calcext:value-type="float">
            <text:p>0,315</text:p>
          </table:table-cell>
          <table:table-cell office:value-type="float" office:value="8296.23462493095" calcext:value-type="float">
            <text:p>8296,23462493095</text:p>
          </table:table-cell>
          <table:table-cell table:formula="of:=([.D85]-[.D84])/[.D84]*100" office:value-type="float" office:value="0" calcext:value-type="float">
            <text:p>0,00</text:p>
          </table:table-cell>
          <table:table-cell table:formula="of:=([.D85]-[.$D$501])/[.$D$501]*100" office:value-type="float" office:value="47.8040531579384" calcext:value-type="float">
            <text:p>47,8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5" calcext:value-type="float">
            <text:p>2125</text:p>
          </table:table-cell>
          <table:table-cell office:value-type="float" office:value="0.318" calcext:value-type="float">
            <text:p>0,318</text:p>
          </table:table-cell>
          <table:table-cell office:value-type="float" office:value="8296.23462493095" calcext:value-type="float">
            <text:p>8296,23462493095</text:p>
          </table:table-cell>
          <table:table-cell table:formula="of:=([.D86]-[.D85])/[.D85]*100" office:value-type="float" office:value="0" calcext:value-type="float">
            <text:p>0,00</text:p>
          </table:table-cell>
          <table:table-cell table:formula="of:=([.D86]-[.$D$501])/[.$D$501]*100" office:value-type="float" office:value="47.8040531579384" calcext:value-type="float">
            <text:p>47,8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office:value-type="float" office:value="0.32" calcext:value-type="float">
            <text:p>0,32</text:p>
          </table:table-cell>
          <table:table-cell office:value-type="float" office:value="8292.00955113239" calcext:value-type="float">
            <text:p>8292,00955113239</text:p>
          </table:table-cell>
          <table:table-cell table:formula="of:=([.D87]-[.D86])/[.D86]*100" office:value-type="float" office:value="-0.0509276073974918" calcext:value-type="float">
            <text:p>-0,05</text:p>
          </table:table-cell>
          <table:table-cell table:formula="of:=([.D87]-[.$D$501])/[.$D$501]*100" office:value-type="float" office:value="47.7287800900286" calcext:value-type="float">
            <text:p>47,7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75" calcext:value-type="float">
            <text:p>2175</text:p>
          </table:table-cell>
          <table:table-cell office:value-type="float" office:value="0.323" calcext:value-type="float">
            <text:p>0,323</text:p>
          </table:table-cell>
          <table:table-cell office:value-type="float" office:value="8292.00955113239" calcext:value-type="float">
            <text:p>8292,00955113239</text:p>
          </table:table-cell>
          <table:table-cell table:formula="of:=([.D88]-[.D87])/[.D87]*100" office:value-type="float" office:value="0" calcext:value-type="float">
            <text:p>0,00</text:p>
          </table:table-cell>
          <table:table-cell table:formula="of:=([.D88]-[.$D$501])/[.$D$501]*100" office:value-type="float" office:value="47.7287800900286" calcext:value-type="float">
            <text:p>47,7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office:value-type="float" office:value="0.325" calcext:value-type="float">
            <text:p>0,325</text:p>
          </table:table-cell>
          <table:table-cell office:value-type="float" office:value="8292.00955113239" calcext:value-type="float">
            <text:p>8292,00955113239</text:p>
          </table:table-cell>
          <table:table-cell table:formula="of:=([.D89]-[.D88])/[.D88]*100" office:value-type="float" office:value="0" calcext:value-type="float">
            <text:p>0,00</text:p>
          </table:table-cell>
          <table:table-cell table:formula="of:=([.D89]-[.$D$501])/[.$D$501]*100" office:value-type="float" office:value="47.7287800900286" calcext:value-type="float">
            <text:p>47,7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25" calcext:value-type="float">
            <text:p>2225</text:p>
          </table:table-cell>
          <table:table-cell office:value-type="float" office:value="0.328" calcext:value-type="float">
            <text:p>0,328</text:p>
          </table:table-cell>
          <table:table-cell office:value-type="float" office:value="8271.13579965236" calcext:value-type="float">
            <text:p>8271,13579965236</text:p>
          </table:table-cell>
          <table:table-cell table:formula="of:=([.D90]-[.D89])/[.D89]*100" office:value-type="float" office:value="-0.251733326539446" calcext:value-type="float">
            <text:p>-0,25</text:p>
          </table:table-cell>
          <table:table-cell table:formula="of:=([.D90]-[.$D$501])/[.$D$501]*100" office:value-type="float" office:value="47.3568975176518" calcext:value-type="float">
            <text:p>47,3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0" calcext:value-type="float">
            <text:p>2250</text:p>
          </table:table-cell>
          <table:table-cell office:value-type="float" office:value="0.33" calcext:value-type="float">
            <text:p>0,33</text:p>
          </table:table-cell>
          <table:table-cell office:value-type="float" office:value="8271.13579965236" calcext:value-type="float">
            <text:p>8271,13579965236</text:p>
          </table:table-cell>
          <table:table-cell table:formula="of:=([.D91]-[.D90])/[.D90]*100" office:value-type="float" office:value="0" calcext:value-type="float">
            <text:p>0,00</text:p>
          </table:table-cell>
          <table:table-cell table:formula="of:=([.D91]-[.$D$501])/[.$D$501]*100" office:value-type="float" office:value="47.3568975176518" calcext:value-type="float">
            <text:p>47,3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75" calcext:value-type="float">
            <text:p>2275</text:p>
          </table:table-cell>
          <table:table-cell office:value-type="float" office:value="0.331" calcext:value-type="float">
            <text:p>0,331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2]-[.D91])/[.D91]*100" office:value-type="float" office:value="-1.24701972484134" calcext:value-type="float">
            <text:p>-1,25</text:p>
          </table:table-cell>
          <table:table-cell table:formula="of:=([.D92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00" calcext:value-type="float">
            <text:p>2300</text:p>
          </table:table-cell>
          <table:table-cell office:value-type="float" office:value="0.333" calcext:value-type="float">
            <text:p>0,333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3]-[.D92])/[.D92]*100" office:value-type="float" office:value="0" calcext:value-type="float">
            <text:p>0,00</text:p>
          </table:table-cell>
          <table:table-cell table:formula="of:=([.D93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25" calcext:value-type="float">
            <text:p>2325</text:p>
          </table:table-cell>
          <table:table-cell office:value-type="float" office:value="0.335" calcext:value-type="float">
            <text:p>0,335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4]-[.D93])/[.D93]*100" office:value-type="float" office:value="0" calcext:value-type="float">
            <text:p>0,00</text:p>
          </table:table-cell>
          <table:table-cell table:formula="of:=([.D94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50" calcext:value-type="float">
            <text:p>2350</text:p>
          </table:table-cell>
          <table:table-cell office:value-type="float" office:value="0.336" calcext:value-type="float">
            <text:p>0,336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5]-[.D94])/[.D94]*100" office:value-type="float" office:value="0" calcext:value-type="float">
            <text:p>0,00</text:p>
          </table:table-cell>
          <table:table-cell table:formula="of:=([.D95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0.338" calcext:value-type="float">
            <text:p>0,338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6]-[.D95])/[.D95]*100" office:value-type="float" office:value="0" calcext:value-type="float">
            <text:p>0,00</text:p>
          </table:table-cell>
          <table:table-cell table:formula="of:=([.D96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0" calcext:value-type="float">
            <text:p>2400</text:p>
          </table:table-cell>
          <table:table-cell office:value-type="float" office:value="0.339" calcext:value-type="float">
            <text:p>0,339</text:p>
          </table:table-cell>
          <table:table-cell office:value-type="float" office:value="8167.99310476228" calcext:value-type="float">
            <text:p>8167,99310476228</text:p>
          </table:table-cell>
          <table:table-cell table:formula="of:=([.D97]-[.D96])/[.D96]*100" office:value-type="float" office:value="0" calcext:value-type="float">
            <text:p>0,00</text:p>
          </table:table-cell>
          <table:table-cell table:formula="of:=([.D97]-[.$D$501])/[.$D$501]*100" office:value-type="float" office:value="45.5193279396925" calcext:value-type="float">
            <text:p>45,5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5" calcext:value-type="float">
            <text:p>2425</text:p>
          </table:table-cell>
          <table:table-cell office:value-type="float" office:value="0.341" calcext:value-type="float">
            <text:p>0,341</text:p>
          </table:table-cell>
          <table:table-cell office:value-type="float" office:value="8073.17824495234" calcext:value-type="float">
            <text:p>8073,17824495234</text:p>
          </table:table-cell>
          <table:table-cell table:formula="of:=([.D98]-[.D97])/[.D97]*100" office:value-type="float" office:value="-1.16080974351776" calcext:value-type="float">
            <text:p>-1,16</text:p>
          </table:table-cell>
          <table:table-cell table:formula="of:=([.D98]-[.$D$501])/[.$D$501]*100" office:value-type="float" office:value="43.8301254022669" calcext:value-type="float">
            <text:p>43,8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50" calcext:value-type="float">
            <text:p>2450</text:p>
          </table:table-cell>
          <table:table-cell office:value-type="float" office:value="0.342" calcext:value-type="float">
            <text:p>0,342</text:p>
          </table:table-cell>
          <table:table-cell office:value-type="float" office:value="8073.17824495234" calcext:value-type="float">
            <text:p>8073,17824495234</text:p>
          </table:table-cell>
          <table:table-cell table:formula="of:=([.D99]-[.D98])/[.D98]*100" office:value-type="float" office:value="0" calcext:value-type="float">
            <text:p>0,00</text:p>
          </table:table-cell>
          <table:table-cell table:formula="of:=([.D99]-[.$D$501])/[.$D$501]*100" office:value-type="float" office:value="43.8301254022669" calcext:value-type="float">
            <text:p>43,8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75" calcext:value-type="float">
            <text:p>2475</text:p>
          </table:table-cell>
          <table:table-cell office:value-type="float" office:value="0.344" calcext:value-type="float">
            <text:p>0,344</text:p>
          </table:table-cell>
          <table:table-cell office:value-type="float" office:value="8073.17824495234" calcext:value-type="float">
            <text:p>8073,17824495234</text:p>
          </table:table-cell>
          <table:table-cell table:formula="of:=([.D100]-[.D99])/[.D99]*100" office:value-type="float" office:value="0" calcext:value-type="float">
            <text:p>0,00</text:p>
          </table:table-cell>
          <table:table-cell table:formula="of:=([.D100]-[.$D$501])/[.$D$501]*100" office:value-type="float" office:value="43.8301254022669" calcext:value-type="float">
            <text:p>43,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345" calcext:value-type="float">
            <text:p>0,345</text:p>
          </table:table-cell>
          <table:table-cell office:value-type="float" office:value="8073.17824495234" calcext:value-type="float">
            <text:p>8073,17824495234</text:p>
          </table:table-cell>
          <table:table-cell table:formula="of:=([.D101]-[.D100])/[.D100]*100" office:value-type="float" office:value="0" calcext:value-type="float">
            <text:p>0,00</text:p>
          </table:table-cell>
          <table:table-cell table:formula="of:=([.D101]-[.$D$501])/[.$D$501]*100" office:value-type="float" office:value="43.8301254022669" calcext:value-type="float">
            <text:p>43,83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25" calcext:value-type="float">
            <text:p>2525</text:p>
          </table:table-cell>
          <table:table-cell office:value-type="float" office:value="0.347" calcext:value-type="float">
            <text:p>0,347</text:p>
          </table:table-cell>
          <table:table-cell office:value-type="float" office:value="8073.17824495234" calcext:value-type="float">
            <text:p>8073,17824495234</text:p>
          </table:table-cell>
          <table:table-cell table:formula="of:=([.D102]-[.D101])/[.D101]*100" office:value-type="float" office:value="0" calcext:value-type="float">
            <text:p>0,00</text:p>
          </table:table-cell>
          <table:table-cell table:formula="of:=([.D102]-[.$D$501])/[.$D$501]*100" office:value-type="float" office:value="43.8301254022669" calcext:value-type="float">
            <text:p>43,8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0" calcext:value-type="float">
            <text:p>2550</text:p>
          </table:table-cell>
          <table:table-cell office:value-type="float" office:value="0.348" calcext:value-type="float">
            <text:p>0,348</text:p>
          </table:table-cell>
          <table:table-cell office:value-type="float" office:value="8062.9580816962" calcext:value-type="float">
            <text:p>8062,9580816962</text:p>
          </table:table-cell>
          <table:table-cell table:formula="of:=([.D103]-[.D102])/[.D102]*100" office:value-type="float" office:value="-0.126594049407145" calcext:value-type="float">
            <text:p>-0,13</text:p>
          </table:table-cell>
          <table:table-cell table:formula="of:=([.D103]-[.$D$501])/[.$D$501]*100" office:value-type="float" office:value="43.6480450222528" calcext:value-type="float">
            <text:p>43,65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5" calcext:value-type="float">
            <text:p>2575</text:p>
          </table:table-cell>
          <table:table-cell office:value-type="float" office:value="0.35" calcext:value-type="float">
            <text:p>0,35</text:p>
          </table:table-cell>
          <table:table-cell office:value-type="float" office:value="8062.9580816962" calcext:value-type="float">
            <text:p>8062,9580816962</text:p>
          </table:table-cell>
          <table:table-cell table:formula="of:=([.D104]-[.D103])/[.D103]*100" office:value-type="float" office:value="0" calcext:value-type="float">
            <text:p>0,00</text:p>
          </table:table-cell>
          <table:table-cell table:formula="of:=([.D104]-[.$D$501])/[.$D$501]*100" office:value-type="float" office:value="43.6480450222528" calcext:value-type="float">
            <text:p>43,65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00" calcext:value-type="float">
            <text:p>2600</text:p>
          </table:table-cell>
          <table:table-cell office:value-type="float" office:value="0.352" calcext:value-type="float">
            <text:p>0,352</text:p>
          </table:table-cell>
          <table:table-cell office:value-type="float" office:value="8061.20242279942" calcext:value-type="float">
            <text:p>8061,20242279942</text:p>
          </table:table-cell>
          <table:table-cell table:formula="of:=([.D105]-[.D104])/[.D104]*100" office:value-type="float" office:value="-0.0217743770833718" calcext:value-type="float">
            <text:p>-0,02</text:p>
          </table:table-cell>
          <table:table-cell table:formula="of:=([.D105]-[.$D$501])/[.$D$501]*100" office:value-type="float" office:value="43.6167665552568" calcext:value-type="float">
            <text:p>43,6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25" calcext:value-type="float">
            <text:p>2625</text:p>
          </table:table-cell>
          <table:table-cell office:value-type="float" office:value="0.353" calcext:value-type="float">
            <text:p>0,353</text:p>
          </table:table-cell>
          <table:table-cell office:value-type="float" office:value="7949.66251747666" calcext:value-type="float">
            <text:p>7949,66251747666</text:p>
          </table:table-cell>
          <table:table-cell table:formula="of:=([.D106]-[.D105])/[.D105]*100" office:value-type="float" office:value="-1.38366337269095" calcext:value-type="float">
            <text:p>-1,38</text:p>
          </table:table-cell>
          <table:table-cell table:formula="of:=([.D106]-[.$D$501])/[.$D$501]*100" office:value-type="float" office:value="41.6295939593886" calcext:value-type="float">
            <text:p>41,63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50" calcext:value-type="float">
            <text:p>2650</text:p>
          </table:table-cell>
          <table:table-cell office:value-type="float" office:value="0.355" calcext:value-type="float">
            <text:p>0,355</text:p>
          </table:table-cell>
          <table:table-cell office:value-type="float" office:value="7949.66251747666" calcext:value-type="float">
            <text:p>7949,66251747666</text:p>
          </table:table-cell>
          <table:table-cell table:formula="of:=([.D107]-[.D106])/[.D106]*100" office:value-type="float" office:value="0" calcext:value-type="float">
            <text:p>0,00</text:p>
          </table:table-cell>
          <table:table-cell table:formula="of:=([.D107]-[.$D$501])/[.$D$501]*100" office:value-type="float" office:value="41.6295939593886" calcext:value-type="float">
            <text:p>41,6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75" calcext:value-type="float">
            <text:p>2675</text:p>
          </table:table-cell>
          <table:table-cell office:value-type="float" office:value="0.356" calcext:value-type="float">
            <text:p>0,356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08]-[.D107])/[.D107]*100" office:value-type="float" office:value="-0.40716692748917" calcext:value-type="float">
            <text:p>-0,41</text:p>
          </table:table-cell>
          <table:table-cell table:formula="of:=([.D108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00" calcext:value-type="float">
            <text:p>2700</text:p>
          </table:table-cell>
          <table:table-cell office:value-type="float" office:value="0.358" calcext:value-type="float">
            <text:p>0,358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09]-[.D108])/[.D108]*100" office:value-type="float" office:value="0" calcext:value-type="float">
            <text:p>0,00</text:p>
          </table:table-cell>
          <table:table-cell table:formula="of:=([.D109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25" calcext:value-type="float">
            <text:p>2725</text:p>
          </table:table-cell>
          <table:table-cell office:value-type="float" office:value="0.359" calcext:value-type="float">
            <text:p>0,359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0]-[.D109])/[.D109]*100" office:value-type="float" office:value="0" calcext:value-type="float">
            <text:p>0,00</text:p>
          </table:table-cell>
          <table:table-cell table:formula="of:=([.D110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50" calcext:value-type="float">
            <text:p>2750</text:p>
          </table:table-cell>
          <table:table-cell office:value-type="float" office:value="0.361" calcext:value-type="float">
            <text:p>0,361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1]-[.D110])/[.D110]*100" office:value-type="float" office:value="0" calcext:value-type="float">
            <text:p>0,00</text:p>
          </table:table-cell>
          <table:table-cell table:formula="of:=([.D111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75" calcext:value-type="float">
            <text:p>2775</text:p>
          </table:table-cell>
          <table:table-cell office:value-type="float" office:value="0.362" calcext:value-type="float">
            <text:p>0,362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2]-[.D111])/[.D111]*100" office:value-type="float" office:value="0" calcext:value-type="float">
            <text:p>0,00</text:p>
          </table:table-cell>
          <table:table-cell table:formula="of:=([.D112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00" calcext:value-type="float">
            <text:p>2800</text:p>
          </table:table-cell>
          <table:table-cell office:value-type="float" office:value="0.364" calcext:value-type="float">
            <text:p>0,364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3]-[.D112])/[.D112]*100" office:value-type="float" office:value="0" calcext:value-type="float">
            <text:p>0,00</text:p>
          </table:table-cell>
          <table:table-cell table:formula="of:=([.D113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25" calcext:value-type="float">
            <text:p>2825</text:p>
          </table:table-cell>
          <table:table-cell office:value-type="float" office:value="0.365" calcext:value-type="float">
            <text:p>0,365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4]-[.D113])/[.D113]*100" office:value-type="float" office:value="0" calcext:value-type="float">
            <text:p>0,00</text:p>
          </table:table-cell>
          <table:table-cell table:formula="of:=([.D114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50" calcext:value-type="float">
            <text:p>2850</text:p>
          </table:table-cell>
          <table:table-cell office:value-type="float" office:value="0.366" calcext:value-type="float">
            <text:p>0,366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5]-[.D114])/[.D114]*100" office:value-type="float" office:value="0" calcext:value-type="float">
            <text:p>0,00</text:p>
          </table:table-cell>
          <table:table-cell table:formula="of:=([.D115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75" calcext:value-type="float">
            <text:p>2875</text:p>
          </table:table-cell>
          <table:table-cell office:value-type="float" office:value="0.368" calcext:value-type="float">
            <text:p>0,368</text:p>
          </table:table-cell>
          <table:table-cell office:value-type="float" office:value="7917.2941208585" calcext:value-type="float">
            <text:p>7917,2941208585</text:p>
          </table:table-cell>
          <table:table-cell table:formula="of:=([.D116]-[.D115])/[.D115]*100" office:value-type="float" office:value="0" calcext:value-type="float">
            <text:p>0,00</text:p>
          </table:table-cell>
          <table:table-cell table:formula="of:=([.D116]-[.$D$501])/[.$D$501]*100" office:value-type="float" office:value="41.0529250932488" calcext:value-type="float">
            <text:p>41,0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0.369" calcext:value-type="float">
            <text:p>0,369</text:p>
          </table:table-cell>
          <table:table-cell office:value-type="float" office:value="7907.7007466707" calcext:value-type="float">
            <text:p>7907,7007466707</text:p>
          </table:table-cell>
          <table:table-cell table:formula="of:=([.D117]-[.D116])/[.D116]*100" office:value-type="float" office:value="-0.121169859820175" calcext:value-type="float">
            <text:p>-0,12</text:p>
          </table:table-cell>
          <table:table-cell table:formula="of:=([.D117]-[.$D$501])/[.$D$501]*100" office:value-type="float" office:value="40.8820114616411" calcext:value-type="float">
            <text:p>40,8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25" calcext:value-type="float">
            <text:p>2925</text:p>
          </table:table-cell>
          <table:table-cell office:value-type="float" office:value="0.371" calcext:value-type="float">
            <text:p>0,371</text:p>
          </table:table-cell>
          <table:table-cell office:value-type="float" office:value="7895.28605929365" calcext:value-type="float">
            <text:p>7895,28605929365</text:p>
          </table:table-cell>
          <table:table-cell table:formula="of:=([.D118]-[.D117])/[.D117]*100" office:value-type="float" office:value="-0.156994906291556" calcext:value-type="float">
            <text:p>-0,16</text:p>
          </table:table-cell>
          <table:table-cell table:formula="of:=([.D118]-[.$D$501])/[.$D$501]*100" office:value-type="float" office:value="40.6608338797652" calcext:value-type="float">
            <text:p>40,6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950" calcext:value-type="float">
            <text:p>2950</text:p>
          </table:table-cell>
          <table:table-cell office:value-type="float" office:value="0.372" calcext:value-type="float">
            <text:p>0,372</text:p>
          </table:table-cell>
          <table:table-cell office:value-type="float" office:value="7858.06501096795" calcext:value-type="float">
            <text:p>7858,06501096795</text:p>
          </table:table-cell>
          <table:table-cell table:formula="of:=([.D119]-[.D118])/[.D118]*100" office:value-type="float" office:value="-0.471433815648559" calcext:value-type="float">
            <text:p>-0,47</text:p>
          </table:table-cell>
          <table:table-cell table:formula="of:=([.D119]-[.$D$501])/[.$D$501]*100" office:value-type="float" office:value="39.9977111434827" calcext:value-type="float">
            <text:p>40,0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75" calcext:value-type="float">
            <text:p>2975</text:p>
          </table:table-cell>
          <table:table-cell office:value-type="float" office:value="0.374" calcext:value-type="float">
            <text:p>0,374</text:p>
          </table:table-cell>
          <table:table-cell office:value-type="float" office:value="7858.06501096795" calcext:value-type="float">
            <text:p>7858,06501096795</text:p>
          </table:table-cell>
          <table:table-cell table:formula="of:=([.D120]-[.D119])/[.D119]*100" office:value-type="float" office:value="0" calcext:value-type="float">
            <text:p>0,00</text:p>
          </table:table-cell>
          <table:table-cell table:formula="of:=([.D120]-[.$D$501])/[.$D$501]*100" office:value-type="float" office:value="39.9977111434827" calcext:value-type="float">
            <text:p>40,0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0" calcext:value-type="float">
            <text:p>3000</text:p>
          </table:table-cell>
          <table:table-cell office:value-type="float" office:value="0.375" calcext:value-type="float">
            <text:p>0,375</text:p>
          </table:table-cell>
          <table:table-cell office:value-type="float" office:value="7858.06501096795" calcext:value-type="float">
            <text:p>7858,06501096795</text:p>
          </table:table-cell>
          <table:table-cell table:formula="of:=([.D121]-[.D120])/[.D120]*100" office:value-type="float" office:value="0" calcext:value-type="float">
            <text:p>0,00</text:p>
          </table:table-cell>
          <table:table-cell table:formula="of:=([.D121]-[.$D$501])/[.$D$501]*100" office:value-type="float" office:value="39.9977111434827" calcext:value-type="float">
            <text:p>40,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25" calcext:value-type="float">
            <text:p>3025</text:p>
          </table:table-cell>
          <table:table-cell office:value-type="float" office:value="0.376" calcext:value-type="float">
            <text:p>0,376</text:p>
          </table:table-cell>
          <table:table-cell office:value-type="float" office:value="7857.74861825013" calcext:value-type="float">
            <text:p>7857,74861825013</text:p>
          </table:table-cell>
          <table:table-cell table:formula="of:=([.D122]-[.D121])/[.D121]*100" office:value-type="float" office:value="-0.00402634385665603" calcext:value-type="float">
            <text:p>0,00</text:p>
          </table:table-cell>
          <table:table-cell table:formula="of:=([.D122]-[.$D$501])/[.$D$501]*100" office:value-type="float" office:value="39.9920743542406" calcext:value-type="float">
            <text:p>39,9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0" calcext:value-type="float">
            <text:p>3050</text:p>
          </table:table-cell>
          <table:table-cell office:value-type="float" office:value="0.378" calcext:value-type="float">
            <text:p>0,378</text:p>
          </table:table-cell>
          <table:table-cell office:value-type="float" office:value="7856.66315567008" calcext:value-type="float">
            <text:p>7856,66315567008</text:p>
          </table:table-cell>
          <table:table-cell table:formula="of:=([.D123]-[.D122])/[.D122]*100" office:value-type="float" office:value="-0.0138139132820856" calcext:value-type="float">
            <text:p>-0,01</text:p>
          </table:table-cell>
          <table:table-cell table:formula="of:=([.D123]-[.$D$501])/[.$D$501]*100" office:value-type="float" office:value="39.9727359704876" calcext:value-type="float">
            <text:p>39,9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75" calcext:value-type="float">
            <text:p>3075</text:p>
          </table:table-cell>
          <table:table-cell office:value-type="float" office:value="0.38" calcext:value-type="float">
            <text:p>0,38</text:p>
          </table:table-cell>
          <table:table-cell office:value-type="float" office:value="7856.66315567008" calcext:value-type="float">
            <text:p>7856,66315567008</text:p>
          </table:table-cell>
          <table:table-cell table:formula="of:=([.D124]-[.D123])/[.D123]*100" office:value-type="float" office:value="0" calcext:value-type="float">
            <text:p>0,00</text:p>
          </table:table-cell>
          <table:table-cell table:formula="of:=([.D124]-[.$D$501])/[.$D$501]*100" office:value-type="float" office:value="39.9727359704876" calcext:value-type="float">
            <text:p>39,9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00" calcext:value-type="float">
            <text:p>3100</text:p>
          </table:table-cell>
          <table:table-cell office:value-type="float" office:value="0.383" calcext:value-type="float">
            <text:p>0,383</text:p>
          </table:table-cell>
          <table:table-cell office:value-type="float" office:value="7813.68609002921" calcext:value-type="float">
            <text:p>7813,68609002921</text:p>
          </table:table-cell>
          <table:table-cell table:formula="of:=([.D125]-[.D124])/[.D124]*100" office:value-type="float" office:value="-0.547014232242594" calcext:value-type="float">
            <text:p>-0,55</text:p>
          </table:table-cell>
          <table:table-cell table:formula="of:=([.D125]-[.$D$501])/[.$D$501]*100" office:value-type="float" office:value="39.2070651834696" calcext:value-type="float">
            <text:p>39,2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25" calcext:value-type="float">
            <text:p>3125</text:p>
          </table:table-cell>
          <table:table-cell office:value-type="float" office:value="0.386" calcext:value-type="float">
            <text:p>0,386</text:p>
          </table:table-cell>
          <table:table-cell office:value-type="float" office:value="7721.99140113866" calcext:value-type="float">
            <text:p>7721,99140113866</text:p>
          </table:table-cell>
          <table:table-cell table:formula="of:=([.D126]-[.D125])/[.D125]*100" office:value-type="float" office:value="-1.17351385548431" calcext:value-type="float">
            <text:p>-1,17</text:p>
          </table:table-cell>
          <table:table-cell table:formula="of:=([.D126]-[.$D$501])/[.$D$501]*100" office:value-type="float" office:value="37.5734509857285" calcext:value-type="float">
            <text:p>37,5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50" calcext:value-type="float">
            <text:p>3150</text:p>
          </table:table-cell>
          <table:table-cell office:value-type="float" office:value="0.387" calcext:value-type="float">
            <text:p>0,387</text:p>
          </table:table-cell>
          <table:table-cell office:value-type="float" office:value="7721.99140113866" calcext:value-type="float">
            <text:p>7721,99140113866</text:p>
          </table:table-cell>
          <table:table-cell table:formula="of:=([.D127]-[.D126])/[.D126]*100" office:value-type="float" office:value="0" calcext:value-type="float">
            <text:p>0,00</text:p>
          </table:table-cell>
          <table:table-cell table:formula="of:=([.D127]-[.$D$501])/[.$D$501]*100" office:value-type="float" office:value="37.5734509857285" calcext:value-type="float">
            <text:p>37,5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75" calcext:value-type="float">
            <text:p>3175</text:p>
          </table:table-cell>
          <table:table-cell office:value-type="float" office:value="0.389" calcext:value-type="float">
            <text:p>0,389</text:p>
          </table:table-cell>
          <table:table-cell office:value-type="float" office:value="7721.99140113866" calcext:value-type="float">
            <text:p>7721,99140113866</text:p>
          </table:table-cell>
          <table:table-cell table:formula="of:=([.D128]-[.D127])/[.D127]*100" office:value-type="float" office:value="0" calcext:value-type="float">
            <text:p>0,00</text:p>
          </table:table-cell>
          <table:table-cell table:formula="of:=([.D128]-[.$D$501])/[.$D$501]*100" office:value-type="float" office:value="37.5734509857285" calcext:value-type="float">
            <text:p>37,5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0" calcext:value-type="float">
            <text:p>3200</text:p>
          </table:table-cell>
          <table:table-cell office:value-type="float" office:value="0.39" calcext:value-type="float">
            <text:p>0,39</text:p>
          </table:table-cell>
          <table:table-cell office:value-type="float" office:value="7708.63079247139" calcext:value-type="float">
            <text:p>7708,63079247139</text:p>
          </table:table-cell>
          <table:table-cell table:formula="of:=([.D129]-[.D128])/[.D128]*100" office:value-type="float" office:value="-0.1730202479286" calcext:value-type="float">
            <text:p>-0,17</text:p>
          </table:table-cell>
          <table:table-cell table:formula="of:=([.D129]-[.$D$501])/[.$D$501]*100" office:value-type="float" office:value="37.3354210597491" calcext:value-type="float">
            <text:p>37,3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25" calcext:value-type="float">
            <text:p>3225</text:p>
          </table:table-cell>
          <table:table-cell office:value-type="float" office:value="0.392" calcext:value-type="float">
            <text:p>0,392</text:p>
          </table:table-cell>
          <table:table-cell office:value-type="float" office:value="7708.63079247139" calcext:value-type="float">
            <text:p>7708,63079247139</text:p>
          </table:table-cell>
          <table:table-cell table:formula="of:=([.D130]-[.D129])/[.D129]*100" office:value-type="float" office:value="0" calcext:value-type="float">
            <text:p>0,00</text:p>
          </table:table-cell>
          <table:table-cell table:formula="of:=([.D130]-[.$D$501])/[.$D$501]*100" office:value-type="float" office:value="37.3354210597491" calcext:value-type="float">
            <text:p>37,3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50" calcext:value-type="float">
            <text:p>3250</text:p>
          </table:table-cell>
          <table:table-cell office:value-type="float" office:value="0.394" calcext:value-type="float">
            <text:p>0,394</text:p>
          </table:table-cell>
          <table:table-cell office:value-type="float" office:value="7708.63079247139" calcext:value-type="float">
            <text:p>7708,63079247139</text:p>
          </table:table-cell>
          <table:table-cell table:formula="of:=([.D131]-[.D130])/[.D130]*100" office:value-type="float" office:value="0" calcext:value-type="float">
            <text:p>0,00</text:p>
          </table:table-cell>
          <table:table-cell table:formula="of:=([.D131]-[.$D$501])/[.$D$501]*100" office:value-type="float" office:value="37.3354210597491" calcext:value-type="float">
            <text:p>37,3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75" calcext:value-type="float">
            <text:p>3275</text:p>
          </table:table-cell>
          <table:table-cell office:value-type="float" office:value="0.395" calcext:value-type="float">
            <text:p>0,395</text:p>
          </table:table-cell>
          <table:table-cell office:value-type="float" office:value="7708.63079247139" calcext:value-type="float">
            <text:p>7708,63079247139</text:p>
          </table:table-cell>
          <table:table-cell table:formula="of:=([.D132]-[.D131])/[.D131]*100" office:value-type="float" office:value="0" calcext:value-type="float">
            <text:p>0,00</text:p>
          </table:table-cell>
          <table:table-cell table:formula="of:=([.D132]-[.$D$501])/[.$D$501]*100" office:value-type="float" office:value="37.3354210597491" calcext:value-type="float">
            <text:p>37,3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00" calcext:value-type="float">
            <text:p>3300</text:p>
          </table:table-cell>
          <table:table-cell office:value-type="float" office:value="0.397" calcext:value-type="float">
            <text:p>0,397</text:p>
          </table:table-cell>
          <table:table-cell office:value-type="float" office:value="7648.55174615038" calcext:value-type="float">
            <text:p>7648,55174615038</text:p>
          </table:table-cell>
          <table:table-cell table:formula="of:=([.D133]-[.D132])/[.D132]*100" office:value-type="float" office:value="-0.779373768681206" calcext:value-type="float">
            <text:p>-0,78</text:p>
          </table:table-cell>
          <table:table-cell table:formula="of:=([.D133]-[.$D$501])/[.$D$501]*100" office:value-type="float" office:value="36.2650648129015" calcext:value-type="float">
            <text:p>36,27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25" calcext:value-type="float">
            <text:p>3325</text:p>
          </table:table-cell>
          <table:table-cell office:value-type="float" office:value="0.399" calcext:value-type="float">
            <text:p>0,399</text:p>
          </table:table-cell>
          <table:table-cell office:value-type="float" office:value="7648.55174615038" calcext:value-type="float">
            <text:p>7648,55174615038</text:p>
          </table:table-cell>
          <table:table-cell table:formula="of:=([.D134]-[.D133])/[.D133]*100" office:value-type="float" office:value="0" calcext:value-type="float">
            <text:p>0,00</text:p>
          </table:table-cell>
          <table:table-cell table:formula="of:=([.D134]-[.$D$501])/[.$D$501]*100" office:value-type="float" office:value="36.2650648129015" calcext:value-type="float">
            <text:p>36,2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50" calcext:value-type="float">
            <text:p>3350</text:p>
          </table:table-cell>
          <table:table-cell office:value-type="float" office:value="0.402" calcext:value-type="float">
            <text:p>0,402</text:p>
          </table:table-cell>
          <table:table-cell office:value-type="float" office:value="7648.55174615038" calcext:value-type="float">
            <text:p>7648,55174615038</text:p>
          </table:table-cell>
          <table:table-cell table:formula="of:=([.D135]-[.D134])/[.D134]*100" office:value-type="float" office:value="0" calcext:value-type="float">
            <text:p>0,00</text:p>
          </table:table-cell>
          <table:table-cell table:formula="of:=([.D135]-[.$D$501])/[.$D$501]*100" office:value-type="float" office:value="36.2650648129015" calcext:value-type="float">
            <text:p>36,27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75" calcext:value-type="float">
            <text:p>3375</text:p>
          </table:table-cell>
          <table:table-cell office:value-type="float" office:value="0.404" calcext:value-type="float">
            <text:p>0,404</text:p>
          </table:table-cell>
          <table:table-cell office:value-type="float" office:value="7648.55174615038" calcext:value-type="float">
            <text:p>7648,55174615038</text:p>
          </table:table-cell>
          <table:table-cell table:formula="of:=([.D136]-[.D135])/[.D135]*100" office:value-type="float" office:value="0" calcext:value-type="float">
            <text:p>0,00</text:p>
          </table:table-cell>
          <table:table-cell table:formula="of:=([.D136]-[.$D$501])/[.$D$501]*100" office:value-type="float" office:value="36.2650648129015" calcext:value-type="float">
            <text:p>36,2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00" calcext:value-type="float">
            <text:p>3400</text:p>
          </table:table-cell>
          <table:table-cell office:value-type="float" office:value="0.406" calcext:value-type="float">
            <text:p>0,406</text:p>
          </table:table-cell>
          <table:table-cell office:value-type="float" office:value="7636.17524688673" calcext:value-type="float">
            <text:p>7636,17524688673</text:p>
          </table:table-cell>
          <table:table-cell table:formula="of:=([.D137]-[.D136])/[.D136]*100" office:value-type="float" office:value="-0.161814937970231" calcext:value-type="float">
            <text:p>-0,16</text:p>
          </table:table-cell>
          <table:table-cell table:formula="of:=([.D137]-[.$D$501])/[.$D$501]*100" office:value-type="float" office:value="36.0445675827995" calcext:value-type="float">
            <text:p>36,0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25" calcext:value-type="float">
            <text:p>3425</text:p>
          </table:table-cell>
          <table:table-cell office:value-type="float" office:value="0.407" calcext:value-type="float">
            <text:p>0,407</text:p>
          </table:table-cell>
          <table:table-cell office:value-type="float" office:value="7618.84668906619" calcext:value-type="float">
            <text:p>7618,84668906619</text:p>
          </table:table-cell>
          <table:table-cell table:formula="of:=([.D138]-[.D137])/[.D137]*100" office:value-type="float" office:value="-0.226927188812308" calcext:value-type="float">
            <text:p>-0,23</text:p>
          </table:table-cell>
          <table:table-cell table:formula="of:=([.D138]-[.$D$501])/[.$D$501]*100" office:value-type="float" office:value="35.7358454700519" calcext:value-type="float">
            <text:p>35,7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50" calcext:value-type="float">
            <text:p>3450</text:p>
          </table:table-cell>
          <table:table-cell office:value-type="float" office:value="0.409" calcext:value-type="float">
            <text:p>0,409</text:p>
          </table:table-cell>
          <table:table-cell office:value-type="float" office:value="7618.84668906619" calcext:value-type="float">
            <text:p>7618,84668906619</text:p>
          </table:table-cell>
          <table:table-cell table:formula="of:=([.D139]-[.D138])/[.D138]*100" office:value-type="float" office:value="0" calcext:value-type="float">
            <text:p>0,00</text:p>
          </table:table-cell>
          <table:table-cell table:formula="of:=([.D139]-[.$D$501])/[.$D$501]*100" office:value-type="float" office:value="35.7358454700519" calcext:value-type="float">
            <text:p>35,7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75" calcext:value-type="float">
            <text:p>3475</text:p>
          </table:table-cell>
          <table:table-cell office:value-type="float" office:value="0.411" calcext:value-type="float">
            <text:p>0,411</text:p>
          </table:table-cell>
          <table:table-cell office:value-type="float" office:value="7593.81374915428" calcext:value-type="float">
            <text:p>7593,81374915428</text:p>
          </table:table-cell>
          <table:table-cell table:formula="of:=([.D140]-[.D139])/[.D139]*100" office:value-type="float" office:value="-0.328566001306081" calcext:value-type="float">
            <text:p>-0,33</text:p>
          </table:table-cell>
          <table:table-cell table:formula="of:=([.D140]-[.$D$501])/[.$D$501]*100" office:value-type="float" office:value="35.289863630252" calcext:value-type="float">
            <text:p>35,2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00" calcext:value-type="float">
            <text:p>3500</text:p>
          </table:table-cell>
          <table:table-cell office:value-type="float" office:value="0.413" calcext:value-type="float">
            <text:p>0,413</text:p>
          </table:table-cell>
          <table:table-cell office:value-type="float" office:value="7593.81374915428" calcext:value-type="float">
            <text:p>7593,81374915428</text:p>
          </table:table-cell>
          <table:table-cell table:formula="of:=([.D141]-[.D140])/[.D140]*100" office:value-type="float" office:value="0" calcext:value-type="float">
            <text:p>0,00</text:p>
          </table:table-cell>
          <table:table-cell table:formula="of:=([.D141]-[.$D$501])/[.$D$501]*100" office:value-type="float" office:value="35.289863630252" calcext:value-type="float">
            <text:p>35,29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25" calcext:value-type="float">
            <text:p>3525</text:p>
          </table:table-cell>
          <table:table-cell office:value-type="float" office:value="0.415" calcext:value-type="float">
            <text:p>0,415</text:p>
          </table:table-cell>
          <table:table-cell office:value-type="float" office:value="7593.81374915428" calcext:value-type="float">
            <text:p>7593,81374915428</text:p>
          </table:table-cell>
          <table:table-cell table:formula="of:=([.D142]-[.D141])/[.D141]*100" office:value-type="float" office:value="0" calcext:value-type="float">
            <text:p>0,00</text:p>
          </table:table-cell>
          <table:table-cell table:formula="of:=([.D142]-[.$D$501])/[.$D$501]*100" office:value-type="float" office:value="35.289863630252" calcext:value-type="float">
            <text:p>35,29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50" calcext:value-type="float">
            <text:p>3550</text:p>
          </table:table-cell>
          <table:table-cell office:value-type="float" office:value="0.417" calcext:value-type="float">
            <text:p>0,417</text:p>
          </table:table-cell>
          <table:table-cell office:value-type="float" office:value="7593.81374915428" calcext:value-type="float">
            <text:p>7593,81374915428</text:p>
          </table:table-cell>
          <table:table-cell table:formula="of:=([.D143]-[.D142])/[.D142]*100" office:value-type="float" office:value="0" calcext:value-type="float">
            <text:p>0,00</text:p>
          </table:table-cell>
          <table:table-cell table:formula="of:=([.D143]-[.$D$501])/[.$D$501]*100" office:value-type="float" office:value="35.289863630252" calcext:value-type="float">
            <text:p>35,2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5" calcext:value-type="float">
            <text:p>3575</text:p>
          </table:table-cell>
          <table:table-cell office:value-type="float" office:value="0.419" calcext:value-type="float">
            <text:p>0,419</text:p>
          </table:table-cell>
          <table:table-cell office:value-type="float" office:value="7593.81374915428" calcext:value-type="float">
            <text:p>7593,81374915428</text:p>
          </table:table-cell>
          <table:table-cell table:formula="of:=([.D144]-[.D143])/[.D143]*100" office:value-type="float" office:value="0" calcext:value-type="float">
            <text:p>0,00</text:p>
          </table:table-cell>
          <table:table-cell table:formula="of:=([.D144]-[.$D$501])/[.$D$501]*100" office:value-type="float" office:value="35.289863630252" calcext:value-type="float">
            <text:p>35,2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00" calcext:value-type="float">
            <text:p>3600</text:p>
          </table:table-cell>
          <table:table-cell office:value-type="float" office:value="0.42" calcext:value-type="float">
            <text:p>0,42</text:p>
          </table:table-cell>
          <table:table-cell office:value-type="float" office:value="7525.77353816975" calcext:value-type="float">
            <text:p>7525,77353816975</text:p>
          </table:table-cell>
          <table:table-cell table:formula="of:=([.D145]-[.D144])/[.D144]*100" office:value-type="float" office:value="-0.895995256561402" calcext:value-type="float">
            <text:p>-0,90</text:p>
          </table:table-cell>
          <table:table-cell table:formula="of:=([.D145]-[.$D$501])/[.$D$501]*100" office:value-type="float" office:value="34.0776728695165" calcext:value-type="float">
            <text:p>34,0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625" calcext:value-type="float">
            <text:p>3625</text:p>
          </table:table-cell>
          <table:table-cell office:value-type="float" office:value="0.422" calcext:value-type="float">
            <text:p>0,422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46]-[.D145])/[.D145]*100" office:value-type="float" office:value="-1.43767460347844" calcext:value-type="float">
            <text:p>-1,44</text:p>
          </table:table-cell>
          <table:table-cell table:formula="of:=([.D146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50" calcext:value-type="float">
            <text:p>3650</text:p>
          </table:table-cell>
          <table:table-cell office:value-type="float" office:value="0.424" calcext:value-type="float">
            <text:p>0,424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47]-[.D146])/[.D146]*100" office:value-type="float" office:value="0" calcext:value-type="float">
            <text:p>0,00</text:p>
          </table:table-cell>
          <table:table-cell table:formula="of:=([.D147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75" calcext:value-type="float">
            <text:p>3675</text:p>
          </table:table-cell>
          <table:table-cell office:value-type="float" office:value="0.426" calcext:value-type="float">
            <text:p>0,426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48]-[.D147])/[.D147]*100" office:value-type="float" office:value="0" calcext:value-type="float">
            <text:p>0,00</text:p>
          </table:table-cell>
          <table:table-cell table:formula="of:=([.D148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00" calcext:value-type="float">
            <text:p>3700</text:p>
          </table:table-cell>
          <table:table-cell office:value-type="float" office:value="0.427" calcext:value-type="float">
            <text:p>0,427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49]-[.D148])/[.D148]*100" office:value-type="float" office:value="0" calcext:value-type="float">
            <text:p>0,00</text:p>
          </table:table-cell>
          <table:table-cell table:formula="of:=([.D149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25" calcext:value-type="float">
            <text:p>3725</text:p>
          </table:table-cell>
          <table:table-cell office:value-type="float" office:value="0.429" calcext:value-type="float">
            <text:p>0,429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0]-[.D149])/[.D149]*100" office:value-type="float" office:value="0" calcext:value-type="float">
            <text:p>0,00</text:p>
          </table:table-cell>
          <table:table-cell table:formula="of:=([.D150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float" office:value="0.431" calcext:value-type="float">
            <text:p>0,431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1]-[.D150])/[.D150]*100" office:value-type="float" office:value="0" calcext:value-type="float">
            <text:p>0,00</text:p>
          </table:table-cell>
          <table:table-cell table:formula="of:=([.D151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775" calcext:value-type="float">
            <text:p>3775</text:p>
          </table:table-cell>
          <table:table-cell office:value-type="float" office:value="0.433" calcext:value-type="float">
            <text:p>0,433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2]-[.D151])/[.D151]*100" office:value-type="float" office:value="0" calcext:value-type="float">
            <text:p>0,00</text:p>
          </table:table-cell>
          <table:table-cell table:formula="of:=([.D152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00" calcext:value-type="float">
            <text:p>3800</text:p>
          </table:table-cell>
          <table:table-cell office:value-type="float" office:value="0.435" calcext:value-type="float">
            <text:p>0,435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3]-[.D152])/[.D152]*100" office:value-type="float" office:value="0" calcext:value-type="float">
            <text:p>0,00</text:p>
          </table:table-cell>
          <table:table-cell table:formula="of:=([.D153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25" calcext:value-type="float">
            <text:p>3825</text:p>
          </table:table-cell>
          <table:table-cell office:value-type="float" office:value="0.437" calcext:value-type="float">
            <text:p>0,437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4]-[.D153])/[.D153]*100" office:value-type="float" office:value="0" calcext:value-type="float">
            <text:p>0,00</text:p>
          </table:table-cell>
          <table:table-cell table:formula="of:=([.D154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850" calcext:value-type="float">
            <text:p>3850</text:p>
          </table:table-cell>
          <table:table-cell office:value-type="float" office:value="0.438" calcext:value-type="float">
            <text:p>0,438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5]-[.D154])/[.D154]*100" office:value-type="float" office:value="0" calcext:value-type="float">
            <text:p>0,00</text:p>
          </table:table-cell>
          <table:table-cell table:formula="of:=([.D155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875" calcext:value-type="float">
            <text:p>3875</text:p>
          </table:table-cell>
          <table:table-cell office:value-type="float" office:value="0.44" calcext:value-type="float">
            <text:p>0,44</text:p>
          </table:table-cell>
          <table:table-cell office:value-type="float" office:value="7417.57740329618" calcext:value-type="float">
            <text:p>7417,57740329618</text:p>
          </table:table-cell>
          <table:table-cell table:formula="of:=([.D156]-[.D155])/[.D155]*100" office:value-type="float" office:value="0" calcext:value-type="float">
            <text:p>0,00</text:p>
          </table:table-cell>
          <table:table-cell table:formula="of:=([.D156]-[.$D$501])/[.$D$501]*100" office:value-type="float" office:value="32.1500722177366" calcext:value-type="float">
            <text:p>32,1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00" calcext:value-type="float">
            <text:p>3900</text:p>
          </table:table-cell>
          <table:table-cell office:value-type="float" office:value="0.442" calcext:value-type="float">
            <text:p>0,442</text:p>
          </table:table-cell>
          <table:table-cell office:value-type="float" office:value="7384.47273808957" calcext:value-type="float">
            <text:p>7384,47273808957</text:p>
          </table:table-cell>
          <table:table-cell table:formula="of:=([.D157]-[.D156])/[.D156]*100" office:value-type="float" office:value="-0.446300232632628" calcext:value-type="float">
            <text:p>-0,45</text:p>
          </table:table-cell>
          <table:table-cell table:formula="of:=([.D157]-[.$D$501])/[.$D$501]*100" office:value-type="float" office:value="31.5602861380047" calcext:value-type="float">
            <text:p>31,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25" calcext:value-type="float">
            <text:p>3925</text:p>
          </table:table-cell>
          <table:table-cell office:value-type="float" office:value="0.444" calcext:value-type="float">
            <text:p>0,444</text:p>
          </table:table-cell>
          <table:table-cell office:value-type="float" office:value="7384.47273808957" calcext:value-type="float">
            <text:p>7384,47273808957</text:p>
          </table:table-cell>
          <table:table-cell table:formula="of:=([.D158]-[.D157])/[.D157]*100" office:value-type="float" office:value="0" calcext:value-type="float">
            <text:p>0,00</text:p>
          </table:table-cell>
          <table:table-cell table:formula="of:=([.D158]-[.$D$501])/[.$D$501]*100" office:value-type="float" office:value="31.5602861380047" calcext:value-type="float">
            <text:p>31,5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50" calcext:value-type="float">
            <text:p>3950</text:p>
          </table:table-cell>
          <table:table-cell office:value-type="float" office:value="0.446" calcext:value-type="float">
            <text:p>0,446</text:p>
          </table:table-cell>
          <table:table-cell office:value-type="float" office:value="7384.47273808957" calcext:value-type="float">
            <text:p>7384,47273808957</text:p>
          </table:table-cell>
          <table:table-cell table:formula="of:=([.D159]-[.D158])/[.D158]*100" office:value-type="float" office:value="0" calcext:value-type="float">
            <text:p>0,00</text:p>
          </table:table-cell>
          <table:table-cell table:formula="of:=([.D159]-[.$D$501])/[.$D$501]*100" office:value-type="float" office:value="31.5602861380047" calcext:value-type="float">
            <text:p>31,5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75" calcext:value-type="float">
            <text:p>3975</text:p>
          </table:table-cell>
          <table:table-cell office:value-type="float" office:value="0.448" calcext:value-type="float">
            <text:p>0,448</text:p>
          </table:table-cell>
          <table:table-cell office:value-type="float" office:value="7335.73279619779" calcext:value-type="float">
            <text:p>7335,73279619779</text:p>
          </table:table-cell>
          <table:table-cell table:formula="of:=([.D160]-[.D159])/[.D159]*100" office:value-type="float" office:value="-0.660032796117863" calcext:value-type="float">
            <text:p>-0,66</text:p>
          </table:table-cell>
          <table:table-cell table:formula="of:=([.D160]-[.$D$501])/[.$D$501]*100" office:value-type="float" office:value="30.6919451028273" calcext:value-type="float">
            <text:p>30,6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  <table:table-cell office:value-type="float" office:value="0.45" calcext:value-type="float">
            <text:p>0,45</text:p>
          </table:table-cell>
          <table:table-cell office:value-type="float" office:value="7329.75033471301" calcext:value-type="float">
            <text:p>7329,75033471301</text:p>
          </table:table-cell>
          <table:table-cell table:formula="of:=([.D161]-[.D160])/[.D160]*100" office:value-type="float" office:value="-0.081552336364866" calcext:value-type="float">
            <text:p>-0,08</text:p>
          </table:table-cell>
          <table:table-cell table:formula="of:=([.D161]-[.$D$501])/[.$D$501]*100" office:value-type="float" office:value="30.5853627681553" calcext:value-type="float">
            <text:p>30,5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25" calcext:value-type="float">
            <text:p>4025</text:p>
          </table:table-cell>
          <table:table-cell office:value-type="float" office:value="0.452" calcext:value-type="float">
            <text:p>0,452</text:p>
          </table:table-cell>
          <table:table-cell office:value-type="float" office:value="7315.20319107293" calcext:value-type="float">
            <text:p>7315,20319107293</text:p>
          </table:table-cell>
          <table:table-cell table:formula="of:=([.D162]-[.D161])/[.D161]*100" office:value-type="float" office:value="-0.19846710973483" calcext:value-type="float">
            <text:p>-0,20</text:p>
          </table:table-cell>
          <table:table-cell table:formula="of:=([.D162]-[.$D$501])/[.$D$501]*100" office:value-type="float" office:value="30.3261937729326" calcext:value-type="float">
            <text:p>30,3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50" calcext:value-type="float">
            <text:p>4050</text:p>
          </table:table-cell>
          <table:table-cell office:value-type="float" office:value="0.453" calcext:value-type="float">
            <text:p>0,453</text:p>
          </table:table-cell>
          <table:table-cell office:value-type="float" office:value="7315.04773625616" calcext:value-type="float">
            <text:p>7315,04773625616</text:p>
          </table:table-cell>
          <table:table-cell table:formula="of:=([.D163]-[.D162])/[.D162]*100" office:value-type="float" office:value="-0.00212509225928113" calcext:value-type="float">
            <text:p>0,00</text:p>
          </table:table-cell>
          <table:table-cell table:formula="of:=([.D163]-[.$D$501])/[.$D$501]*100" office:value-type="float" office:value="30.3234242210769" calcext:value-type="float">
            <text:p>30,3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75" calcext:value-type="float">
            <text:p>4075</text:p>
          </table:table-cell>
          <table:table-cell office:value-type="float" office:value="0.455" calcext:value-type="float">
            <text:p>0,455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4]-[.D163])/[.D163]*100" office:value-type="float" office:value="-0.135890440843962" calcext:value-type="float">
            <text:p>-0,14</text:p>
          </table:table-cell>
          <table:table-cell table:formula="of:=([.D164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00" calcext:value-type="float">
            <text:p>4100</text:p>
          </table:table-cell>
          <table:table-cell office:value-type="float" office:value="0.457" calcext:value-type="float">
            <text:p>0,457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5]-[.D164])/[.D164]*100" office:value-type="float" office:value="0" calcext:value-type="float">
            <text:p>0,00</text:p>
          </table:table-cell>
          <table:table-cell table:formula="of:=([.D165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25" calcext:value-type="float">
            <text:p>4125</text:p>
          </table:table-cell>
          <table:table-cell office:value-type="float" office:value="0.459" calcext:value-type="float">
            <text:p>0,459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6]-[.D165])/[.D165]*100" office:value-type="float" office:value="0" calcext:value-type="float">
            <text:p>0,00</text:p>
          </table:table-cell>
          <table:table-cell table:formula="of:=([.D166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50" calcext:value-type="float">
            <text:p>4150</text:p>
          </table:table-cell>
          <table:table-cell office:value-type="float" office:value="0.46" calcext:value-type="float">
            <text:p>0,46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7]-[.D166])/[.D166]*100" office:value-type="float" office:value="0" calcext:value-type="float">
            <text:p>0,00</text:p>
          </table:table-cell>
          <table:table-cell table:formula="of:=([.D167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75" calcext:value-type="float">
            <text:p>4175</text:p>
          </table:table-cell>
          <table:table-cell office:value-type="float" office:value="0.462" calcext:value-type="float">
            <text:p>0,462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8]-[.D167])/[.D167]*100" office:value-type="float" office:value="0" calcext:value-type="float">
            <text:p>0,00</text:p>
          </table:table-cell>
          <table:table-cell table:formula="of:=([.D168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00" calcext:value-type="float">
            <text:p>4200</text:p>
          </table:table-cell>
          <table:table-cell office:value-type="float" office:value="0.464" calcext:value-type="float">
            <text:p>0,464</text:p>
          </table:table-cell>
          <table:table-cell office:value-type="float" office:value="7305.10728563942" calcext:value-type="float">
            <text:p>7305,10728563942</text:p>
          </table:table-cell>
          <table:table-cell table:formula="of:=([.D169]-[.D168])/[.D168]*100" office:value-type="float" office:value="0" calcext:value-type="float">
            <text:p>0,00</text:p>
          </table:table-cell>
          <table:table-cell table:formula="of:=([.D169]-[.$D$501])/[.$D$501]*100" office:value-type="float" office:value="30.1463271453799" calcext:value-type="float">
            <text:p>30,1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25" calcext:value-type="float">
            <text:p>4225</text:p>
          </table:table-cell>
          <table:table-cell office:value-type="float" office:value="0.466" calcext:value-type="float">
            <text:p>0,466</text:p>
          </table:table-cell>
          <table:table-cell office:value-type="float" office:value="7276.15136428726" calcext:value-type="float">
            <text:p>7276,15136428726</text:p>
          </table:table-cell>
          <table:table-cell table:formula="of:=([.D170]-[.D169])/[.D169]*100" office:value-type="float" office:value="-0.396379138867435" calcext:value-type="float">
            <text:p>-0,40</text:p>
          </table:table-cell>
          <table:table-cell table:formula="of:=([.D170]-[.$D$501])/[.$D$501]*100" office:value-type="float" office:value="29.6304542545735" calcext:value-type="float">
            <text:p>29,6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50" calcext:value-type="float">
            <text:p>4250</text:p>
          </table:table-cell>
          <table:table-cell office:value-type="float" office:value="0.468" calcext:value-type="float">
            <text:p>0,468</text:p>
          </table:table-cell>
          <table:table-cell office:value-type="float" office:value="7276.15136428726" calcext:value-type="float">
            <text:p>7276,15136428726</text:p>
          </table:table-cell>
          <table:table-cell table:formula="of:=([.D171]-[.D170])/[.D170]*100" office:value-type="float" office:value="0" calcext:value-type="float">
            <text:p>0,00</text:p>
          </table:table-cell>
          <table:table-cell table:formula="of:=([.D171]-[.$D$501])/[.$D$501]*100" office:value-type="float" office:value="29.6304542545735" calcext:value-type="float">
            <text:p>29,6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75" calcext:value-type="float">
            <text:p>4275</text:p>
          </table:table-cell>
          <table:table-cell office:value-type="float" office:value="0.469" calcext:value-type="float">
            <text:p>0,469</text:p>
          </table:table-cell>
          <table:table-cell office:value-type="float" office:value="7276.15136428726" calcext:value-type="float">
            <text:p>7276,15136428726</text:p>
          </table:table-cell>
          <table:table-cell table:formula="of:=([.D172]-[.D171])/[.D171]*100" office:value-type="float" office:value="0" calcext:value-type="float">
            <text:p>0,00</text:p>
          </table:table-cell>
          <table:table-cell table:formula="of:=([.D172]-[.$D$501])/[.$D$501]*100" office:value-type="float" office:value="29.6304542545735" calcext:value-type="float">
            <text:p>29,6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00" calcext:value-type="float">
            <text:p>4300</text:p>
          </table:table-cell>
          <table:table-cell office:value-type="float" office:value="0.471" calcext:value-type="float">
            <text:p>0,471</text:p>
          </table:table-cell>
          <table:table-cell office:value-type="float" office:value="7225.94122379169" calcext:value-type="float">
            <text:p>7225,94122379169</text:p>
          </table:table-cell>
          <table:table-cell table:formula="of:=([.D173]-[.D172])/[.D172]*100" office:value-type="float" office:value="-0.690064540740768" calcext:value-type="float">
            <text:p>-0,69</text:p>
          </table:table-cell>
          <table:table-cell table:formula="of:=([.D173]-[.$D$501])/[.$D$501]*100" office:value-type="float" office:value="28.7359204557615" calcext:value-type="float">
            <text:p>28,7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325" calcext:value-type="float">
            <text:p>4325</text:p>
          </table:table-cell>
          <table:table-cell office:value-type="float" office:value="0.473" calcext:value-type="float">
            <text:p>0,473</text:p>
          </table:table-cell>
          <table:table-cell office:value-type="float" office:value="7225.94122379169" calcext:value-type="float">
            <text:p>7225,94122379169</text:p>
          </table:table-cell>
          <table:table-cell table:formula="of:=([.D174]-[.D173])/[.D173]*100" office:value-type="float" office:value="0" calcext:value-type="float">
            <text:p>0,00</text:p>
          </table:table-cell>
          <table:table-cell table:formula="of:=([.D174]-[.$D$501])/[.$D$501]*100" office:value-type="float" office:value="28.7359204557615" calcext:value-type="float">
            <text:p>28,7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50" calcext:value-type="float">
            <text:p>4350</text:p>
          </table:table-cell>
          <table:table-cell office:value-type="float" office:value="0.475" calcext:value-type="float">
            <text:p>0,475</text:p>
          </table:table-cell>
          <table:table-cell office:value-type="float" office:value="7225.94122379169" calcext:value-type="float">
            <text:p>7225,94122379169</text:p>
          </table:table-cell>
          <table:table-cell table:formula="of:=([.D175]-[.D174])/[.D174]*100" office:value-type="float" office:value="0" calcext:value-type="float">
            <text:p>0,00</text:p>
          </table:table-cell>
          <table:table-cell table:formula="of:=([.D175]-[.$D$501])/[.$D$501]*100" office:value-type="float" office:value="28.7359204557615" calcext:value-type="float">
            <text:p>28,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75" calcext:value-type="float">
            <text:p>4375</text:p>
          </table:table-cell>
          <table:table-cell office:value-type="float" office:value="0.477" calcext:value-type="float">
            <text:p>0,477</text:p>
          </table:table-cell>
          <table:table-cell office:value-type="float" office:value="7225.94122379169" calcext:value-type="float">
            <text:p>7225,94122379169</text:p>
          </table:table-cell>
          <table:table-cell table:formula="of:=([.D176]-[.D175])/[.D175]*100" office:value-type="float" office:value="0" calcext:value-type="float">
            <text:p>0,00</text:p>
          </table:table-cell>
          <table:table-cell table:formula="of:=([.D176]-[.$D$501])/[.$D$501]*100" office:value-type="float" office:value="28.7359204557615" calcext:value-type="float">
            <text:p>28,7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00" calcext:value-type="float">
            <text:p>4400</text:p>
          </table:table-cell>
          <table:table-cell office:value-type="float" office:value="0.478" calcext:value-type="float">
            <text:p>0,478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77]-[.D176])/[.D176]*100" office:value-type="float" office:value="-0.491418735095014" calcext:value-type="float">
            <text:p>-0,49</text:p>
          </table:table-cell>
          <table:table-cell table:formula="of:=([.D177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25" calcext:value-type="float">
            <text:p>4425</text:p>
          </table:table-cell>
          <table:table-cell office:value-type="float" office:value="0.48" calcext:value-type="float">
            <text:p>0,48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78]-[.D177])/[.D177]*100" office:value-type="float" office:value="0" calcext:value-type="float">
            <text:p>0,00</text:p>
          </table:table-cell>
          <table:table-cell table:formula="of:=([.D178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50" calcext:value-type="float">
            <text:p>4450</text:p>
          </table:table-cell>
          <table:table-cell office:value-type="float" office:value="0.483" calcext:value-type="float">
            <text:p>0,483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79]-[.D178])/[.D178]*100" office:value-type="float" office:value="0" calcext:value-type="float">
            <text:p>0,00</text:p>
          </table:table-cell>
          <table:table-cell table:formula="of:=([.D179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75" calcext:value-type="float">
            <text:p>4475</text:p>
          </table:table-cell>
          <table:table-cell office:value-type="float" office:value="0.485" calcext:value-type="float">
            <text:p>0,485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0]-[.D179])/[.D179]*100" office:value-type="float" office:value="0" calcext:value-type="float">
            <text:p>0,00</text:p>
          </table:table-cell>
          <table:table-cell table:formula="of:=([.D180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office:value-type="float" office:value="0.486" calcext:value-type="float">
            <text:p>0,486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1]-[.D180])/[.D180]*100" office:value-type="float" office:value="0" calcext:value-type="float">
            <text:p>0,00</text:p>
          </table:table-cell>
          <table:table-cell table:formula="of:=([.D181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25" calcext:value-type="float">
            <text:p>4525</text:p>
          </table:table-cell>
          <table:table-cell office:value-type="float" office:value="0.488" calcext:value-type="float">
            <text:p>0,488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2]-[.D181])/[.D181]*100" office:value-type="float" office:value="0" calcext:value-type="float">
            <text:p>0,00</text:p>
          </table:table-cell>
          <table:table-cell table:formula="of:=([.D182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50" calcext:value-type="float">
            <text:p>4550</text:p>
          </table:table-cell>
          <table:table-cell office:value-type="float" office:value="0.49" calcext:value-type="float">
            <text:p>0,49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3]-[.D182])/[.D182]*100" office:value-type="float" office:value="0" calcext:value-type="float">
            <text:p>0,00</text:p>
          </table:table-cell>
          <table:table-cell table:formula="of:=([.D183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75" calcext:value-type="float">
            <text:p>4575</text:p>
          </table:table-cell>
          <table:table-cell office:value-type="float" office:value="0.492" calcext:value-type="float">
            <text:p>0,492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4]-[.D183])/[.D183]*100" office:value-type="float" office:value="0" calcext:value-type="float">
            <text:p>0,00</text:p>
          </table:table-cell>
          <table:table-cell table:formula="of:=([.D184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00" calcext:value-type="float">
            <text:p>4600</text:p>
          </table:table-cell>
          <table:table-cell office:value-type="float" office:value="0.493" calcext:value-type="float">
            <text:p>0,493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5]-[.D184])/[.D184]*100" office:value-type="float" office:value="0" calcext:value-type="float">
            <text:p>0,00</text:p>
          </table:table-cell>
          <table:table-cell table:formula="of:=([.D185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25" calcext:value-type="float">
            <text:p>4625</text:p>
          </table:table-cell>
          <table:table-cell office:value-type="float" office:value="0.495" calcext:value-type="float">
            <text:p>0,495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6]-[.D185])/[.D185]*100" office:value-type="float" office:value="0" calcext:value-type="float">
            <text:p>0,00</text:p>
          </table:table-cell>
          <table:table-cell table:formula="of:=([.D186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650" calcext:value-type="float">
            <text:p>4650</text:p>
          </table:table-cell>
          <table:table-cell office:value-type="float" office:value="0.497" calcext:value-type="float">
            <text:p>0,497</text:p>
          </table:table-cell>
          <table:table-cell office:value-type="float" office:value="7190.43159483102" calcext:value-type="float">
            <text:p>7190,43159483102</text:p>
          </table:table-cell>
          <table:table-cell table:formula="of:=([.D187]-[.D186])/[.D186]*100" office:value-type="float" office:value="0" calcext:value-type="float">
            <text:p>0,00</text:p>
          </table:table-cell>
          <table:table-cell table:formula="of:=([.D187]-[.$D$501])/[.$D$501]*100" office:value-type="float" office:value="28.1032880238449" calcext:value-type="float">
            <text:p>28,1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75" calcext:value-type="float">
            <text:p>4675</text:p>
          </table:table-cell>
          <table:table-cell office:value-type="float" office:value="0.499" calcext:value-type="float">
            <text:p>0,499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88]-[.D187])/[.D187]*100" office:value-type="float" office:value="-1.91611857550239" calcext:value-type="float">
            <text:p>-1,92</text:p>
          </table:table-cell>
          <table:table-cell table:formula="of:=([.D188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00" calcext:value-type="float">
            <text:p>4700</text:p>
          </table:table-cell>
          <table:table-cell office:value-type="float" office:value="0.5" calcext:value-type="float">
            <text:p>0,5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89]-[.D188])/[.D188]*100" office:value-type="float" office:value="0" calcext:value-type="float">
            <text:p>0,00</text:p>
          </table:table-cell>
          <table:table-cell table:formula="of:=([.D189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725" calcext:value-type="float">
            <text:p>4725</text:p>
          </table:table-cell>
          <table:table-cell office:value-type="float" office:value="0.502" calcext:value-type="float">
            <text:p>0,502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0]-[.D189])/[.D189]*100" office:value-type="float" office:value="0" calcext:value-type="float">
            <text:p>0,00</text:p>
          </table:table-cell>
          <table:table-cell table:formula="of:=([.D190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750" calcext:value-type="float">
            <text:p>4750</text:p>
          </table:table-cell>
          <table:table-cell office:value-type="float" office:value="0.504" calcext:value-type="float">
            <text:p>0,504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1]-[.D190])/[.D190]*100" office:value-type="float" office:value="0" calcext:value-type="float">
            <text:p>0,00</text:p>
          </table:table-cell>
          <table:table-cell table:formula="of:=([.D191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775" calcext:value-type="float">
            <text:p>4775</text:p>
          </table:table-cell>
          <table:table-cell office:value-type="float" office:value="0.506" calcext:value-type="float">
            <text:p>0,506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2]-[.D191])/[.D191]*100" office:value-type="float" office:value="0" calcext:value-type="float">
            <text:p>0,00</text:p>
          </table:table-cell>
          <table:table-cell table:formula="of:=([.D192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00" calcext:value-type="float">
            <text:p>4800</text:p>
          </table:table-cell>
          <table:table-cell office:value-type="float" office:value="0.508" calcext:value-type="float">
            <text:p>0,508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3]-[.D192])/[.D192]*100" office:value-type="float" office:value="0" calcext:value-type="float">
            <text:p>0,00</text:p>
          </table:table-cell>
          <table:table-cell table:formula="of:=([.D193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25" calcext:value-type="float">
            <text:p>4825</text:p>
          </table:table-cell>
          <table:table-cell office:value-type="float" office:value="0.509" calcext:value-type="float">
            <text:p>0,509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4]-[.D193])/[.D193]*100" office:value-type="float" office:value="0" calcext:value-type="float">
            <text:p>0,00</text:p>
          </table:table-cell>
          <table:table-cell table:formula="of:=([.D194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50" calcext:value-type="float">
            <text:p>4850</text:p>
          </table:table-cell>
          <table:table-cell office:value-type="float" office:value="0.511" calcext:value-type="float">
            <text:p>0,511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5]-[.D194])/[.D194]*100" office:value-type="float" office:value="0" calcext:value-type="float">
            <text:p>0,00</text:p>
          </table:table-cell>
          <table:table-cell table:formula="of:=([.D195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75" calcext:value-type="float">
            <text:p>4875</text:p>
          </table:table-cell>
          <table:table-cell office:value-type="float" office:value="0.513" calcext:value-type="float">
            <text:p>0,513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6]-[.D195])/[.D195]*100" office:value-type="float" office:value="0" calcext:value-type="float">
            <text:p>0,00</text:p>
          </table:table-cell>
          <table:table-cell table:formula="of:=([.D196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00" calcext:value-type="float">
            <text:p>4900</text:p>
          </table:table-cell>
          <table:table-cell office:value-type="float" office:value="0.515" calcext:value-type="float">
            <text:p>0,515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7]-[.D196])/[.D196]*100" office:value-type="float" office:value="0" calcext:value-type="float">
            <text:p>0,00</text:p>
          </table:table-cell>
          <table:table-cell table:formula="of:=([.D197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25" calcext:value-type="float">
            <text:p>4925</text:p>
          </table:table-cell>
          <table:table-cell office:value-type="float" office:value="0.517" calcext:value-type="float">
            <text:p>0,517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8]-[.D197])/[.D197]*100" office:value-type="float" office:value="0" calcext:value-type="float">
            <text:p>0,00</text:p>
          </table:table-cell>
          <table:table-cell table:formula="of:=([.D198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950" calcext:value-type="float">
            <text:p>4950</text:p>
          </table:table-cell>
          <table:table-cell office:value-type="float" office:value="0.518" calcext:value-type="float">
            <text:p>0,518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199]-[.D198])/[.D198]*100" office:value-type="float" office:value="0" calcext:value-type="float">
            <text:p>0,00</text:p>
          </table:table-cell>
          <table:table-cell table:formula="of:=([.D199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75" calcext:value-type="float">
            <text:p>4975</text:p>
          </table:table-cell>
          <table:table-cell office:value-type="float" office:value="0.52" calcext:value-type="float">
            <text:p>0,52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200]-[.D199])/[.D199]*100" office:value-type="float" office:value="0" calcext:value-type="float">
            <text:p>0,00</text:p>
          </table:table-cell>
          <table:table-cell table:formula="of:=([.D200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0.523" calcext:value-type="float">
            <text:p>0,523</text:p>
          </table:table-cell>
          <table:table-cell office:value-type="float" office:value="7052.65439938367" calcext:value-type="float">
            <text:p>7052,65439938367</text:p>
          </table:table-cell>
          <table:table-cell table:formula="of:=([.D201]-[.D200])/[.D200]*100" office:value-type="float" office:value="0" calcext:value-type="float">
            <text:p>0,00</text:p>
          </table:table-cell>
          <table:table-cell table:formula="of:=([.D201]-[.$D$501])/[.$D$501]*100" office:value-type="float" office:value="25.6486771261906" calcext:value-type="float">
            <text:p>25,65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25" calcext:value-type="float">
            <text:p>5025</text:p>
          </table:table-cell>
          <table:table-cell office:value-type="float" office:value="0.524" calcext:value-type="float">
            <text:p>0,524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2]-[.D201])/[.D201]*100" office:value-type="float" office:value="-1.23325549339056" calcext:value-type="float">
            <text:p>-1,23</text:p>
          </table:table-cell>
          <table:table-cell table:formula="of:=([.D202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50" calcext:value-type="float">
            <text:p>5050</text:p>
          </table:table-cell>
          <table:table-cell office:value-type="float" office:value="0.526" calcext:value-type="float">
            <text:p>0,526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3]-[.D202])/[.D202]*100" office:value-type="float" office:value="0" calcext:value-type="float">
            <text:p>0,00</text:p>
          </table:table-cell>
          <table:table-cell table:formula="of:=([.D203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0.528" calcext:value-type="float">
            <text:p>0,528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4]-[.D203])/[.D203]*100" office:value-type="float" office:value="0" calcext:value-type="float">
            <text:p>0,00</text:p>
          </table:table-cell>
          <table:table-cell table:formula="of:=([.D204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00" calcext:value-type="float">
            <text:p>5100</text:p>
          </table:table-cell>
          <table:table-cell office:value-type="float" office:value="0.53" calcext:value-type="float">
            <text:p>0,53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5]-[.D204])/[.D204]*100" office:value-type="float" office:value="0" calcext:value-type="float">
            <text:p>0,00</text:p>
          </table:table-cell>
          <table:table-cell table:formula="of:=([.D205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25" calcext:value-type="float">
            <text:p>5125</text:p>
          </table:table-cell>
          <table:table-cell office:value-type="float" office:value="0.531" calcext:value-type="float">
            <text:p>0,531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6]-[.D205])/[.D205]*100" office:value-type="float" office:value="0" calcext:value-type="float">
            <text:p>0,00</text:p>
          </table:table-cell>
          <table:table-cell table:formula="of:=([.D206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50" calcext:value-type="float">
            <text:p>5150</text:p>
          </table:table-cell>
          <table:table-cell office:value-type="float" office:value="0.533" calcext:value-type="float">
            <text:p>0,533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7]-[.D206])/[.D206]*100" office:value-type="float" office:value="0" calcext:value-type="float">
            <text:p>0,00</text:p>
          </table:table-cell>
          <table:table-cell table:formula="of:=([.D207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75" calcext:value-type="float">
            <text:p>5175</text:p>
          </table:table-cell>
          <table:table-cell office:value-type="float" office:value="0.535" calcext:value-type="float">
            <text:p>0,535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8]-[.D207])/[.D207]*100" office:value-type="float" office:value="0" calcext:value-type="float">
            <text:p>0,00</text:p>
          </table:table-cell>
          <table:table-cell table:formula="of:=([.D208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200" calcext:value-type="float">
            <text:p>5200</text:p>
          </table:table-cell>
          <table:table-cell office:value-type="float" office:value="0.537" calcext:value-type="float">
            <text:p>0,537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09]-[.D208])/[.D208]*100" office:value-type="float" office:value="0" calcext:value-type="float">
            <text:p>0,00</text:p>
          </table:table-cell>
          <table:table-cell table:formula="of:=([.D209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25" calcext:value-type="float">
            <text:p>5225</text:p>
          </table:table-cell>
          <table:table-cell office:value-type="float" office:value="0.539" calcext:value-type="float">
            <text:p>0,539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10]-[.D209])/[.D209]*100" office:value-type="float" office:value="0" calcext:value-type="float">
            <text:p>0,00</text:p>
          </table:table-cell>
          <table:table-cell table:formula="of:=([.D210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50" calcext:value-type="float">
            <text:p>5250</text:p>
          </table:table-cell>
          <table:table-cell office:value-type="float" office:value="0.54" calcext:value-type="float">
            <text:p>0,54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11]-[.D210])/[.D210]*100" office:value-type="float" office:value="0" calcext:value-type="float">
            <text:p>0,00</text:p>
          </table:table-cell>
          <table:table-cell table:formula="of:=([.D211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75" calcext:value-type="float">
            <text:p>5275</text:p>
          </table:table-cell>
          <table:table-cell office:value-type="float" office:value="0.542" calcext:value-type="float">
            <text:p>0,542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12]-[.D211])/[.D211]*100" office:value-type="float" office:value="0" calcext:value-type="float">
            <text:p>0,00</text:p>
          </table:table-cell>
          <table:table-cell table:formula="of:=([.D212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300" calcext:value-type="float">
            <text:p>5300</text:p>
          </table:table-cell>
          <table:table-cell office:value-type="float" office:value="0.544" calcext:value-type="float">
            <text:p>0,544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13]-[.D212])/[.D212]*100" office:value-type="float" office:value="0" calcext:value-type="float">
            <text:p>0,00</text:p>
          </table:table-cell>
          <table:table-cell table:formula="of:=([.D213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325" calcext:value-type="float">
            <text:p>5325</text:p>
          </table:table-cell>
          <table:table-cell office:value-type="float" office:value="0.546" calcext:value-type="float">
            <text:p>0,546</text:p>
          </table:table-cell>
          <table:table-cell office:value-type="float" office:value="6965.67715157342" calcext:value-type="float">
            <text:p>6965,67715157342</text:p>
          </table:table-cell>
          <table:table-cell table:formula="of:=([.D214]-[.D213])/[.D213]*100" office:value-type="float" office:value="0" calcext:value-type="float">
            <text:p>0,00</text:p>
          </table:table-cell>
          <table:table-cell table:formula="of:=([.D214]-[.$D$501])/[.$D$501]*100" office:value-type="float" office:value="24.0991079131593" calcext:value-type="float">
            <text:p>24,1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350" calcext:value-type="float">
            <text:p>5350</text:p>
          </table:table-cell>
          <table:table-cell office:value-type="float" office:value="0.547" calcext:value-type="float">
            <text:p>0,547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15]-[.D214])/[.D214]*100" office:value-type="float" office:value="-0.0340838391293201" calcext:value-type="float">
            <text:p>-0,03</text:p>
          </table:table-cell>
          <table:table-cell table:formula="of:=([.D215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75" calcext:value-type="float">
            <text:p>5375</text:p>
          </table:table-cell>
          <table:table-cell office:value-type="float" office:value="0.549" calcext:value-type="float">
            <text:p>0,549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16]-[.D215])/[.D215]*100" office:value-type="float" office:value="0" calcext:value-type="float">
            <text:p>0,00</text:p>
          </table:table-cell>
          <table:table-cell table:formula="of:=([.D216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00" calcext:value-type="float">
            <text:p>5400</text:p>
          </table:table-cell>
          <table:table-cell office:value-type="float" office:value="0.551" calcext:value-type="float">
            <text:p>0,551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17]-[.D216])/[.D216]*100" office:value-type="float" office:value="0" calcext:value-type="float">
            <text:p>0,00</text:p>
          </table:table-cell>
          <table:table-cell table:formula="of:=([.D217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25" calcext:value-type="float">
            <text:p>5425</text:p>
          </table:table-cell>
          <table:table-cell office:value-type="float" office:value="0.553" calcext:value-type="float">
            <text:p>0,553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18]-[.D217])/[.D217]*100" office:value-type="float" office:value="0" calcext:value-type="float">
            <text:p>0,00</text:p>
          </table:table-cell>
          <table:table-cell table:formula="of:=([.D218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50" calcext:value-type="float">
            <text:p>5450</text:p>
          </table:table-cell>
          <table:table-cell office:value-type="float" office:value="0.554" calcext:value-type="float">
            <text:p>0,554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19]-[.D218])/[.D218]*100" office:value-type="float" office:value="0" calcext:value-type="float">
            <text:p>0,00</text:p>
          </table:table-cell>
          <table:table-cell table:formula="of:=([.D219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75" calcext:value-type="float">
            <text:p>5475</text:p>
          </table:table-cell>
          <table:table-cell office:value-type="float" office:value="0.556" calcext:value-type="float">
            <text:p>0,556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0]-[.D219])/[.D219]*100" office:value-type="float" office:value="0" calcext:value-type="float">
            <text:p>0,00</text:p>
          </table:table-cell>
          <table:table-cell table:formula="of:=([.D220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00" calcext:value-type="float">
            <text:p>5500</text:p>
          </table:table-cell>
          <table:table-cell office:value-type="float" office:value="0.558" calcext:value-type="float">
            <text:p>0,558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1]-[.D220])/[.D220]*100" office:value-type="float" office:value="0" calcext:value-type="float">
            <text:p>0,00</text:p>
          </table:table-cell>
          <table:table-cell table:formula="of:=([.D221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525" calcext:value-type="float">
            <text:p>5525</text:p>
          </table:table-cell>
          <table:table-cell office:value-type="float" office:value="0.56" calcext:value-type="float">
            <text:p>0,56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2]-[.D221])/[.D221]*100" office:value-type="float" office:value="0" calcext:value-type="float">
            <text:p>0,00</text:p>
          </table:table-cell>
          <table:table-cell table:formula="of:=([.D222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0" calcext:value-type="float">
            <text:p>5550</text:p>
          </table:table-cell>
          <table:table-cell office:value-type="float" office:value="0.562" calcext:value-type="float">
            <text:p>0,562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3]-[.D222])/[.D222]*100" office:value-type="float" office:value="0" calcext:value-type="float">
            <text:p>0,00</text:p>
          </table:table-cell>
          <table:table-cell table:formula="of:=([.D223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75" calcext:value-type="float">
            <text:p>5575</text:p>
          </table:table-cell>
          <table:table-cell office:value-type="float" office:value="0.564" calcext:value-type="float">
            <text:p>0,564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4]-[.D223])/[.D223]*100" office:value-type="float" office:value="0" calcext:value-type="float">
            <text:p>0,00</text:p>
          </table:table-cell>
          <table:table-cell table:formula="of:=([.D224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00" calcext:value-type="float">
            <text:p>5600</text:p>
          </table:table-cell>
          <table:table-cell office:value-type="float" office:value="0.566" calcext:value-type="float">
            <text:p>0,566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5]-[.D224])/[.D224]*100" office:value-type="float" office:value="0" calcext:value-type="float">
            <text:p>0,00</text:p>
          </table:table-cell>
          <table:table-cell table:formula="of:=([.D225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25" calcext:value-type="float">
            <text:p>5625</text:p>
          </table:table-cell>
          <table:table-cell office:value-type="float" office:value="0.567" calcext:value-type="float">
            <text:p>0,567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6]-[.D225])/[.D225]*100" office:value-type="float" office:value="0" calcext:value-type="float">
            <text:p>0,00</text:p>
          </table:table-cell>
          <table:table-cell table:formula="of:=([.D226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650" calcext:value-type="float">
            <text:p>5650</text:p>
          </table:table-cell>
          <table:table-cell office:value-type="float" office:value="0.569" calcext:value-type="float">
            <text:p>0,569</text:p>
          </table:table-cell>
          <table:table-cell office:value-type="float" office:value="6963.30298137881" calcext:value-type="float">
            <text:p>6963,30298137881</text:p>
          </table:table-cell>
          <table:table-cell table:formula="of:=([.D227]-[.D226])/[.D226]*100" office:value-type="float" office:value="0" calcext:value-type="float">
            <text:p>0,00</text:p>
          </table:table-cell>
          <table:table-cell table:formula="of:=([.D227]-[.$D$501])/[.$D$501]*100" office:value-type="float" office:value="24.0568101728573" calcext:value-type="float">
            <text:p>24,0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675" calcext:value-type="float">
            <text:p>5675</text:p>
          </table:table-cell>
          <table:table-cell office:value-type="float" office:value="0.571" calcext:value-type="float">
            <text:p>0,571</text:p>
          </table:table-cell>
          <table:table-cell office:value-type="float" office:value="6960.81775063211" calcext:value-type="float">
            <text:p>6960,81775063211</text:p>
          </table:table-cell>
          <table:table-cell table:formula="of:=([.D228]-[.D227])/[.D227]*100" office:value-type="float" office:value="-0.0356904008535826" calcext:value-type="float">
            <text:p>-0,04</text:p>
          </table:table-cell>
          <table:table-cell table:formula="of:=([.D228]-[.$D$501])/[.$D$501]*100" office:value-type="float" office:value="24.0125338000204" calcext:value-type="float">
            <text:p>24,0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00" calcext:value-type="float">
            <text:p>5700</text:p>
          </table:table-cell>
          <table:table-cell office:value-type="float" office:value="0.573" calcext:value-type="float">
            <text:p>0,573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29]-[.D228])/[.D228]*100" office:value-type="float" office:value="-2.1707037706818" calcext:value-type="float">
            <text:p>-2,17</text:p>
          </table:table-cell>
          <table:table-cell table:formula="of:=([.D229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725" calcext:value-type="float">
            <text:p>5725</text:p>
          </table:table-cell>
          <table:table-cell office:value-type="float" office:value="0.574" calcext:value-type="float">
            <text:p>0,574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0]-[.D229])/[.D229]*100" office:value-type="float" office:value="0" calcext:value-type="float">
            <text:p>0,00</text:p>
          </table:table-cell>
          <table:table-cell table:formula="of:=([.D230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50" calcext:value-type="float">
            <text:p>5750</text:p>
          </table:table-cell>
          <table:table-cell office:value-type="float" office:value="0.576" calcext:value-type="float">
            <text:p>0,576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1]-[.D230])/[.D230]*100" office:value-type="float" office:value="0" calcext:value-type="float">
            <text:p>0,00</text:p>
          </table:table-cell>
          <table:table-cell table:formula="of:=([.D231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75" calcext:value-type="float">
            <text:p>5775</text:p>
          </table:table-cell>
          <table:table-cell office:value-type="float" office:value="0.578" calcext:value-type="float">
            <text:p>0,578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2]-[.D231])/[.D231]*100" office:value-type="float" office:value="0" calcext:value-type="float">
            <text:p>0,00</text:p>
          </table:table-cell>
          <table:table-cell table:formula="of:=([.D232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00" calcext:value-type="float">
            <text:p>5800</text:p>
          </table:table-cell>
          <table:table-cell office:value-type="float" office:value="0.58" calcext:value-type="float">
            <text:p>0,58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3]-[.D232])/[.D232]*100" office:value-type="float" office:value="0" calcext:value-type="float">
            <text:p>0,00</text:p>
          </table:table-cell>
          <table:table-cell table:formula="of:=([.D233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825" calcext:value-type="float">
            <text:p>5825</text:p>
          </table:table-cell>
          <table:table-cell office:value-type="float" office:value="0.582" calcext:value-type="float">
            <text:p>0,582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4]-[.D233])/[.D233]*100" office:value-type="float" office:value="0" calcext:value-type="float">
            <text:p>0,00</text:p>
          </table:table-cell>
          <table:table-cell table:formula="of:=([.D234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850" calcext:value-type="float">
            <text:p>5850</text:p>
          </table:table-cell>
          <table:table-cell office:value-type="float" office:value="0.584" calcext:value-type="float">
            <text:p>0,584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5]-[.D234])/[.D234]*100" office:value-type="float" office:value="0" calcext:value-type="float">
            <text:p>0,00</text:p>
          </table:table-cell>
          <table:table-cell table:formula="of:=([.D235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75" calcext:value-type="float">
            <text:p>5875</text:p>
          </table:table-cell>
          <table:table-cell office:value-type="float" office:value="0.586" calcext:value-type="float">
            <text:p>0,586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6]-[.D235])/[.D235]*100" office:value-type="float" office:value="0" calcext:value-type="float">
            <text:p>0,00</text:p>
          </table:table-cell>
          <table:table-cell table:formula="of:=([.D236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00" calcext:value-type="float">
            <text:p>5900</text:p>
          </table:table-cell>
          <table:table-cell office:value-type="float" office:value="0.587" calcext:value-type="float">
            <text:p>0,587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7]-[.D236])/[.D236]*100" office:value-type="float" office:value="0" calcext:value-type="float">
            <text:p>0,00</text:p>
          </table:table-cell>
          <table:table-cell table:formula="of:=([.D237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925" calcext:value-type="float">
            <text:p>5925</text:p>
          </table:table-cell>
          <table:table-cell office:value-type="float" office:value="0.589" calcext:value-type="float">
            <text:p>0,589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8]-[.D237])/[.D237]*100" office:value-type="float" office:value="0" calcext:value-type="float">
            <text:p>0,00</text:p>
          </table:table-cell>
          <table:table-cell table:formula="of:=([.D238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950" calcext:value-type="float">
            <text:p>5950</text:p>
          </table:table-cell>
          <table:table-cell office:value-type="float" office:value="0.591" calcext:value-type="float">
            <text:p>0,591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39]-[.D238])/[.D238]*100" office:value-type="float" office:value="0" calcext:value-type="float">
            <text:p>0,00</text:p>
          </table:table-cell>
          <table:table-cell table:formula="of:=([.D239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75" calcext:value-type="float">
            <text:p>5975</text:p>
          </table:table-cell>
          <table:table-cell office:value-type="float" office:value="0.593" calcext:value-type="float">
            <text:p>0,593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0]-[.D239])/[.D239]*100" office:value-type="float" office:value="0" calcext:value-type="float">
            <text:p>0,00</text:p>
          </table:table-cell>
          <table:table-cell table:formula="of:=([.D240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00" calcext:value-type="float">
            <text:p>6000</text:p>
          </table:table-cell>
          <table:table-cell office:value-type="float" office:value="0.594" calcext:value-type="float">
            <text:p>0,594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1]-[.D240])/[.D240]*100" office:value-type="float" office:value="0" calcext:value-type="float">
            <text:p>0,00</text:p>
          </table:table-cell>
          <table:table-cell table:formula="of:=([.D241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025" calcext:value-type="float">
            <text:p>6025</text:p>
          </table:table-cell>
          <table:table-cell office:value-type="float" office:value="0.596" calcext:value-type="float">
            <text:p>0,596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2]-[.D241])/[.D241]*100" office:value-type="float" office:value="0" calcext:value-type="float">
            <text:p>0,00</text:p>
          </table:table-cell>
          <table:table-cell table:formula="of:=([.D242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050" calcext:value-type="float">
            <text:p>6050</text:p>
          </table:table-cell>
          <table:table-cell office:value-type="float" office:value="0.598" calcext:value-type="float">
            <text:p>0,598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3]-[.D242])/[.D242]*100" office:value-type="float" office:value="0" calcext:value-type="float">
            <text:p>0,00</text:p>
          </table:table-cell>
          <table:table-cell table:formula="of:=([.D243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075" calcext:value-type="float">
            <text:p>6075</text:p>
          </table:table-cell>
          <table:table-cell office:value-type="float" office:value="0.6" calcext:value-type="float">
            <text:p>0,6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4]-[.D243])/[.D243]*100" office:value-type="float" office:value="0" calcext:value-type="float">
            <text:p>0,00</text:p>
          </table:table-cell>
          <table:table-cell table:formula="of:=([.D244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00" calcext:value-type="float">
            <text:p>6100</text:p>
          </table:table-cell>
          <table:table-cell office:value-type="float" office:value="0.602" calcext:value-type="float">
            <text:p>0,602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5]-[.D244])/[.D244]*100" office:value-type="float" office:value="0" calcext:value-type="float">
            <text:p>0,00</text:p>
          </table:table-cell>
          <table:table-cell table:formula="of:=([.D245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125" calcext:value-type="float">
            <text:p>6125</text:p>
          </table:table-cell>
          <table:table-cell office:value-type="float" office:value="0.603" calcext:value-type="float">
            <text:p>0,603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6]-[.D245])/[.D245]*100" office:value-type="float" office:value="0" calcext:value-type="float">
            <text:p>0,00</text:p>
          </table:table-cell>
          <table:table-cell table:formula="of:=([.D246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50" calcext:value-type="float">
            <text:p>6150</text:p>
          </table:table-cell>
          <table:table-cell office:value-type="float" office:value="0.605" calcext:value-type="float">
            <text:p>0,605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7]-[.D246])/[.D246]*100" office:value-type="float" office:value="0" calcext:value-type="float">
            <text:p>0,00</text:p>
          </table:table-cell>
          <table:table-cell table:formula="of:=([.D247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175" calcext:value-type="float">
            <text:p>6175</text:p>
          </table:table-cell>
          <table:table-cell office:value-type="float" office:value="0.607" calcext:value-type="float">
            <text:p>0,607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8]-[.D247])/[.D247]*100" office:value-type="float" office:value="0" calcext:value-type="float">
            <text:p>0,00</text:p>
          </table:table-cell>
          <table:table-cell table:formula="of:=([.D248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200" calcext:value-type="float">
            <text:p>6200</text:p>
          </table:table-cell>
          <table:table-cell office:value-type="float" office:value="0.609" calcext:value-type="float">
            <text:p>0,609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49]-[.D248])/[.D248]*100" office:value-type="float" office:value="0" calcext:value-type="float">
            <text:p>0,00</text:p>
          </table:table-cell>
          <table:table-cell table:formula="of:=([.D249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225" calcext:value-type="float">
            <text:p>6225</text:p>
          </table:table-cell>
          <table:table-cell office:value-type="float" office:value="0.611" calcext:value-type="float">
            <text:p>0,611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50]-[.D249])/[.D249]*100" office:value-type="float" office:value="0" calcext:value-type="float">
            <text:p>0,00</text:p>
          </table:table-cell>
          <table:table-cell table:formula="of:=([.D250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250" calcext:value-type="float">
            <text:p>6250</text:p>
          </table:table-cell>
          <table:table-cell office:value-type="float" office:value="0.613" calcext:value-type="float">
            <text:p>0,613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51]-[.D250])/[.D250]*100" office:value-type="float" office:value="0" calcext:value-type="float">
            <text:p>0,00</text:p>
          </table:table-cell>
          <table:table-cell table:formula="of:=([.D251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275" calcext:value-type="float">
            <text:p>6275</text:p>
          </table:table-cell>
          <table:table-cell office:value-type="float" office:value="0.614" calcext:value-type="float">
            <text:p>0,614</text:p>
          </table:table-cell>
          <table:table-cell office:value-type="float" office:value="6809.71901724885" calcext:value-type="float">
            <text:p>6809,71901724885</text:p>
          </table:table-cell>
          <table:table-cell table:formula="of:=([.D252]-[.D251])/[.D251]*100" office:value-type="float" office:value="0" calcext:value-type="float">
            <text:p>0,00</text:p>
          </table:table-cell>
          <table:table-cell table:formula="of:=([.D252]-[.$D$501])/[.$D$501]*100" office:value-type="float" office:value="21.3205890527053" calcext:value-type="float">
            <text:p>21,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300" calcext:value-type="float">
            <text:p>6300</text:p>
          </table:table-cell>
          <table:table-cell office:value-type="float" office:value="0.616" calcext:value-type="float">
            <text:p>0,616</text:p>
          </table:table-cell>
          <table:table-cell office:value-type="float" office:value="6793.10889630132" calcext:value-type="float">
            <text:p>6793,10889630132</text:p>
          </table:table-cell>
          <table:table-cell table:formula="of:=([.D253]-[.D252])/[.D252]*100" office:value-type="float" office:value="-0.243917860714273" calcext:value-type="float">
            <text:p>-0,24</text:p>
          </table:table-cell>
          <table:table-cell table:formula="of:=([.D253]-[.$D$501])/[.$D$501]*100" office:value-type="float" office:value="21.024666467282" calcext:value-type="float">
            <text:p>21,0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325" calcext:value-type="float">
            <text:p>6325</text:p>
          </table:table-cell>
          <table:table-cell office:value-type="float" office:value="0.618" calcext:value-type="float">
            <text:p>0,618</text:p>
          </table:table-cell>
          <table:table-cell office:value-type="float" office:value="6793.10889630132" calcext:value-type="float">
            <text:p>6793,10889630132</text:p>
          </table:table-cell>
          <table:table-cell table:formula="of:=([.D254]-[.D253])/[.D253]*100" office:value-type="float" office:value="0" calcext:value-type="float">
            <text:p>0,00</text:p>
          </table:table-cell>
          <table:table-cell table:formula="of:=([.D254]-[.$D$501])/[.$D$501]*100" office:value-type="float" office:value="21.024666467282" calcext:value-type="float">
            <text:p>21,0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350" calcext:value-type="float">
            <text:p>6350</text:p>
          </table:table-cell>
          <table:table-cell office:value-type="float" office:value="0.62" calcext:value-type="float">
            <text:p>0,62</text:p>
          </table:table-cell>
          <table:table-cell office:value-type="float" office:value="6793.10889630132" calcext:value-type="float">
            <text:p>6793,10889630132</text:p>
          </table:table-cell>
          <table:table-cell table:formula="of:=([.D255]-[.D254])/[.D254]*100" office:value-type="float" office:value="0" calcext:value-type="float">
            <text:p>0,00</text:p>
          </table:table-cell>
          <table:table-cell table:formula="of:=([.D255]-[.$D$501])/[.$D$501]*100" office:value-type="float" office:value="21.024666467282" calcext:value-type="float">
            <text:p>21,02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75" calcext:value-type="float">
            <text:p>6375</text:p>
          </table:table-cell>
          <table:table-cell office:value-type="float" office:value="0.622" calcext:value-type="float">
            <text:p>0,622</text:p>
          </table:table-cell>
          <table:table-cell office:value-type="float" office:value="6761.96477042627" calcext:value-type="float">
            <text:p>6761,96477042627</text:p>
          </table:table-cell>
          <table:table-cell table:formula="of:=([.D256]-[.D255])/[.D255]*100" office:value-type="float" office:value="-0.458466459915043" calcext:value-type="float">
            <text:p>-0,46</text:p>
          </table:table-cell>
          <table:table-cell table:formula="of:=([.D256]-[.$D$501])/[.$D$501]*100" office:value-type="float" office:value="20.4698089633055" calcext:value-type="float">
            <text:p>20,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00" calcext:value-type="float">
            <text:p>6400</text:p>
          </table:table-cell>
          <table:table-cell office:value-type="float" office:value="0.624" calcext:value-type="float">
            <text:p>0,624</text:p>
          </table:table-cell>
          <table:table-cell office:value-type="float" office:value="6761.96477042627" calcext:value-type="float">
            <text:p>6761,96477042627</text:p>
          </table:table-cell>
          <table:table-cell table:formula="of:=([.D257]-[.D256])/[.D256]*100" office:value-type="float" office:value="0" calcext:value-type="float">
            <text:p>0,00</text:p>
          </table:table-cell>
          <table:table-cell table:formula="of:=([.D257]-[.$D$501])/[.$D$501]*100" office:value-type="float" office:value="20.4698089633055" calcext:value-type="float">
            <text:p>20,47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25" calcext:value-type="float">
            <text:p>6425</text:p>
          </table:table-cell>
          <table:table-cell office:value-type="float" office:value="0.626" calcext:value-type="float">
            <text:p>0,626</text:p>
          </table:table-cell>
          <table:table-cell office:value-type="float" office:value="6761.96477042627" calcext:value-type="float">
            <text:p>6761,96477042627</text:p>
          </table:table-cell>
          <table:table-cell table:formula="of:=([.D258]-[.D257])/[.D257]*100" office:value-type="float" office:value="0" calcext:value-type="float">
            <text:p>0,00</text:p>
          </table:table-cell>
          <table:table-cell table:formula="of:=([.D258]-[.$D$501])/[.$D$501]*100" office:value-type="float" office:value="20.4698089633055" calcext:value-type="float">
            <text:p>20,4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450" calcext:value-type="float">
            <text:p>6450</text:p>
          </table:table-cell>
          <table:table-cell office:value-type="float" office:value="0.628" calcext:value-type="float">
            <text:p>0,628</text:p>
          </table:table-cell>
          <table:table-cell office:value-type="float" office:value="6761.96477042627" calcext:value-type="float">
            <text:p>6761,96477042627</text:p>
          </table:table-cell>
          <table:table-cell table:formula="of:=([.D259]-[.D258])/[.D258]*100" office:value-type="float" office:value="0" calcext:value-type="float">
            <text:p>0,00</text:p>
          </table:table-cell>
          <table:table-cell table:formula="of:=([.D259]-[.$D$501])/[.$D$501]*100" office:value-type="float" office:value="20.4698089633055" calcext:value-type="float">
            <text:p>20,4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475" calcext:value-type="float">
            <text:p>6475</text:p>
          </table:table-cell>
          <table:table-cell office:value-type="float" office:value="0.63" calcext:value-type="float">
            <text:p>0,63</text:p>
          </table:table-cell>
          <table:table-cell office:value-type="float" office:value="6761.96477042627" calcext:value-type="float">
            <text:p>6761,96477042627</text:p>
          </table:table-cell>
          <table:table-cell table:formula="of:=([.D260]-[.D259])/[.D259]*100" office:value-type="float" office:value="0" calcext:value-type="float">
            <text:p>0,00</text:p>
          </table:table-cell>
          <table:table-cell table:formula="of:=([.D260]-[.$D$501])/[.$D$501]*100" office:value-type="float" office:value="20.4698089633055" calcext:value-type="float">
            <text:p>20,4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500" calcext:value-type="float">
            <text:p>6500</text:p>
          </table:table-cell>
          <table:table-cell office:value-type="float" office:value="0.631" calcext:value-type="float">
            <text:p>0,631</text:p>
          </table:table-cell>
          <table:table-cell office:value-type="float" office:value="6604.07966551641" calcext:value-type="float">
            <text:p>6604,07966551641</text:p>
          </table:table-cell>
          <table:table-cell table:formula="of:=([.D261]-[.D260])/[.D260]*100" office:value-type="float" office:value="-2.33489984450056" calcext:value-type="float">
            <text:p>-2,33</text:p>
          </table:table-cell>
          <table:table-cell table:formula="of:=([.D261]-[.$D$501])/[.$D$501]*100" office:value-type="float" office:value="17.6569595811511" calcext:value-type="float">
            <text:p>17,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25" calcext:value-type="float">
            <text:p>6525</text:p>
          </table:table-cell>
          <table:table-cell office:value-type="float" office:value="0.633" calcext:value-type="float">
            <text:p>0,633</text:p>
          </table:table-cell>
          <table:table-cell office:value-type="float" office:value="6604.07966551641" calcext:value-type="float">
            <text:p>6604,07966551641</text:p>
          </table:table-cell>
          <table:table-cell table:formula="of:=([.D262]-[.D261])/[.D261]*100" office:value-type="float" office:value="0" calcext:value-type="float">
            <text:p>0,00</text:p>
          </table:table-cell>
          <table:table-cell table:formula="of:=([.D262]-[.$D$501])/[.$D$501]*100" office:value-type="float" office:value="17.6569595811511" calcext:value-type="float">
            <text:p>17,6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550" calcext:value-type="float">
            <text:p>6550</text:p>
          </table:table-cell>
          <table:table-cell office:value-type="float" office:value="0.635" calcext:value-type="float">
            <text:p>0,635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3]-[.D262])/[.D262]*100" office:value-type="float" office:value="-0.148485220913886" calcext:value-type="float">
            <text:p>-0,15</text:p>
          </table:table-cell>
          <table:table-cell table:formula="of:=([.D263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575" calcext:value-type="float">
            <text:p>6575</text:p>
          </table:table-cell>
          <table:table-cell office:value-type="float" office:value="0.637" calcext:value-type="float">
            <text:p>0,637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4]-[.D263])/[.D263]*100" office:value-type="float" office:value="0" calcext:value-type="float">
            <text:p>0,00</text:p>
          </table:table-cell>
          <table:table-cell table:formula="of:=([.D264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00" calcext:value-type="float">
            <text:p>6600</text:p>
          </table:table-cell>
          <table:table-cell office:value-type="float" office:value="0.639" calcext:value-type="float">
            <text:p>0,639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5]-[.D264])/[.D264]*100" office:value-type="float" office:value="0" calcext:value-type="float">
            <text:p>0,00</text:p>
          </table:table-cell>
          <table:table-cell table:formula="of:=([.D265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25" calcext:value-type="float">
            <text:p>6625</text:p>
          </table:table-cell>
          <table:table-cell office:value-type="float" office:value="0.641" calcext:value-type="float">
            <text:p>0,641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6]-[.D265])/[.D265]*100" office:value-type="float" office:value="0" calcext:value-type="float">
            <text:p>0,00</text:p>
          </table:table-cell>
          <table:table-cell table:formula="of:=([.D266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50" calcext:value-type="float">
            <text:p>6650</text:p>
          </table:table-cell>
          <table:table-cell office:value-type="float" office:value="0.642" calcext:value-type="float">
            <text:p>0,642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7]-[.D266])/[.D266]*100" office:value-type="float" office:value="0" calcext:value-type="float">
            <text:p>0,00</text:p>
          </table:table-cell>
          <table:table-cell table:formula="of:=([.D267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75" calcext:value-type="float">
            <text:p>6675</text:p>
          </table:table-cell>
          <table:table-cell office:value-type="float" office:value="0.644" calcext:value-type="float">
            <text:p>0,644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8]-[.D267])/[.D267]*100" office:value-type="float" office:value="0" calcext:value-type="float">
            <text:p>0,00</text:p>
          </table:table-cell>
          <table:table-cell table:formula="of:=([.D268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700" calcext:value-type="float">
            <text:p>6700</text:p>
          </table:table-cell>
          <table:table-cell office:value-type="float" office:value="0.646" calcext:value-type="float">
            <text:p>0,646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69]-[.D268])/[.D268]*100" office:value-type="float" office:value="0" calcext:value-type="float">
            <text:p>0,00</text:p>
          </table:table-cell>
          <table:table-cell table:formula="of:=([.D269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25" calcext:value-type="float">
            <text:p>6725</text:p>
          </table:table-cell>
          <table:table-cell office:value-type="float" office:value="0.648" calcext:value-type="float">
            <text:p>0,648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0]-[.D269])/[.D269]*100" office:value-type="float" office:value="0" calcext:value-type="float">
            <text:p>0,00</text:p>
          </table:table-cell>
          <table:table-cell table:formula="of:=([.D270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50" calcext:value-type="float">
            <text:p>6750</text:p>
          </table:table-cell>
          <table:table-cell office:value-type="float" office:value="0.65" calcext:value-type="float">
            <text:p>0,65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1]-[.D270])/[.D270]*100" office:value-type="float" office:value="0" calcext:value-type="float">
            <text:p>0,00</text:p>
          </table:table-cell>
          <table:table-cell table:formula="of:=([.D271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775" calcext:value-type="float">
            <text:p>6775</text:p>
          </table:table-cell>
          <table:table-cell office:value-type="float" office:value="0.652" calcext:value-type="float">
            <text:p>0,652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2]-[.D271])/[.D271]*100" office:value-type="float" office:value="0" calcext:value-type="float">
            <text:p>0,00</text:p>
          </table:table-cell>
          <table:table-cell table:formula="of:=([.D272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800" calcext:value-type="float">
            <text:p>6800</text:p>
          </table:table-cell>
          <table:table-cell office:value-type="float" office:value="0.653" calcext:value-type="float">
            <text:p>0,653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3]-[.D272])/[.D272]*100" office:value-type="float" office:value="0" calcext:value-type="float">
            <text:p>0,00</text:p>
          </table:table-cell>
          <table:table-cell table:formula="of:=([.D273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825" calcext:value-type="float">
            <text:p>6825</text:p>
          </table:table-cell>
          <table:table-cell office:value-type="float" office:value="0.655" calcext:value-type="float">
            <text:p>0,655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4]-[.D273])/[.D273]*100" office:value-type="float" office:value="0" calcext:value-type="float">
            <text:p>0,00</text:p>
          </table:table-cell>
          <table:table-cell table:formula="of:=([.D274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850" calcext:value-type="float">
            <text:p>6850</text:p>
          </table:table-cell>
          <table:table-cell office:value-type="float" office:value="0.657" calcext:value-type="float">
            <text:p>0,657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5]-[.D274])/[.D274]*100" office:value-type="float" office:value="0" calcext:value-type="float">
            <text:p>0,00</text:p>
          </table:table-cell>
          <table:table-cell table:formula="of:=([.D275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875" calcext:value-type="float">
            <text:p>6875</text:p>
          </table:table-cell>
          <table:table-cell office:value-type="float" office:value="0.659" calcext:value-type="float">
            <text:p>0,659</text:p>
          </table:table-cell>
          <table:table-cell office:value-type="float" office:value="6594.27358323574" calcext:value-type="float">
            <text:p>6594,27358323574</text:p>
          </table:table-cell>
          <table:table-cell table:formula="of:=([.D276]-[.D275])/[.D275]*100" office:value-type="float" office:value="0" calcext:value-type="float">
            <text:p>0,00</text:p>
          </table:table-cell>
          <table:table-cell table:formula="of:=([.D276]-[.$D$501])/[.$D$501]*100" office:value-type="float" office:value="17.4822563847965" calcext:value-type="float">
            <text:p>17,48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900" calcext:value-type="float">
            <text:p>6900</text:p>
          </table:table-cell>
          <table:table-cell office:value-type="float" office:value="0.661" calcext:value-type="float">
            <text:p>0,661</text:p>
          </table:table-cell>
          <table:table-cell office:value-type="float" office:value="6586.93811676579" calcext:value-type="float">
            <text:p>6586,93811676579</text:p>
          </table:table-cell>
          <table:table-cell table:formula="of:=([.D277]-[.D276])/[.D276]*100" office:value-type="float" office:value="-0.111239947468932" calcext:value-type="float">
            <text:p>-0,11</text:p>
          </table:table-cell>
          <table:table-cell table:formula="of:=([.D277]-[.$D$501])/[.$D$501]*100" office:value-type="float" office:value="17.3515691845087" calcext:value-type="float">
            <text:p>17,35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925" calcext:value-type="float">
            <text:p>6925</text:p>
          </table:table-cell>
          <table:table-cell office:value-type="float" office:value="0.663" calcext:value-type="float">
            <text:p>0,663</text:p>
          </table:table-cell>
          <table:table-cell office:value-type="float" office:value="6586.93811676579" calcext:value-type="float">
            <text:p>6586,93811676579</text:p>
          </table:table-cell>
          <table:table-cell table:formula="of:=([.D278]-[.D277])/[.D277]*100" office:value-type="float" office:value="0" calcext:value-type="float">
            <text:p>0,00</text:p>
          </table:table-cell>
          <table:table-cell table:formula="of:=([.D278]-[.$D$501])/[.$D$501]*100" office:value-type="float" office:value="17.3515691845087" calcext:value-type="float">
            <text:p>17,3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950" calcext:value-type="float">
            <text:p>6950</text:p>
          </table:table-cell>
          <table:table-cell office:value-type="float" office:value="0.665" calcext:value-type="float">
            <text:p>0,665</text:p>
          </table:table-cell>
          <table:table-cell office:value-type="float" office:value="6586.93811676579" calcext:value-type="float">
            <text:p>6586,93811676579</text:p>
          </table:table-cell>
          <table:table-cell table:formula="of:=([.D279]-[.D278])/[.D278]*100" office:value-type="float" office:value="0" calcext:value-type="float">
            <text:p>0,00</text:p>
          </table:table-cell>
          <table:table-cell table:formula="of:=([.D279]-[.$D$501])/[.$D$501]*100" office:value-type="float" office:value="17.3515691845087" calcext:value-type="float">
            <text:p>17,35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975" calcext:value-type="float">
            <text:p>6975</text:p>
          </table:table-cell>
          <table:table-cell office:value-type="float" office:value="0.666" calcext:value-type="float">
            <text:p>0,666</text:p>
          </table:table-cell>
          <table:table-cell office:value-type="float" office:value="6586.93811676579" calcext:value-type="float">
            <text:p>6586,93811676579</text:p>
          </table:table-cell>
          <table:table-cell table:formula="of:=([.D280]-[.D279])/[.D279]*100" office:value-type="float" office:value="0" calcext:value-type="float">
            <text:p>0,00</text:p>
          </table:table-cell>
          <table:table-cell table:formula="of:=([.D280]-[.$D$501])/[.$D$501]*100" office:value-type="float" office:value="17.3515691845087" calcext:value-type="float">
            <text:p>17,3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000" calcext:value-type="float">
            <text:p>7000</text:p>
          </table:table-cell>
          <table:table-cell office:value-type="float" office:value="0.668" calcext:value-type="float">
            <text:p>0,668</text:p>
          </table:table-cell>
          <table:table-cell office:value-type="float" office:value="6586.93811676579" calcext:value-type="float">
            <text:p>6586,93811676579</text:p>
          </table:table-cell>
          <table:table-cell table:formula="of:=([.D281]-[.D280])/[.D280]*100" office:value-type="float" office:value="0" calcext:value-type="float">
            <text:p>0,00</text:p>
          </table:table-cell>
          <table:table-cell table:formula="of:=([.D281]-[.$D$501])/[.$D$501]*100" office:value-type="float" office:value="17.3515691845087" calcext:value-type="float">
            <text:p>17,3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025" calcext:value-type="float">
            <text:p>7025</text:p>
          </table:table-cell>
          <table:table-cell office:value-type="float" office:value="0.67" calcext:value-type="float">
            <text:p>0,67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2]-[.D281])/[.D281]*100" office:value-type="float" office:value="-0.449969248383163" calcext:value-type="float">
            <text:p>-0,45</text:p>
          </table:table-cell>
          <table:table-cell table:formula="of:=([.D282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50" calcext:value-type="float">
            <text:p>7050</text:p>
          </table:table-cell>
          <table:table-cell office:value-type="float" office:value="0.672" calcext:value-type="float">
            <text:p>0,672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3]-[.D282])/[.D282]*100" office:value-type="float" office:value="0" calcext:value-type="float">
            <text:p>0,00</text:p>
          </table:table-cell>
          <table:table-cell table:formula="of:=([.D283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075" calcext:value-type="float">
            <text:p>7075</text:p>
          </table:table-cell>
          <table:table-cell office:value-type="float" office:value="0.674" calcext:value-type="float">
            <text:p>0,674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4]-[.D283])/[.D283]*100" office:value-type="float" office:value="0" calcext:value-type="float">
            <text:p>0,00</text:p>
          </table:table-cell>
          <table:table-cell table:formula="of:=([.D284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100" calcext:value-type="float">
            <text:p>7100</text:p>
          </table:table-cell>
          <table:table-cell office:value-type="float" office:value="0.675" calcext:value-type="float">
            <text:p>0,675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5]-[.D284])/[.D284]*100" office:value-type="float" office:value="0" calcext:value-type="float">
            <text:p>0,00</text:p>
          </table:table-cell>
          <table:table-cell table:formula="of:=([.D285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125" calcext:value-type="float">
            <text:p>7125</text:p>
          </table:table-cell>
          <table:table-cell office:value-type="float" office:value="0.677" calcext:value-type="float">
            <text:p>0,677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6]-[.D285])/[.D285]*100" office:value-type="float" office:value="0" calcext:value-type="float">
            <text:p>0,00</text:p>
          </table:table-cell>
          <table:table-cell table:formula="of:=([.D286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150" calcext:value-type="float">
            <text:p>7150</text:p>
          </table:table-cell>
          <table:table-cell office:value-type="float" office:value="0.679" calcext:value-type="float">
            <text:p>0,679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7]-[.D286])/[.D286]*100" office:value-type="float" office:value="0" calcext:value-type="float">
            <text:p>0,00</text:p>
          </table:table-cell>
          <table:table-cell table:formula="of:=([.D287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175" calcext:value-type="float">
            <text:p>7175</text:p>
          </table:table-cell>
          <table:table-cell office:value-type="float" office:value="0.681" calcext:value-type="float">
            <text:p>0,681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8]-[.D287])/[.D287]*100" office:value-type="float" office:value="0" calcext:value-type="float">
            <text:p>0,00</text:p>
          </table:table-cell>
          <table:table-cell table:formula="of:=([.D288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200" calcext:value-type="float">
            <text:p>7200</text:p>
          </table:table-cell>
          <table:table-cell office:value-type="float" office:value="0.682" calcext:value-type="float">
            <text:p>0,682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89]-[.D288])/[.D288]*100" office:value-type="float" office:value="0" calcext:value-type="float">
            <text:p>0,00</text:p>
          </table:table-cell>
          <table:table-cell table:formula="of:=([.D289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225" calcext:value-type="float">
            <text:p>7225</text:p>
          </table:table-cell>
          <table:table-cell office:value-type="float" office:value="0.684" calcext:value-type="float">
            <text:p>0,684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0]-[.D289])/[.D289]*100" office:value-type="float" office:value="0" calcext:value-type="float">
            <text:p>0,00</text:p>
          </table:table-cell>
          <table:table-cell table:formula="of:=([.D290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250" calcext:value-type="float">
            <text:p>7250</text:p>
          </table:table-cell>
          <table:table-cell office:value-type="float" office:value="0.686" calcext:value-type="float">
            <text:p>0,686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1]-[.D290])/[.D290]*100" office:value-type="float" office:value="0" calcext:value-type="float">
            <text:p>0,00</text:p>
          </table:table-cell>
          <table:table-cell table:formula="of:=([.D291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275" calcext:value-type="float">
            <text:p>7275</text:p>
          </table:table-cell>
          <table:table-cell office:value-type="float" office:value="0.688" calcext:value-type="float">
            <text:p>0,688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2]-[.D291])/[.D291]*100" office:value-type="float" office:value="0" calcext:value-type="float">
            <text:p>0,00</text:p>
          </table:table-cell>
          <table:table-cell table:formula="of:=([.D292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300" calcext:value-type="float">
            <text:p>7300</text:p>
          </table:table-cell>
          <table:table-cell office:value-type="float" office:value="0.69" calcext:value-type="float">
            <text:p>0,69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3]-[.D292])/[.D292]*100" office:value-type="float" office:value="0" calcext:value-type="float">
            <text:p>0,00</text:p>
          </table:table-cell>
          <table:table-cell table:formula="of:=([.D293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25" calcext:value-type="float">
            <text:p>7325</text:p>
          </table:table-cell>
          <table:table-cell office:value-type="float" office:value="0.691" calcext:value-type="float">
            <text:p>0,691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4]-[.D293])/[.D293]*100" office:value-type="float" office:value="0" calcext:value-type="float">
            <text:p>0,00</text:p>
          </table:table-cell>
          <table:table-cell table:formula="of:=([.D294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350" calcext:value-type="float">
            <text:p>7350</text:p>
          </table:table-cell>
          <table:table-cell office:value-type="float" office:value="0.693" calcext:value-type="float">
            <text:p>0,693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5]-[.D294])/[.D294]*100" office:value-type="float" office:value="0" calcext:value-type="float">
            <text:p>0,00</text:p>
          </table:table-cell>
          <table:table-cell table:formula="of:=([.D295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75" calcext:value-type="float">
            <text:p>7375</text:p>
          </table:table-cell>
          <table:table-cell office:value-type="float" office:value="0.695" calcext:value-type="float">
            <text:p>0,695</text:p>
          </table:table-cell>
          <table:table-cell office:value-type="float" office:value="6557.29892083031" calcext:value-type="float">
            <text:p>6557,29892083031</text:p>
          </table:table-cell>
          <table:table-cell table:formula="of:=([.D296]-[.D295])/[.D295]*100" office:value-type="float" office:value="0" calcext:value-type="float">
            <text:p>0,00</text:p>
          </table:table-cell>
          <table:table-cell table:formula="of:=([.D296]-[.$D$501])/[.$D$501]*100" office:value-type="float" office:value="16.8235232106834" calcext:value-type="float">
            <text:p>16,82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00" calcext:value-type="float">
            <text:p>7400</text:p>
          </table:table-cell>
          <table:table-cell office:value-type="float" office:value="0.697" calcext:value-type="float">
            <text:p>0,697</text:p>
          </table:table-cell>
          <table:table-cell office:value-type="float" office:value="6529.15917728694" calcext:value-type="float">
            <text:p>6529,15917728694</text:p>
          </table:table-cell>
          <table:table-cell table:formula="of:=([.D297]-[.D296])/[.D296]*100" office:value-type="float" office:value="-0.429136202011161" calcext:value-type="float">
            <text:p>-0,43</text:p>
          </table:table-cell>
          <table:table-cell table:formula="of:=([.D297]-[.$D$501])/[.$D$501]*100" office:value-type="float" office:value="16.3221911801214" calcext:value-type="float">
            <text:p>16,32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25" calcext:value-type="float">
            <text:p>7425</text:p>
          </table:table-cell>
          <table:table-cell office:value-type="float" office:value="0.698" calcext:value-type="float">
            <text:p>0,698</text:p>
          </table:table-cell>
          <table:table-cell office:value-type="float" office:value="6529.15917728694" calcext:value-type="float">
            <text:p>6529,15917728694</text:p>
          </table:table-cell>
          <table:table-cell table:formula="of:=([.D298]-[.D297])/[.D297]*100" office:value-type="float" office:value="0" calcext:value-type="float">
            <text:p>0,00</text:p>
          </table:table-cell>
          <table:table-cell table:formula="of:=([.D298]-[.$D$501])/[.$D$501]*100" office:value-type="float" office:value="16.3221911801214" calcext:value-type="float">
            <text:p>16,32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450" calcext:value-type="float">
            <text:p>7450</text:p>
          </table:table-cell>
          <table:table-cell office:value-type="float" office:value="0.7" calcext:value-type="float">
            <text:p>0,7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299]-[.D298])/[.D298]*100" office:value-type="float" office:value="-0.171232563045805" calcext:value-type="float">
            <text:p>-0,17</text:p>
          </table:table-cell>
          <table:table-cell table:formula="of:=([.D299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475" calcext:value-type="float">
            <text:p>7475</text:p>
          </table:table-cell>
          <table:table-cell office:value-type="float" office:value="0.702" calcext:value-type="float">
            <text:p>0,702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0]-[.D299])/[.D299]*100" office:value-type="float" office:value="0" calcext:value-type="float">
            <text:p>0,00</text:p>
          </table:table-cell>
          <table:table-cell table:formula="of:=([.D300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float" office:value="0.704" calcext:value-type="float">
            <text:p>0,704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1]-[.D300])/[.D300]*100" office:value-type="float" office:value="0" calcext:value-type="float">
            <text:p>0,00</text:p>
          </table:table-cell>
          <table:table-cell table:formula="of:=([.D301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525" calcext:value-type="float">
            <text:p>7525</text:p>
          </table:table-cell>
          <table:table-cell office:value-type="float" office:value="0.705" calcext:value-type="float">
            <text:p>0,705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2]-[.D301])/[.D301]*100" office:value-type="float" office:value="0" calcext:value-type="float">
            <text:p>0,00</text:p>
          </table:table-cell>
          <table:table-cell table:formula="of:=([.D302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50" calcext:value-type="float">
            <text:p>7550</text:p>
          </table:table-cell>
          <table:table-cell office:value-type="float" office:value="0.707" calcext:value-type="float">
            <text:p>0,707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3]-[.D302])/[.D302]*100" office:value-type="float" office:value="0" calcext:value-type="float">
            <text:p>0,00</text:p>
          </table:table-cell>
          <table:table-cell table:formula="of:=([.D303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575" calcext:value-type="float">
            <text:p>7575</text:p>
          </table:table-cell>
          <table:table-cell office:value-type="float" office:value="0.709" calcext:value-type="float">
            <text:p>0,709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4]-[.D303])/[.D303]*100" office:value-type="float" office:value="0" calcext:value-type="float">
            <text:p>0,00</text:p>
          </table:table-cell>
          <table:table-cell table:formula="of:=([.D304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600" calcext:value-type="float">
            <text:p>7600</text:p>
          </table:table-cell>
          <table:table-cell office:value-type="float" office:value="0.711" calcext:value-type="float">
            <text:p>0,711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5]-[.D304])/[.D304]*100" office:value-type="float" office:value="0" calcext:value-type="float">
            <text:p>0,00</text:p>
          </table:table-cell>
          <table:table-cell table:formula="of:=([.D305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625" calcext:value-type="float">
            <text:p>7625</text:p>
          </table:table-cell>
          <table:table-cell office:value-type="float" office:value="0.713" calcext:value-type="float">
            <text:p>0,713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6]-[.D305])/[.D305]*100" office:value-type="float" office:value="0" calcext:value-type="float">
            <text:p>0,00</text:p>
          </table:table-cell>
          <table:table-cell table:formula="of:=([.D306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650" calcext:value-type="float">
            <text:p>7650</text:p>
          </table:table-cell>
          <table:table-cell office:value-type="float" office:value="0.714" calcext:value-type="float">
            <text:p>0,714</text:p>
          </table:table-cell>
          <table:table-cell office:value-type="float" office:value="6517.97913068233" calcext:value-type="float">
            <text:p>6517,97913068233</text:p>
          </table:table-cell>
          <table:table-cell table:formula="of:=([.D307]-[.D306])/[.D306]*100" office:value-type="float" office:value="0" calcext:value-type="float">
            <text:p>0,00</text:p>
          </table:table-cell>
          <table:table-cell table:formula="of:=([.D307]-[.$D$501])/[.$D$501]*100" office:value-type="float" office:value="16.1230097107726" calcext:value-type="float">
            <text:p>16,1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675" calcext:value-type="float">
            <text:p>7675</text:p>
          </table:table-cell>
          <table:table-cell office:value-type="float" office:value="0.716" calcext:value-type="float">
            <text:p>0,716</text:p>
          </table:table-cell>
          <table:table-cell office:value-type="float" office:value="6467.94909714913" calcext:value-type="float">
            <text:p>6467,94909714913</text:p>
          </table:table-cell>
          <table:table-cell table:formula="of:=([.D308]-[.D307])/[.D307]*100" office:value-type="float" office:value="-0.767569710336951" calcext:value-type="float">
            <text:p>-0,77</text:p>
          </table:table-cell>
          <table:table-cell table:formula="of:=([.D308]-[.$D$501])/[.$D$501]*100" office:value-type="float" office:value="15.2316846615011" calcext:value-type="float">
            <text:p>15,2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700" calcext:value-type="float">
            <text:p>7700</text:p>
          </table:table-cell>
          <table:table-cell office:value-type="float" office:value="0.718" calcext:value-type="float">
            <text:p>0,718</text:p>
          </table:table-cell>
          <table:table-cell office:value-type="float" office:value="6467.94909714913" calcext:value-type="float">
            <text:p>6467,94909714913</text:p>
          </table:table-cell>
          <table:table-cell table:formula="of:=([.D309]-[.D308])/[.D308]*100" office:value-type="float" office:value="0" calcext:value-type="float">
            <text:p>0,00</text:p>
          </table:table-cell>
          <table:table-cell table:formula="of:=([.D309]-[.$D$501])/[.$D$501]*100" office:value-type="float" office:value="15.2316846615011" calcext:value-type="float">
            <text:p>15,2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725" calcext:value-type="float">
            <text:p>7725</text:p>
          </table:table-cell>
          <table:table-cell office:value-type="float" office:value="0.72" calcext:value-type="float">
            <text:p>0,72</text:p>
          </table:table-cell>
          <table:table-cell office:value-type="float" office:value="6445.67045340852" calcext:value-type="float">
            <text:p>6445,67045340852</text:p>
          </table:table-cell>
          <table:table-cell table:formula="of:=([.D310]-[.D309])/[.D309]*100" office:value-type="float" office:value="-0.344446800770756" calcext:value-type="float">
            <text:p>-0,34</text:p>
          </table:table-cell>
          <table:table-cell table:formula="of:=([.D310]-[.$D$501])/[.$D$501]*100" office:value-type="float" office:value="14.834772810210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750" calcext:value-type="float">
            <text:p>7750</text:p>
          </table:table-cell>
          <table:table-cell office:value-type="float" office:value="0.722" calcext:value-type="float">
            <text:p>0,722</text:p>
          </table:table-cell>
          <table:table-cell office:value-type="float" office:value="6445.67045340852" calcext:value-type="float">
            <text:p>6445,67045340852</text:p>
          </table:table-cell>
          <table:table-cell table:formula="of:=([.D311]-[.D310])/[.D310]*100" office:value-type="float" office:value="0" calcext:value-type="float">
            <text:p>0,00</text:p>
          </table:table-cell>
          <table:table-cell table:formula="of:=([.D311]-[.$D$501])/[.$D$501]*100" office:value-type="float" office:value="14.834772810210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775" calcext:value-type="float">
            <text:p>7775</text:p>
          </table:table-cell>
          <table:table-cell office:value-type="float" office:value="0.723" calcext:value-type="float">
            <text:p>0,723</text:p>
          </table:table-cell>
          <table:table-cell office:value-type="float" office:value="6445.67045340852" calcext:value-type="float">
            <text:p>6445,67045340852</text:p>
          </table:table-cell>
          <table:table-cell table:formula="of:=([.D312]-[.D311])/[.D311]*100" office:value-type="float" office:value="0" calcext:value-type="float">
            <text:p>0,00</text:p>
          </table:table-cell>
          <table:table-cell table:formula="of:=([.D312]-[.$D$501])/[.$D$501]*100" office:value-type="float" office:value="14.834772810210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00" calcext:value-type="float">
            <text:p>7800</text:p>
          </table:table-cell>
          <table:table-cell office:value-type="float" office:value="0.725" calcext:value-type="float">
            <text:p>0,725</text:p>
          </table:table-cell>
          <table:table-cell office:value-type="float" office:value="6445.67045340852" calcext:value-type="float">
            <text:p>6445,67045340852</text:p>
          </table:table-cell>
          <table:table-cell table:formula="of:=([.D313]-[.D312])/[.D312]*100" office:value-type="float" office:value="0" calcext:value-type="float">
            <text:p>0,00</text:p>
          </table:table-cell>
          <table:table-cell table:formula="of:=([.D313]-[.$D$501])/[.$D$501]*100" office:value-type="float" office:value="14.834772810210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825" calcext:value-type="float">
            <text:p>7825</text:p>
          </table:table-cell>
          <table:table-cell office:value-type="float" office:value="0.727" calcext:value-type="float">
            <text:p>0,727</text:p>
          </table:table-cell>
          <table:table-cell office:value-type="float" office:value="6445.67045340852" calcext:value-type="float">
            <text:p>6445,67045340852</text:p>
          </table:table-cell>
          <table:table-cell table:formula="of:=([.D314]-[.D313])/[.D313]*100" office:value-type="float" office:value="0" calcext:value-type="float">
            <text:p>0,00</text:p>
          </table:table-cell>
          <table:table-cell table:formula="of:=([.D314]-[.$D$501])/[.$D$501]*100" office:value-type="float" office:value="14.834772810210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850" calcext:value-type="float">
            <text:p>7850</text:p>
          </table:table-cell>
          <table:table-cell office:value-type="float" office:value="0.729" calcext:value-type="float">
            <text:p>0,729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15]-[.D314])/[.D314]*100" office:value-type="float" office:value="-0.53765084722031" calcext:value-type="float">
            <text:p>-0,54</text:p>
          </table:table-cell>
          <table:table-cell table:formula="of:=([.D315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75" calcext:value-type="float">
            <text:p>7875</text:p>
          </table:table-cell>
          <table:table-cell office:value-type="float" office:value="0.73" calcext:value-type="float">
            <text:p>0,73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16]-[.D315])/[.D315]*100" office:value-type="float" office:value="0" calcext:value-type="float">
            <text:p>0,00</text:p>
          </table:table-cell>
          <table:table-cell table:formula="of:=([.D316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900" calcext:value-type="float">
            <text:p>7900</text:p>
          </table:table-cell>
          <table:table-cell office:value-type="float" office:value="0.732" calcext:value-type="float">
            <text:p>0,732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17]-[.D316])/[.D316]*100" office:value-type="float" office:value="0" calcext:value-type="float">
            <text:p>0,00</text:p>
          </table:table-cell>
          <table:table-cell table:formula="of:=([.D317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925" calcext:value-type="float">
            <text:p>7925</text:p>
          </table:table-cell>
          <table:table-cell office:value-type="float" office:value="0.734" calcext:value-type="float">
            <text:p>0,734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18]-[.D317])/[.D317]*100" office:value-type="float" office:value="0" calcext:value-type="float">
            <text:p>0,00</text:p>
          </table:table-cell>
          <table:table-cell table:formula="of:=([.D318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50" calcext:value-type="float">
            <text:p>7950</text:p>
          </table:table-cell>
          <table:table-cell office:value-type="float" office:value="0.736" calcext:value-type="float">
            <text:p>0,736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19]-[.D318])/[.D318]*100" office:value-type="float" office:value="0" calcext:value-type="float">
            <text:p>0,00</text:p>
          </table:table-cell>
          <table:table-cell table:formula="of:=([.D319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975" calcext:value-type="float">
            <text:p>7975</text:p>
          </table:table-cell>
          <table:table-cell office:value-type="float" office:value="0.737" calcext:value-type="float">
            <text:p>0,737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20]-[.D319])/[.D319]*100" office:value-type="float" office:value="0" calcext:value-type="float">
            <text:p>0,00</text:p>
          </table:table-cell>
          <table:table-cell table:formula="of:=([.D320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00" calcext:value-type="float">
            <text:p>8000</text:p>
          </table:table-cell>
          <table:table-cell office:value-type="float" office:value="0.739" calcext:value-type="float">
            <text:p>0,739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21]-[.D320])/[.D320]*100" office:value-type="float" office:value="0" calcext:value-type="float">
            <text:p>0,00</text:p>
          </table:table-cell>
          <table:table-cell table:formula="of:=([.D321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25" calcext:value-type="float">
            <text:p>8025</text:p>
          </table:table-cell>
          <table:table-cell office:value-type="float" office:value="0.741" calcext:value-type="float">
            <text:p>0,741</text:p>
          </table:table-cell>
          <table:table-cell office:value-type="float" office:value="6411.01525160674" calcext:value-type="float">
            <text:p>6411,01525160674</text:p>
          </table:table-cell>
          <table:table-cell table:formula="of:=([.D322]-[.D321])/[.D321]*100" office:value-type="float" office:value="0" calcext:value-type="float">
            <text:p>0,00</text:p>
          </table:table-cell>
          <table:table-cell table:formula="of:=([.D322]-[.$D$501])/[.$D$501]*100" office:value-type="float" office:value="14.2173626812927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050" calcext:value-type="float">
            <text:p>8050</text:p>
          </table:table-cell>
          <table:table-cell office:value-type="float" office:value="0.743" calcext:value-type="float">
            <text:p>0,743</text:p>
          </table:table-cell>
          <table:table-cell office:value-type="float" office:value="6407.12953294186" calcext:value-type="float">
            <text:p>6407,12953294186</text:p>
          </table:table-cell>
          <table:table-cell table:formula="of:=([.D323]-[.D322])/[.D322]*100" office:value-type="float" office:value="-0.0606100362014067" calcext:value-type="float">
            <text:p>-0,06</text:p>
          </table:table-cell>
          <table:table-cell table:formula="of:=([.D323]-[.$D$501])/[.$D$501]*100" office:value-type="float" office:value="14.1481354964233" calcext:value-type="float">
            <text:p>14,15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075" calcext:value-type="float">
            <text:p>8075</text:p>
          </table:table-cell>
          <table:table-cell office:value-type="float" office:value="0.744" calcext:value-type="float">
            <text:p>0,744</text:p>
          </table:table-cell>
          <table:table-cell office:value-type="float" office:value="6407.12953294186" calcext:value-type="float">
            <text:p>6407,12953294186</text:p>
          </table:table-cell>
          <table:table-cell table:formula="of:=([.D324]-[.D323])/[.D323]*100" office:value-type="float" office:value="0" calcext:value-type="float">
            <text:p>0,00</text:p>
          </table:table-cell>
          <table:table-cell table:formula="of:=([.D324]-[.$D$501])/[.$D$501]*100" office:value-type="float" office:value="14.1481354964233" calcext:value-type="float">
            <text:p>14,1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100" calcext:value-type="float">
            <text:p>8100</text:p>
          </table:table-cell>
          <table:table-cell office:value-type="float" office:value="0.746" calcext:value-type="float">
            <text:p>0,746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25]-[.D324])/[.D324]*100" office:value-type="float" office:value="-0.0546620510425972" calcext:value-type="float">
            <text:p>-0,05</text:p>
          </table:table-cell>
          <table:table-cell table:formula="of:=([.D325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125" calcext:value-type="float">
            <text:p>8125</text:p>
          </table:table-cell>
          <table:table-cell office:value-type="float" office:value="0.748" calcext:value-type="float">
            <text:p>0,748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26]-[.D325])/[.D325]*100" office:value-type="float" office:value="0" calcext:value-type="float">
            <text:p>0,00</text:p>
          </table:table-cell>
          <table:table-cell table:formula="of:=([.D326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150" calcext:value-type="float">
            <text:p>8150</text:p>
          </table:table-cell>
          <table:table-cell office:value-type="float" office:value="0.75" calcext:value-type="float">
            <text:p>0,75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27]-[.D326])/[.D326]*100" office:value-type="float" office:value="0" calcext:value-type="float">
            <text:p>0,00</text:p>
          </table:table-cell>
          <table:table-cell table:formula="of:=([.D327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175" calcext:value-type="float">
            <text:p>8175</text:p>
          </table:table-cell>
          <table:table-cell office:value-type="float" office:value="0.752" calcext:value-type="float">
            <text:p>0,752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28]-[.D327])/[.D327]*100" office:value-type="float" office:value="0" calcext:value-type="float">
            <text:p>0,00</text:p>
          </table:table-cell>
          <table:table-cell table:formula="of:=([.D328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200" calcext:value-type="float">
            <text:p>8200</text:p>
          </table:table-cell>
          <table:table-cell office:value-type="float" office:value="0.753" calcext:value-type="float">
            <text:p>0,753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29]-[.D328])/[.D328]*100" office:value-type="float" office:value="0" calcext:value-type="float">
            <text:p>0,00</text:p>
          </table:table-cell>
          <table:table-cell table:formula="of:=([.D329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225" calcext:value-type="float">
            <text:p>8225</text:p>
          </table:table-cell>
          <table:table-cell office:value-type="float" office:value="0.755" calcext:value-type="float">
            <text:p>0,755</text:p>
          </table:table-cell>
          <table:table-cell office:value-type="float" office:value="6403.6272645262" calcext:value-type="float">
            <text:p>6403,6272645262</text:p>
          </table:table-cell>
          <table:table-cell table:formula="of:=([.D330]-[.D329])/[.D329]*100" office:value-type="float" office:value="0" calcext:value-type="float">
            <text:p>0,00</text:p>
          </table:table-cell>
          <table:table-cell table:formula="of:=([.D330]-[.$D$501])/[.$D$501]*100" office:value-type="float" office:value="14.0857397843341" calcext:value-type="float">
            <text:p>14,0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50" calcext:value-type="float">
            <text:p>8250</text:p>
          </table:table-cell>
          <table:table-cell office:value-type="float" office:value="0.757" calcext:value-type="float">
            <text:p>0,757</text:p>
          </table:table-cell>
          <table:table-cell office:value-type="float" office:value="6385.95450401143" calcext:value-type="float">
            <text:p>6385,95450401143</text:p>
          </table:table-cell>
          <table:table-cell table:formula="of:=([.D331]-[.D330])/[.D330]*100" office:value-type="float" office:value="-0.275980468330385" calcext:value-type="float">
            <text:p>-0,28</text:p>
          </table:table-cell>
          <table:table-cell table:formula="of:=([.D331]-[.$D$501])/[.$D$501]*100" office:value-type="float" office:value="13.7708854253791" calcext:value-type="float">
            <text:p>13,7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275" calcext:value-type="float">
            <text:p>8275</text:p>
          </table:table-cell>
          <table:table-cell office:value-type="float" office:value="0.759" calcext:value-type="float">
            <text:p>0,759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2]-[.D331])/[.D331]*100" office:value-type="float" office:value="-0.359972280202347" calcext:value-type="float">
            <text:p>-0,36</text:p>
          </table:table-cell>
          <table:table-cell table:formula="of:=([.D332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300" calcext:value-type="float">
            <text:p>8300</text:p>
          </table:table-cell>
          <table:table-cell office:value-type="float" office:value="0.761" calcext:value-type="float">
            <text:p>0,761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3]-[.D332])/[.D332]*100" office:value-type="float" office:value="0" calcext:value-type="float">
            <text:p>0,00</text:p>
          </table:table-cell>
          <table:table-cell table:formula="of:=([.D333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325" calcext:value-type="float">
            <text:p>8325</text:p>
          </table:table-cell>
          <table:table-cell office:value-type="float" office:value="0.762" calcext:value-type="float">
            <text:p>0,762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4]-[.D333])/[.D333]*100" office:value-type="float" office:value="0" calcext:value-type="float">
            <text:p>0,00</text:p>
          </table:table-cell>
          <table:table-cell table:formula="of:=([.D334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350" calcext:value-type="float">
            <text:p>8350</text:p>
          </table:table-cell>
          <table:table-cell office:value-type="float" office:value="0.764" calcext:value-type="float">
            <text:p>0,764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5]-[.D334])/[.D334]*100" office:value-type="float" office:value="0" calcext:value-type="float">
            <text:p>0,00</text:p>
          </table:table-cell>
          <table:table-cell table:formula="of:=([.D335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75" calcext:value-type="float">
            <text:p>8375</text:p>
          </table:table-cell>
          <table:table-cell office:value-type="float" office:value="0.766" calcext:value-type="float">
            <text:p>0,766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6]-[.D335])/[.D335]*100" office:value-type="float" office:value="0" calcext:value-type="float">
            <text:p>0,00</text:p>
          </table:table-cell>
          <table:table-cell table:formula="of:=([.D336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400" calcext:value-type="float">
            <text:p>8400</text:p>
          </table:table-cell>
          <table:table-cell office:value-type="float" office:value="0.768" calcext:value-type="float">
            <text:p>0,768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7]-[.D336])/[.D336]*100" office:value-type="float" office:value="0" calcext:value-type="float">
            <text:p>0,00</text:p>
          </table:table-cell>
          <table:table-cell table:formula="of:=([.D337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425" calcext:value-type="float">
            <text:p>8425</text:p>
          </table:table-cell>
          <table:table-cell office:value-type="float" office:value="0.77" calcext:value-type="float">
            <text:p>0,77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8]-[.D337])/[.D337]*100" office:value-type="float" office:value="0" calcext:value-type="float">
            <text:p>0,00</text:p>
          </table:table-cell>
          <table:table-cell table:formula="of:=([.D338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450" calcext:value-type="float">
            <text:p>8450</text:p>
          </table:table-cell>
          <table:table-cell office:value-type="float" office:value="0.771" calcext:value-type="float">
            <text:p>0,771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39]-[.D338])/[.D338]*100" office:value-type="float" office:value="0" calcext:value-type="float">
            <text:p>0,00</text:p>
          </table:table-cell>
          <table:table-cell table:formula="of:=([.D339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475" calcext:value-type="float">
            <text:p>8475</text:p>
          </table:table-cell>
          <table:table-cell office:value-type="float" office:value="0.773" calcext:value-type="float">
            <text:p>0,773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40]-[.D339])/[.D339]*100" office:value-type="float" office:value="0" calcext:value-type="float">
            <text:p>0,00</text:p>
          </table:table-cell>
          <table:table-cell table:formula="of:=([.D340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500" calcext:value-type="float">
            <text:p>8500</text:p>
          </table:table-cell>
          <table:table-cell office:value-type="float" office:value="0.775" calcext:value-type="float">
            <text:p>0,775</text:p>
          </table:table-cell>
          <table:table-cell office:value-type="float" office:value="6362.96683797066" calcext:value-type="float">
            <text:p>6362,96683797066</text:p>
          </table:table-cell>
          <table:table-cell table:formula="of:=([.D341]-[.D340])/[.D340]*100" office:value-type="float" office:value="0" calcext:value-type="float">
            <text:p>0,00</text:p>
          </table:table-cell>
          <table:table-cell table:formula="of:=([.D341]-[.$D$501])/[.$D$501]*100" office:value-type="float" office:value="13.3613417749069" calcext:value-type="float">
            <text:p>13,3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525" calcext:value-type="float">
            <text:p>8525</text:p>
          </table:table-cell>
          <table:table-cell office:value-type="float" office:value="0.777" calcext:value-type="float">
            <text:p>0,777</text:p>
          </table:table-cell>
          <table:table-cell office:value-type="float" office:value="6346.70677994058" calcext:value-type="float">
            <text:p>6346,70677994058</text:p>
          </table:table-cell>
          <table:table-cell table:formula="of:=([.D342]-[.D341])/[.D341]*100" office:value-type="float" office:value="-0.255542083498554" calcext:value-type="float">
            <text:p>-0,26</text:p>
          </table:table-cell>
          <table:table-cell table:formula="of:=([.D342]-[.$D$501])/[.$D$501]*100" office:value-type="float" office:value="13.0716558402534" calcext:value-type="float">
            <text:p>13,07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550" calcext:value-type="float">
            <text:p>8550</text:p>
          </table:table-cell>
          <table:table-cell office:value-type="float" office:value="0.779" calcext:value-type="float">
            <text:p>0,779</text:p>
          </table:table-cell>
          <table:table-cell office:value-type="float" office:value="6309.66612988817" calcext:value-type="float">
            <text:p>6309,66612988817</text:p>
          </table:table-cell>
          <table:table-cell table:formula="of:=([.D343]-[.D342])/[.D342]*100" office:value-type="float" office:value="-0.583619999107072" calcext:value-type="float">
            <text:p>-0,58</text:p>
          </table:table-cell>
          <table:table-cell table:formula="of:=([.D343]-[.$D$501])/[.$D$501]*100" office:value-type="float" office:value="12.4117470434482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575" calcext:value-type="float">
            <text:p>8575</text:p>
          </table:table-cell>
          <table:table-cell office:value-type="float" office:value="0.781" calcext:value-type="float">
            <text:p>0,781</text:p>
          </table:table-cell>
          <table:table-cell office:value-type="float" office:value="6309.66612988817" calcext:value-type="float">
            <text:p>6309,66612988817</text:p>
          </table:table-cell>
          <table:table-cell table:formula="of:=([.D344]-[.D343])/[.D343]*100" office:value-type="float" office:value="0" calcext:value-type="float">
            <text:p>0,00</text:p>
          </table:table-cell>
          <table:table-cell table:formula="of:=([.D344]-[.$D$501])/[.$D$501]*100" office:value-type="float" office:value="12.4117470434482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600" calcext:value-type="float">
            <text:p>8600</text:p>
          </table:table-cell>
          <table:table-cell office:value-type="float" office:value="0.782" calcext:value-type="float">
            <text:p>0,782</text:p>
          </table:table-cell>
          <table:table-cell office:value-type="float" office:value="6309.66612988817" calcext:value-type="float">
            <text:p>6309,66612988817</text:p>
          </table:table-cell>
          <table:table-cell table:formula="of:=([.D345]-[.D344])/[.D344]*100" office:value-type="float" office:value="0" calcext:value-type="float">
            <text:p>0,00</text:p>
          </table:table-cell>
          <table:table-cell table:formula="of:=([.D345]-[.$D$501])/[.$D$501]*100" office:value-type="float" office:value="12.4117470434482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625" calcext:value-type="float">
            <text:p>8625</text:p>
          </table:table-cell>
          <table:table-cell office:value-type="float" office:value="0.784" calcext:value-type="float">
            <text:p>0,784</text:p>
          </table:table-cell>
          <table:table-cell office:value-type="float" office:value="6309.66612988817" calcext:value-type="float">
            <text:p>6309,66612988817</text:p>
          </table:table-cell>
          <table:table-cell table:formula="of:=([.D346]-[.D345])/[.D345]*100" office:value-type="float" office:value="0" calcext:value-type="float">
            <text:p>0,00</text:p>
          </table:table-cell>
          <table:table-cell table:formula="of:=([.D346]-[.$D$501])/[.$D$501]*100" office:value-type="float" office:value="12.4117470434482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650" calcext:value-type="float">
            <text:p>8650</text:p>
          </table:table-cell>
          <table:table-cell office:value-type="float" office:value="0.786" calcext:value-type="float">
            <text:p>0,786</text:p>
          </table:table-cell>
          <table:table-cell office:value-type="float" office:value="6309.66612988817" calcext:value-type="float">
            <text:p>6309,66612988817</text:p>
          </table:table-cell>
          <table:table-cell table:formula="of:=([.D347]-[.D346])/[.D346]*100" office:value-type="float" office:value="0" calcext:value-type="float">
            <text:p>0,00</text:p>
          </table:table-cell>
          <table:table-cell table:formula="of:=([.D347]-[.$D$501])/[.$D$501]*100" office:value-type="float" office:value="12.4117470434482" calcext:value-type="float">
            <text:p>12,4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675" calcext:value-type="float">
            <text:p>8675</text:p>
          </table:table-cell>
          <table:table-cell office:value-type="float" office:value="0.788" calcext:value-type="float">
            <text:p>0,788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48]-[.D347])/[.D347]*100" office:value-type="float" office:value="-0.933387539133536" calcext:value-type="float">
            <text:p>-0,93</text:p>
          </table:table-cell>
          <table:table-cell table:formula="of:=([.D348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700" calcext:value-type="float">
            <text:p>8700</text:p>
          </table:table-cell>
          <table:table-cell office:value-type="float" office:value="0.79" calcext:value-type="float">
            <text:p>0,79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49]-[.D348])/[.D348]*100" office:value-type="float" office:value="0" calcext:value-type="float">
            <text:p>0,00</text:p>
          </table:table-cell>
          <table:table-cell table:formula="of:=([.D349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725" calcext:value-type="float">
            <text:p>8725</text:p>
          </table:table-cell>
          <table:table-cell office:value-type="float" office:value="0.791" calcext:value-type="float">
            <text:p>0,791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0]-[.D349])/[.D349]*100" office:value-type="float" office:value="0" calcext:value-type="float">
            <text:p>0,00</text:p>
          </table:table-cell>
          <table:table-cell table:formula="of:=([.D350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750" calcext:value-type="float">
            <text:p>8750</text:p>
          </table:table-cell>
          <table:table-cell office:value-type="float" office:value="0.793" calcext:value-type="float">
            <text:p>0,793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1]-[.D350])/[.D350]*100" office:value-type="float" office:value="0" calcext:value-type="float">
            <text:p>0,00</text:p>
          </table:table-cell>
          <table:table-cell table:formula="of:=([.D351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775" calcext:value-type="float">
            <text:p>8775</text:p>
          </table:table-cell>
          <table:table-cell office:value-type="float" office:value="0.795" calcext:value-type="float">
            <text:p>0,795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2]-[.D351])/[.D351]*100" office:value-type="float" office:value="0" calcext:value-type="float">
            <text:p>0,00</text:p>
          </table:table-cell>
          <table:table-cell table:formula="of:=([.D352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800" calcext:value-type="float">
            <text:p>8800</text:p>
          </table:table-cell>
          <table:table-cell office:value-type="float" office:value="0.797" calcext:value-type="float">
            <text:p>0,797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3]-[.D352])/[.D352]*100" office:value-type="float" office:value="0" calcext:value-type="float">
            <text:p>0,00</text:p>
          </table:table-cell>
          <table:table-cell table:formula="of:=([.D353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825" calcext:value-type="float">
            <text:p>8825</text:p>
          </table:table-cell>
          <table:table-cell office:value-type="float" office:value="0.799" calcext:value-type="float">
            <text:p>0,799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4]-[.D353])/[.D353]*100" office:value-type="float" office:value="0" calcext:value-type="float">
            <text:p>0,00</text:p>
          </table:table-cell>
          <table:table-cell table:formula="of:=([.D354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850" calcext:value-type="float">
            <text:p>8850</text:p>
          </table:table-cell>
          <table:table-cell office:value-type="float" office:value="0.8" calcext:value-type="float">
            <text:p>0,8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5]-[.D354])/[.D354]*100" office:value-type="float" office:value="0" calcext:value-type="float">
            <text:p>0,00</text:p>
          </table:table-cell>
          <table:table-cell table:formula="of:=([.D355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75" calcext:value-type="float">
            <text:p>8875</text:p>
          </table:table-cell>
          <table:table-cell office:value-type="float" office:value="0.802" calcext:value-type="float">
            <text:p>0,802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6]-[.D355])/[.D355]*100" office:value-type="float" office:value="0" calcext:value-type="float">
            <text:p>0,00</text:p>
          </table:table-cell>
          <table:table-cell table:formula="of:=([.D356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900" calcext:value-type="float">
            <text:p>8900</text:p>
          </table:table-cell>
          <table:table-cell office:value-type="float" office:value="0.804" calcext:value-type="float">
            <text:p>0,804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7]-[.D356])/[.D356]*100" office:value-type="float" office:value="0" calcext:value-type="float">
            <text:p>0,00</text:p>
          </table:table-cell>
          <table:table-cell table:formula="of:=([.D357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925" calcext:value-type="float">
            <text:p>8925</text:p>
          </table:table-cell>
          <table:table-cell office:value-type="float" office:value="0.806" calcext:value-type="float">
            <text:p>0,806</text:p>
          </table:table-cell>
          <table:table-cell office:value-type="float" office:value="6250.77249247086" calcext:value-type="float">
            <text:p>6250,77249247086</text:p>
          </table:table-cell>
          <table:table-cell table:formula="of:=([.D358]-[.D357])/[.D357]*100" office:value-type="float" office:value="0" calcext:value-type="float">
            <text:p>0,00</text:p>
          </table:table-cell>
          <table:table-cell table:formula="of:=([.D358]-[.$D$501])/[.$D$501]*100" office:value-type="float" office:value="11.3625098040223" calcext:value-type="float">
            <text:p>11,3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950" calcext:value-type="float">
            <text:p>8950</text:p>
          </table:table-cell>
          <table:table-cell office:value-type="float" office:value="0.807" calcext:value-type="float">
            <text:p>0,807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59]-[.D358])/[.D358]*100" office:value-type="float" office:value="-0.642934679184575" calcext:value-type="float">
            <text:p>-0,64</text:p>
          </table:table-cell>
          <table:table-cell table:formula="of:=([.D359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75" calcext:value-type="float">
            <text:p>8975</text:p>
          </table:table-cell>
          <table:table-cell office:value-type="float" office:value="0.809" calcext:value-type="float">
            <text:p>0,809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0]-[.D359])/[.D359]*100" office:value-type="float" office:value="0" calcext:value-type="float">
            <text:p>0,00</text:p>
          </table:table-cell>
          <table:table-cell table:formula="of:=([.D360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00" calcext:value-type="float">
            <text:p>9000</text:p>
          </table:table-cell>
          <table:table-cell office:value-type="float" office:value="0.811" calcext:value-type="float">
            <text:p>0,811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1]-[.D360])/[.D360]*100" office:value-type="float" office:value="0" calcext:value-type="float">
            <text:p>0,00</text:p>
          </table:table-cell>
          <table:table-cell table:formula="of:=([.D361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25" calcext:value-type="float">
            <text:p>9025</text:p>
          </table:table-cell>
          <table:table-cell office:value-type="float" office:value="0.813" calcext:value-type="float">
            <text:p>0,813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2]-[.D361])/[.D361]*100" office:value-type="float" office:value="0" calcext:value-type="float">
            <text:p>0,00</text:p>
          </table:table-cell>
          <table:table-cell table:formula="of:=([.D362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050" calcext:value-type="float">
            <text:p>9050</text:p>
          </table:table-cell>
          <table:table-cell office:value-type="float" office:value="0.815" calcext:value-type="float">
            <text:p>0,815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3]-[.D362])/[.D362]*100" office:value-type="float" office:value="0" calcext:value-type="float">
            <text:p>0,00</text:p>
          </table:table-cell>
          <table:table-cell table:formula="of:=([.D363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75" calcext:value-type="float">
            <text:p>9075</text:p>
          </table:table-cell>
          <table:table-cell office:value-type="float" office:value="0.816" calcext:value-type="float">
            <text:p>0,816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4]-[.D363])/[.D363]*100" office:value-type="float" office:value="0" calcext:value-type="float">
            <text:p>0,00</text:p>
          </table:table-cell>
          <table:table-cell table:formula="of:=([.D364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00" calcext:value-type="float">
            <text:p>9100</text:p>
          </table:table-cell>
          <table:table-cell office:value-type="float" office:value="0.818" calcext:value-type="float">
            <text:p>0,818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5]-[.D364])/[.D364]*100" office:value-type="float" office:value="0" calcext:value-type="float">
            <text:p>0,00</text:p>
          </table:table-cell>
          <table:table-cell table:formula="of:=([.D365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25" calcext:value-type="float">
            <text:p>9125</text:p>
          </table:table-cell>
          <table:table-cell office:value-type="float" office:value="0.82" calcext:value-type="float">
            <text:p>0,82</text:p>
          </table:table-cell>
          <table:table-cell office:value-type="float" office:value="6210.58410839984" calcext:value-type="float">
            <text:p>6210,58410839984</text:p>
          </table:table-cell>
          <table:table-cell table:formula="of:=([.D366]-[.D365])/[.D365]*100" office:value-type="float" office:value="0" calcext:value-type="float">
            <text:p>0,00</text:p>
          </table:table-cell>
          <table:table-cell table:formula="of:=([.D366]-[.$D$501])/[.$D$501]*100" office:value-type="float" office:value="10.6465216088819" calcext:value-type="float">
            <text:p>10,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150" calcext:value-type="float">
            <text:p>9150</text:p>
          </table:table-cell>
          <table:table-cell office:value-type="float" office:value="0.822" calcext:value-type="float">
            <text:p>0,822</text:p>
          </table:table-cell>
          <table:table-cell office:value-type="float" office:value="6198.64518496345" calcext:value-type="float">
            <text:p>6198,64518496345</text:p>
          </table:table-cell>
          <table:table-cell table:formula="of:=([.D367]-[.D366])/[.D366]*100" office:value-type="float" office:value="-0.192235113928167" calcext:value-type="float">
            <text:p>-0,19</text:p>
          </table:table-cell>
          <table:table-cell table:formula="of:=([.D367]-[.$D$501])/[.$D$501]*100" office:value-type="float" office:value="10.4338201420095" calcext:value-type="float">
            <text:p>10,43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175" calcext:value-type="float">
            <text:p>9175</text:p>
          </table:table-cell>
          <table:table-cell office:value-type="float" office:value="0.823" calcext:value-type="float">
            <text:p>0,823</text:p>
          </table:table-cell>
          <table:table-cell office:value-type="float" office:value="6198.64518496345" calcext:value-type="float">
            <text:p>6198,64518496345</text:p>
          </table:table-cell>
          <table:table-cell table:formula="of:=([.D368]-[.D367])/[.D367]*100" office:value-type="float" office:value="0" calcext:value-type="float">
            <text:p>0,00</text:p>
          </table:table-cell>
          <table:table-cell table:formula="of:=([.D368]-[.$D$501])/[.$D$501]*100" office:value-type="float" office:value="10.4338201420095" calcext:value-type="float">
            <text:p>10,43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00" calcext:value-type="float">
            <text:p>9200</text:p>
          </table:table-cell>
          <table:table-cell office:value-type="float" office:value="0.825" calcext:value-type="float">
            <text:p>0,825</text:p>
          </table:table-cell>
          <table:table-cell office:value-type="float" office:value="6198.64518496345" calcext:value-type="float">
            <text:p>6198,64518496345</text:p>
          </table:table-cell>
          <table:table-cell table:formula="of:=([.D369]-[.D368])/[.D368]*100" office:value-type="float" office:value="0" calcext:value-type="float">
            <text:p>0,00</text:p>
          </table:table-cell>
          <table:table-cell table:formula="of:=([.D369]-[.$D$501])/[.$D$501]*100" office:value-type="float" office:value="10.4338201420095" calcext:value-type="float">
            <text:p>10,43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25" calcext:value-type="float">
            <text:p>9225</text:p>
          </table:table-cell>
          <table:table-cell office:value-type="float" office:value="0.827" calcext:value-type="float">
            <text:p>0,827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0]-[.D369])/[.D369]*100" office:value-type="float" office:value="-0.067304544583941" calcext:value-type="float">
            <text:p>-0,07</text:p>
          </table:table-cell>
          <table:table-cell table:formula="of:=([.D370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50" calcext:value-type="float">
            <text:p>9250</text:p>
          </table:table-cell>
          <table:table-cell office:value-type="float" office:value="0.829" calcext:value-type="float">
            <text:p>0,829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1]-[.D370])/[.D370]*100" office:value-type="float" office:value="0" calcext:value-type="float">
            <text:p>0,00</text:p>
          </table:table-cell>
          <table:table-cell table:formula="of:=([.D371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75" calcext:value-type="float">
            <text:p>9275</text:p>
          </table:table-cell>
          <table:table-cell office:value-type="float" office:value="0.831" calcext:value-type="float">
            <text:p>0,831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2]-[.D371])/[.D371]*100" office:value-type="float" office:value="0" calcext:value-type="float">
            <text:p>0,00</text:p>
          </table:table-cell>
          <table:table-cell table:formula="of:=([.D372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300" calcext:value-type="float">
            <text:p>9300</text:p>
          </table:table-cell>
          <table:table-cell office:value-type="float" office:value="0.832" calcext:value-type="float">
            <text:p>0,832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3]-[.D372])/[.D372]*100" office:value-type="float" office:value="0" calcext:value-type="float">
            <text:p>0,00</text:p>
          </table:table-cell>
          <table:table-cell table:formula="of:=([.D373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325" calcext:value-type="float">
            <text:p>9325</text:p>
          </table:table-cell>
          <table:table-cell office:value-type="float" office:value="0.834" calcext:value-type="float">
            <text:p>0,834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4]-[.D373])/[.D373]*100" office:value-type="float" office:value="0" calcext:value-type="float">
            <text:p>0,00</text:p>
          </table:table-cell>
          <table:table-cell table:formula="of:=([.D374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350" calcext:value-type="float">
            <text:p>9350</text:p>
          </table:table-cell>
          <table:table-cell office:value-type="float" office:value="0.836" calcext:value-type="float">
            <text:p>0,836</text:p>
          </table:table-cell>
          <table:table-cell office:value-type="float" office:value="6194.47321505133" calcext:value-type="float">
            <text:p>6194,47321505133</text:p>
          </table:table-cell>
          <table:table-cell table:formula="of:=([.D375]-[.D374])/[.D374]*100" office:value-type="float" office:value="0" calcext:value-type="float">
            <text:p>0,00</text:p>
          </table:table-cell>
          <table:table-cell table:formula="of:=([.D375]-[.$D$501])/[.$D$501]*100" office:value-type="float" office:value="10.3594931622963" calcext:value-type="float">
            <text:p>10,3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75" calcext:value-type="float">
            <text:p>9375</text:p>
          </table:table-cell>
          <table:table-cell office:value-type="float" office:value="0.838" calcext:value-type="float">
            <text:p>0,838</text:p>
          </table:table-cell>
          <table:table-cell office:value-type="float" office:value="6179.87513169017" calcext:value-type="float">
            <text:p>6179,87513169017</text:p>
          </table:table-cell>
          <table:table-cell table:formula="of:=([.D376]-[.D375])/[.D375]*100" office:value-type="float" office:value="-0.235663031453524" calcext:value-type="float">
            <text:p>-0,24</text:p>
          </table:table-cell>
          <table:table-cell table:formula="of:=([.D376]-[.$D$501])/[.$D$501]*100" office:value-type="float" office:value="10.0994166352133" calcext:value-type="float">
            <text:p>10,1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400" calcext:value-type="float">
            <text:p>9400</text:p>
          </table:table-cell>
          <table:table-cell office:value-type="float" office:value="0.84" calcext:value-type="float">
            <text:p>0,84</text:p>
          </table:table-cell>
          <table:table-cell office:value-type="float" office:value="6172.04987956222" calcext:value-type="float">
            <text:p>6172,04987956222</text:p>
          </table:table-cell>
          <table:table-cell table:formula="of:=([.D377]-[.D376])/[.D376]*100" office:value-type="float" office:value="-0.126624761199737" calcext:value-type="float">
            <text:p>-0,13</text:p>
          </table:table-cell>
          <table:table-cell table:formula="of:=([.D377]-[.$D$501])/[.$D$501]*100" office:value-type="float" office:value="9.96000351181667" calcext:value-type="float">
            <text:p>9,9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25" calcext:value-type="float">
            <text:p>9425</text:p>
          </table:table-cell>
          <table:table-cell office:value-type="float" office:value="0.841" calcext:value-type="float">
            <text:p>0,841</text:p>
          </table:table-cell>
          <table:table-cell office:value-type="float" office:value="6172.04987956222" calcext:value-type="float">
            <text:p>6172,04987956222</text:p>
          </table:table-cell>
          <table:table-cell table:formula="of:=([.D378]-[.D377])/[.D377]*100" office:value-type="float" office:value="0" calcext:value-type="float">
            <text:p>0,00</text:p>
          </table:table-cell>
          <table:table-cell table:formula="of:=([.D378]-[.$D$501])/[.$D$501]*100" office:value-type="float" office:value="9.96000351181667" calcext:value-type="float">
            <text:p>9,9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450" calcext:value-type="float">
            <text:p>9450</text:p>
          </table:table-cell>
          <table:table-cell office:value-type="float" office:value="0.843" calcext:value-type="float">
            <text:p>0,843</text:p>
          </table:table-cell>
          <table:table-cell office:value-type="float" office:value="6172.04987956222" calcext:value-type="float">
            <text:p>6172,04987956222</text:p>
          </table:table-cell>
          <table:table-cell table:formula="of:=([.D379]-[.D378])/[.D378]*100" office:value-type="float" office:value="0" calcext:value-type="float">
            <text:p>0,00</text:p>
          </table:table-cell>
          <table:table-cell table:formula="of:=([.D379]-[.$D$501])/[.$D$501]*100" office:value-type="float" office:value="9.96000351181667" calcext:value-type="float">
            <text:p>9,9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475" calcext:value-type="float">
            <text:p>9475</text:p>
          </table:table-cell>
          <table:table-cell office:value-type="float" office:value="0.845" calcext:value-type="float">
            <text:p>0,845</text:p>
          </table:table-cell>
          <table:table-cell office:value-type="float" office:value="6172.04987956222" calcext:value-type="float">
            <text:p>6172,04987956222</text:p>
          </table:table-cell>
          <table:table-cell table:formula="of:=([.D380]-[.D379])/[.D379]*100" office:value-type="float" office:value="0" calcext:value-type="float">
            <text:p>0,00</text:p>
          </table:table-cell>
          <table:table-cell table:formula="of:=([.D380]-[.$D$501])/[.$D$501]*100" office:value-type="float" office:value="9.96000351181667" calcext:value-type="float">
            <text:p>9,9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500" calcext:value-type="float">
            <text:p>9500</text:p>
          </table:table-cell>
          <table:table-cell office:value-type="float" office:value="0.847" calcext:value-type="float">
            <text:p>0,847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1]-[.D380])/[.D380]*100" office:value-type="float" office:value="-0.954588534736353" calcext:value-type="float">
            <text:p>-0,95</text:p>
          </table:table-cell>
          <table:table-cell table:formula="of:=([.D381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525" calcext:value-type="float">
            <text:p>9525</text:p>
          </table:table-cell>
          <table:table-cell office:value-type="float" office:value="0.849" calcext:value-type="float">
            <text:p>0,849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2]-[.D381])/[.D381]*100" office:value-type="float" office:value="0" calcext:value-type="float">
            <text:p>0,00</text:p>
          </table:table-cell>
          <table:table-cell table:formula="of:=([.D382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550" calcext:value-type="float">
            <text:p>9550</text:p>
          </table:table-cell>
          <table:table-cell office:value-type="float" office:value="0.85" calcext:value-type="float">
            <text:p>0,85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3]-[.D382])/[.D382]*100" office:value-type="float" office:value="0" calcext:value-type="float">
            <text:p>0,00</text:p>
          </table:table-cell>
          <table:table-cell table:formula="of:=([.D383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575" calcext:value-type="float">
            <text:p>9575</text:p>
          </table:table-cell>
          <table:table-cell office:value-type="float" office:value="0.852" calcext:value-type="float">
            <text:p>0,852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4]-[.D383])/[.D383]*100" office:value-type="float" office:value="0" calcext:value-type="float">
            <text:p>0,00</text:p>
          </table:table-cell>
          <table:table-cell table:formula="of:=([.D384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600" calcext:value-type="float">
            <text:p>9600</text:p>
          </table:table-cell>
          <table:table-cell office:value-type="float" office:value="0.854" calcext:value-type="float">
            <text:p>0,854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5]-[.D384])/[.D384]*100" office:value-type="float" office:value="0" calcext:value-type="float">
            <text:p>0,00</text:p>
          </table:table-cell>
          <table:table-cell table:formula="of:=([.D385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625" calcext:value-type="float">
            <text:p>9625</text:p>
          </table:table-cell>
          <table:table-cell office:value-type="float" office:value="0.856" calcext:value-type="float">
            <text:p>0,856</text:p>
          </table:table-cell>
          <table:table-cell office:value-type="float" office:value="6113.13219905371" calcext:value-type="float">
            <text:p>6113,13219905371</text:p>
          </table:table-cell>
          <table:table-cell table:formula="of:=([.D386]-[.D385])/[.D385]*100" office:value-type="float" office:value="0" calcext:value-type="float">
            <text:p>0,00</text:p>
          </table:table-cell>
          <table:table-cell table:formula="of:=([.D386]-[.$D$501])/[.$D$501]*100" office:value-type="float" office:value="8.91033792549717" calcext:value-type="float">
            <text:p>8,9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650" calcext:value-type="float">
            <text:p>9650</text:p>
          </table:table-cell>
          <table:table-cell office:value-type="float" office:value="0.858" calcext:value-type="float">
            <text:p>0,858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87]-[.D386])/[.D386]*100" office:value-type="float" office:value="-0.866548505892899" calcext:value-type="float">
            <text:p>-0,87</text:p>
          </table:table-cell>
          <table:table-cell table:formula="of:=([.D387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675" calcext:value-type="float">
            <text:p>9675</text:p>
          </table:table-cell>
          <table:table-cell office:value-type="float" office:value="0.859" calcext:value-type="float">
            <text:p>0,859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88]-[.D387])/[.D387]*100" office:value-type="float" office:value="0" calcext:value-type="float">
            <text:p>0,00</text:p>
          </table:table-cell>
          <table:table-cell table:formula="of:=([.D388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700" calcext:value-type="float">
            <text:p>9700</text:p>
          </table:table-cell>
          <table:table-cell office:value-type="float" office:value="0.861" calcext:value-type="float">
            <text:p>0,861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89]-[.D388])/[.D388]*100" office:value-type="float" office:value="0" calcext:value-type="float">
            <text:p>0,00</text:p>
          </table:table-cell>
          <table:table-cell table:formula="of:=([.D389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725" calcext:value-type="float">
            <text:p>9725</text:p>
          </table:table-cell>
          <table:table-cell office:value-type="float" office:value="0.863" calcext:value-type="float">
            <text:p>0,863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0]-[.D389])/[.D389]*100" office:value-type="float" office:value="0" calcext:value-type="float">
            <text:p>0,00</text:p>
          </table:table-cell>
          <table:table-cell table:formula="of:=([.D390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750" calcext:value-type="float">
            <text:p>9750</text:p>
          </table:table-cell>
          <table:table-cell office:value-type="float" office:value="0.865" calcext:value-type="float">
            <text:p>0,865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1]-[.D390])/[.D390]*100" office:value-type="float" office:value="0" calcext:value-type="float">
            <text:p>0,00</text:p>
          </table:table-cell>
          <table:table-cell table:formula="of:=([.D391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775" calcext:value-type="float">
            <text:p>9775</text:p>
          </table:table-cell>
          <table:table-cell office:value-type="float" office:value="0.866" calcext:value-type="float">
            <text:p>0,866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2]-[.D391])/[.D391]*100" office:value-type="float" office:value="0" calcext:value-type="float">
            <text:p>0,00</text:p>
          </table:table-cell>
          <table:table-cell table:formula="of:=([.D392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800" calcext:value-type="float">
            <text:p>9800</text:p>
          </table:table-cell>
          <table:table-cell office:value-type="float" office:value="0.868" calcext:value-type="float">
            <text:p>0,868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3]-[.D392])/[.D392]*100" office:value-type="float" office:value="0" calcext:value-type="float">
            <text:p>0,00</text:p>
          </table:table-cell>
          <table:table-cell table:formula="of:=([.D393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825" calcext:value-type="float">
            <text:p>9825</text:p>
          </table:table-cell>
          <table:table-cell office:value-type="float" office:value="0.87" calcext:value-type="float">
            <text:p>0,87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4]-[.D393])/[.D393]*100" office:value-type="float" office:value="0" calcext:value-type="float">
            <text:p>0,00</text:p>
          </table:table-cell>
          <table:table-cell table:formula="of:=([.D394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850" calcext:value-type="float">
            <text:p>9850</text:p>
          </table:table-cell>
          <table:table-cell office:value-type="float" office:value="0.871" calcext:value-type="float">
            <text:p>0,871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5]-[.D394])/[.D394]*100" office:value-type="float" office:value="0" calcext:value-type="float">
            <text:p>0,00</text:p>
          </table:table-cell>
          <table:table-cell table:formula="of:=([.D395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875" calcext:value-type="float">
            <text:p>9875</text:p>
          </table:table-cell>
          <table:table-cell office:value-type="float" office:value="0.873" calcext:value-type="float">
            <text:p>0,873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6]-[.D395])/[.D395]*100" office:value-type="float" office:value="0" calcext:value-type="float">
            <text:p>0,00</text:p>
          </table:table-cell>
          <table:table-cell table:formula="of:=([.D396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900" calcext:value-type="float">
            <text:p>9900</text:p>
          </table:table-cell>
          <table:table-cell office:value-type="float" office:value="0.874" calcext:value-type="float">
            <text:p>0,874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7]-[.D396])/[.D396]*100" office:value-type="float" office:value="0" calcext:value-type="float">
            <text:p>0,00</text:p>
          </table:table-cell>
          <table:table-cell table:formula="of:=([.D397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925" calcext:value-type="float">
            <text:p>9925</text:p>
          </table:table-cell>
          <table:table-cell office:value-type="float" office:value="0.876" calcext:value-type="float">
            <text:p>0,876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8]-[.D397])/[.D397]*100" office:value-type="float" office:value="0" calcext:value-type="float">
            <text:p>0,00</text:p>
          </table:table-cell>
          <table:table-cell table:formula="of:=([.D398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950" calcext:value-type="float">
            <text:p>9950</text:p>
          </table:table-cell>
          <table:table-cell office:value-type="float" office:value="0.878" calcext:value-type="float">
            <text:p>0,878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399]-[.D398])/[.D398]*100" office:value-type="float" office:value="0" calcext:value-type="float">
            <text:p>0,00</text:p>
          </table:table-cell>
          <table:table-cell table:formula="of:=([.D399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75" calcext:value-type="float">
            <text:p>9975</text:p>
          </table:table-cell>
          <table:table-cell office:value-type="float" office:value="0.879" calcext:value-type="float">
            <text:p>0,879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0]-[.D399])/[.D399]*100" office:value-type="float" office:value="0" calcext:value-type="float">
            <text:p>0,00</text:p>
          </table:table-cell>
          <table:table-cell table:formula="of:=([.D400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1" calcext:value-type="float">
            <text:p>0,881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1]-[.D400])/[.D400]*100" office:value-type="float" office:value="0" calcext:value-type="float">
            <text:p>0,00</text:p>
          </table:table-cell>
          <table:table-cell table:formula="of:=([.D401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25" calcext:value-type="float">
            <text:p>10025</text:p>
          </table:table-cell>
          <table:table-cell office:value-type="float" office:value="0.883" calcext:value-type="float">
            <text:p>0,883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2]-[.D401])/[.D401]*100" office:value-type="float" office:value="0" calcext:value-type="float">
            <text:p>0,00</text:p>
          </table:table-cell>
          <table:table-cell table:formula="of:=([.D402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50" calcext:value-type="float">
            <text:p>10050</text:p>
          </table:table-cell>
          <table:table-cell office:value-type="float" office:value="0.884" calcext:value-type="float">
            <text:p>0,884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3]-[.D402])/[.D402]*100" office:value-type="float" office:value="0" calcext:value-type="float">
            <text:p>0,00</text:p>
          </table:table-cell>
          <table:table-cell table:formula="of:=([.D403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075" calcext:value-type="float">
            <text:p>10075</text:p>
          </table:table-cell>
          <table:table-cell office:value-type="float" office:value="0.886" calcext:value-type="float">
            <text:p>0,886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4]-[.D403])/[.D403]*100" office:value-type="float" office:value="0" calcext:value-type="float">
            <text:p>0,00</text:p>
          </table:table-cell>
          <table:table-cell table:formula="of:=([.D404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100" calcext:value-type="float">
            <text:p>10100</text:p>
          </table:table-cell>
          <table:table-cell office:value-type="float" office:value="0.887" calcext:value-type="float">
            <text:p>0,887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5]-[.D404])/[.D404]*100" office:value-type="float" office:value="0" calcext:value-type="float">
            <text:p>0,00</text:p>
          </table:table-cell>
          <table:table-cell table:formula="of:=([.D405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125" calcext:value-type="float">
            <text:p>10125</text:p>
          </table:table-cell>
          <table:table-cell office:value-type="float" office:value="0.889" calcext:value-type="float">
            <text:p>0,889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6]-[.D405])/[.D405]*100" office:value-type="float" office:value="0" calcext:value-type="float">
            <text:p>0,00</text:p>
          </table:table-cell>
          <table:table-cell table:formula="of:=([.D406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50" calcext:value-type="float">
            <text:p>10150</text:p>
          </table:table-cell>
          <table:table-cell office:value-type="float" office:value="0.89" calcext:value-type="float">
            <text:p>0,89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7]-[.D406])/[.D406]*100" office:value-type="float" office:value="0" calcext:value-type="float">
            <text:p>0,00</text:p>
          </table:table-cell>
          <table:table-cell table:formula="of:=([.D407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175" calcext:value-type="float">
            <text:p>10175</text:p>
          </table:table-cell>
          <table:table-cell office:value-type="float" office:value="0.892" calcext:value-type="float">
            <text:p>0,892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8]-[.D407])/[.D407]*100" office:value-type="float" office:value="0" calcext:value-type="float">
            <text:p>0,00</text:p>
          </table:table-cell>
          <table:table-cell table:formula="of:=([.D408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200" calcext:value-type="float">
            <text:p>10200</text:p>
          </table:table-cell>
          <table:table-cell office:value-type="float" office:value="0.894" calcext:value-type="float">
            <text:p>0,894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09]-[.D408])/[.D408]*100" office:value-type="float" office:value="0" calcext:value-type="float">
            <text:p>0,00</text:p>
          </table:table-cell>
          <table:table-cell table:formula="of:=([.D409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225" calcext:value-type="float">
            <text:p>10225</text:p>
          </table:table-cell>
          <table:table-cell office:value-type="float" office:value="0.895" calcext:value-type="float">
            <text:p>0,895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10]-[.D409])/[.D409]*100" office:value-type="float" office:value="0" calcext:value-type="float">
            <text:p>0,00</text:p>
          </table:table-cell>
          <table:table-cell table:formula="of:=([.D410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250" calcext:value-type="float">
            <text:p>10250</text:p>
          </table:table-cell>
          <table:table-cell office:value-type="float" office:value="0.897" calcext:value-type="float">
            <text:p>0,897</text:p>
          </table:table-cell>
          <table:table-cell office:value-type="float" office:value="6060.15894331956" calcext:value-type="float">
            <text:p>6060,15894331956</text:p>
          </table:table-cell>
          <table:table-cell table:formula="of:=([.D411]-[.D410])/[.D410]*100" office:value-type="float" office:value="0" calcext:value-type="float">
            <text:p>0,00</text:p>
          </table:table-cell>
          <table:table-cell table:formula="of:=([.D411]-[.$D$501])/[.$D$501]*100" office:value-type="float" office:value="7.96657701944087" calcext:value-type="float">
            <text:p>7,9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275" calcext:value-type="float">
            <text:p>10275</text:p>
          </table:table-cell>
          <table:table-cell office:value-type="float" office:value="0.898" calcext:value-type="float">
            <text:p>0,898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2]-[.D411])/[.D411]*100" office:value-type="float" office:value="-1.02134079483334" calcext:value-type="float">
            <text:p>-1,02</text:p>
          </table:table-cell>
          <table:table-cell table:formula="of:=([.D412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300" calcext:value-type="float">
            <text:p>10300</text:p>
          </table:table-cell>
          <table:table-cell office:value-type="float" office:value="0.9" calcext:value-type="float">
            <text:p>0,9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3]-[.D412])/[.D412]*100" office:value-type="float" office:value="0" calcext:value-type="float">
            <text:p>0,00</text:p>
          </table:table-cell>
          <table:table-cell table:formula="of:=([.D413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325" calcext:value-type="float">
            <text:p>10325</text:p>
          </table:table-cell>
          <table:table-cell office:value-type="float" office:value="0.902" calcext:value-type="float">
            <text:p>0,902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4]-[.D413])/[.D413]*100" office:value-type="float" office:value="0" calcext:value-type="float">
            <text:p>0,00</text:p>
          </table:table-cell>
          <table:table-cell table:formula="of:=([.D414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350" calcext:value-type="float">
            <text:p>10350</text:p>
          </table:table-cell>
          <table:table-cell office:value-type="float" office:value="0.903" calcext:value-type="float">
            <text:p>0,903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5]-[.D414])/[.D414]*100" office:value-type="float" office:value="0" calcext:value-type="float">
            <text:p>0,00</text:p>
          </table:table-cell>
          <table:table-cell table:formula="of:=([.D415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375" calcext:value-type="float">
            <text:p>10375</text:p>
          </table:table-cell>
          <table:table-cell office:value-type="float" office:value="0.905" calcext:value-type="float">
            <text:p>0,905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6]-[.D415])/[.D415]*100" office:value-type="float" office:value="0" calcext:value-type="float">
            <text:p>0,00</text:p>
          </table:table-cell>
          <table:table-cell table:formula="of:=([.D416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400" calcext:value-type="float">
            <text:p>10400</text:p>
          </table:table-cell>
          <table:table-cell office:value-type="float" office:value="0.907" calcext:value-type="float">
            <text:p>0,907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7]-[.D416])/[.D416]*100" office:value-type="float" office:value="0" calcext:value-type="float">
            <text:p>0,00</text:p>
          </table:table-cell>
          <table:table-cell table:formula="of:=([.D417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425" calcext:value-type="float">
            <text:p>10425</text:p>
          </table:table-cell>
          <table:table-cell office:value-type="float" office:value="0.908" calcext:value-type="float">
            <text:p>0,908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8]-[.D417])/[.D417]*100" office:value-type="float" office:value="0" calcext:value-type="float">
            <text:p>0,00</text:p>
          </table:table-cell>
          <table:table-cell table:formula="of:=([.D418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450" calcext:value-type="float">
            <text:p>10450</text:p>
          </table:table-cell>
          <table:table-cell office:value-type="float" office:value="0.91" calcext:value-type="float">
            <text:p>0,91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19]-[.D418])/[.D418]*100" office:value-type="float" office:value="0" calcext:value-type="float">
            <text:p>0,00</text:p>
          </table:table-cell>
          <table:table-cell table:formula="of:=([.D419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475" calcext:value-type="float">
            <text:p>10475</text:p>
          </table:table-cell>
          <table:table-cell office:value-type="float" office:value="0.911" calcext:value-type="float">
            <text:p>0,911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0]-[.D419])/[.D419]*100" office:value-type="float" office:value="0" calcext:value-type="float">
            <text:p>0,00</text:p>
          </table:table-cell>
          <table:table-cell table:formula="of:=([.D420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500" calcext:value-type="float">
            <text:p>10500</text:p>
          </table:table-cell>
          <table:table-cell office:value-type="float" office:value="0.913" calcext:value-type="float">
            <text:p>0,913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1]-[.D420])/[.D420]*100" office:value-type="float" office:value="0" calcext:value-type="float">
            <text:p>0,00</text:p>
          </table:table-cell>
          <table:table-cell table:formula="of:=([.D421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525" calcext:value-type="float">
            <text:p>10525</text:p>
          </table:table-cell>
          <table:table-cell office:value-type="float" office:value="0.915" calcext:value-type="float">
            <text:p>0,915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2]-[.D421])/[.D421]*100" office:value-type="float" office:value="0" calcext:value-type="float">
            <text:p>0,00</text:p>
          </table:table-cell>
          <table:table-cell table:formula="of:=([.D422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550" calcext:value-type="float">
            <text:p>10550</text:p>
          </table:table-cell>
          <table:table-cell office:value-type="float" office:value="0.916" calcext:value-type="float">
            <text:p>0,916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3]-[.D422])/[.D422]*100" office:value-type="float" office:value="0" calcext:value-type="float">
            <text:p>0,00</text:p>
          </table:table-cell>
          <table:table-cell table:formula="of:=([.D423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575" calcext:value-type="float">
            <text:p>10575</text:p>
          </table:table-cell>
          <table:table-cell office:value-type="float" office:value="0.918" calcext:value-type="float">
            <text:p>0,918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4]-[.D423])/[.D423]*100" office:value-type="float" office:value="0" calcext:value-type="float">
            <text:p>0,00</text:p>
          </table:table-cell>
          <table:table-cell table:formula="of:=([.D424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600" calcext:value-type="float">
            <text:p>10600</text:p>
          </table:table-cell>
          <table:table-cell office:value-type="float" office:value="0.919" calcext:value-type="float">
            <text:p>0,919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5]-[.D424])/[.D424]*100" office:value-type="float" office:value="0" calcext:value-type="float">
            <text:p>0,00</text:p>
          </table:table-cell>
          <table:table-cell table:formula="of:=([.D425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25" calcext:value-type="float">
            <text:p>10625</text:p>
          </table:table-cell>
          <table:table-cell office:value-type="float" office:value="0.921" calcext:value-type="float">
            <text:p>0,921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6]-[.D425])/[.D425]*100" office:value-type="float" office:value="0" calcext:value-type="float">
            <text:p>0,00</text:p>
          </table:table-cell>
          <table:table-cell table:formula="of:=([.D426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650" calcext:value-type="float">
            <text:p>10650</text:p>
          </table:table-cell>
          <table:table-cell office:value-type="float" office:value="0.923" calcext:value-type="float">
            <text:p>0,923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7]-[.D426])/[.D426]*100" office:value-type="float" office:value="0" calcext:value-type="float">
            <text:p>0,00</text:p>
          </table:table-cell>
          <table:table-cell table:formula="of:=([.D427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675" calcext:value-type="float">
            <text:p>10675</text:p>
          </table:table-cell>
          <table:table-cell office:value-type="float" office:value="0.924" calcext:value-type="float">
            <text:p>0,924</text:p>
          </table:table-cell>
          <table:table-cell office:value-type="float" office:value="5998.26406779969" calcext:value-type="float">
            <text:p>5998,26406779969</text:p>
          </table:table-cell>
          <table:table-cell table:formula="of:=([.D428]-[.D427])/[.D427]*100" office:value-type="float" office:value="0" calcext:value-type="float">
            <text:p>0,00</text:p>
          </table:table-cell>
          <table:table-cell table:formula="of:=([.D428]-[.$D$501])/[.$D$501]*100" office:value-type="float" office:value="6.86387032355617" calcext:value-type="float">
            <text:p>6,8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700" calcext:value-type="float">
            <text:p>10700</text:p>
          </table:table-cell>
          <table:table-cell office:value-type="float" office:value="0.926" calcext:value-type="float">
            <text:p>0,926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29]-[.D428])/[.D428]*100" office:value-type="float" office:value="-0.942814397249187" calcext:value-type="float">
            <text:p>-0,94</text:p>
          </table:table-cell>
          <table:table-cell table:formula="of:=([.D429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725" calcext:value-type="float">
            <text:p>10725</text:p>
          </table:table-cell>
          <table:table-cell office:value-type="float" office:value="0.928" calcext:value-type="float">
            <text:p>0,928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0]-[.D429])/[.D429]*100" office:value-type="float" office:value="0" calcext:value-type="float">
            <text:p>0,00</text:p>
          </table:table-cell>
          <table:table-cell table:formula="of:=([.D430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750" calcext:value-type="float">
            <text:p>10750</text:p>
          </table:table-cell>
          <table:table-cell office:value-type="float" office:value="0.929" calcext:value-type="float">
            <text:p>0,929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1]-[.D430])/[.D430]*100" office:value-type="float" office:value="0" calcext:value-type="float">
            <text:p>0,00</text:p>
          </table:table-cell>
          <table:table-cell table:formula="of:=([.D431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775" calcext:value-type="float">
            <text:p>10775</text:p>
          </table:table-cell>
          <table:table-cell office:value-type="float" office:value="0.931" calcext:value-type="float">
            <text:p>0,931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2]-[.D431])/[.D431]*100" office:value-type="float" office:value="0" calcext:value-type="float">
            <text:p>0,00</text:p>
          </table:table-cell>
          <table:table-cell table:formula="of:=([.D432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800" calcext:value-type="float">
            <text:p>10800</text:p>
          </table:table-cell>
          <table:table-cell office:value-type="float" office:value="0.932" calcext:value-type="float">
            <text:p>0,932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3]-[.D432])/[.D432]*100" office:value-type="float" office:value="0" calcext:value-type="float">
            <text:p>0,00</text:p>
          </table:table-cell>
          <table:table-cell table:formula="of:=([.D433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825" calcext:value-type="float">
            <text:p>10825</text:p>
          </table:table-cell>
          <table:table-cell office:value-type="float" office:value="0.934" calcext:value-type="float">
            <text:p>0,934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4]-[.D433])/[.D433]*100" office:value-type="float" office:value="0" calcext:value-type="float">
            <text:p>0,00</text:p>
          </table:table-cell>
          <table:table-cell table:formula="of:=([.D434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850" calcext:value-type="float">
            <text:p>10850</text:p>
          </table:table-cell>
          <table:table-cell office:value-type="float" office:value="0.936" calcext:value-type="float">
            <text:p>0,936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5]-[.D434])/[.D434]*100" office:value-type="float" office:value="0" calcext:value-type="float">
            <text:p>0,00</text:p>
          </table:table-cell>
          <table:table-cell table:formula="of:=([.D435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875" calcext:value-type="float">
            <text:p>10875</text:p>
          </table:table-cell>
          <table:table-cell office:value-type="float" office:value="0.937" calcext:value-type="float">
            <text:p>0,937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6]-[.D435])/[.D435]*100" office:value-type="float" office:value="0" calcext:value-type="float">
            <text:p>0,00</text:p>
          </table:table-cell>
          <table:table-cell table:formula="of:=([.D436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900" calcext:value-type="float">
            <text:p>10900</text:p>
          </table:table-cell>
          <table:table-cell office:value-type="float" office:value="0.939" calcext:value-type="float">
            <text:p>0,939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7]-[.D436])/[.D436]*100" office:value-type="float" office:value="0" calcext:value-type="float">
            <text:p>0,00</text:p>
          </table:table-cell>
          <table:table-cell table:formula="of:=([.D437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925" calcext:value-type="float">
            <text:p>10925</text:p>
          </table:table-cell>
          <table:table-cell office:value-type="float" office:value="0.94" calcext:value-type="float">
            <text:p>0,94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8]-[.D437])/[.D437]*100" office:value-type="float" office:value="0" calcext:value-type="float">
            <text:p>0,00</text:p>
          </table:table-cell>
          <table:table-cell table:formula="of:=([.D438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950" calcext:value-type="float">
            <text:p>10950</text:p>
          </table:table-cell>
          <table:table-cell office:value-type="float" office:value="0.942" calcext:value-type="float">
            <text:p>0,942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39]-[.D438])/[.D438]*100" office:value-type="float" office:value="0" calcext:value-type="float">
            <text:p>0,00</text:p>
          </table:table-cell>
          <table:table-cell table:formula="of:=([.D439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975" calcext:value-type="float">
            <text:p>10975</text:p>
          </table:table-cell>
          <table:table-cell office:value-type="float" office:value="0.943" calcext:value-type="float">
            <text:p>0,943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0]-[.D439])/[.D439]*100" office:value-type="float" office:value="0" calcext:value-type="float">
            <text:p>0,00</text:p>
          </table:table-cell>
          <table:table-cell table:formula="of:=([.D440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000" calcext:value-type="float">
            <text:p>11000</text:p>
          </table:table-cell>
          <table:table-cell office:value-type="float" office:value="0.945" calcext:value-type="float">
            <text:p>0,945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1]-[.D440])/[.D440]*100" office:value-type="float" office:value="0" calcext:value-type="float">
            <text:p>0,00</text:p>
          </table:table-cell>
          <table:table-cell table:formula="of:=([.D441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025" calcext:value-type="float">
            <text:p>11025</text:p>
          </table:table-cell>
          <table:table-cell office:value-type="float" office:value="0.947" calcext:value-type="float">
            <text:p>0,947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2]-[.D441])/[.D441]*100" office:value-type="float" office:value="0" calcext:value-type="float">
            <text:p>0,00</text:p>
          </table:table-cell>
          <table:table-cell table:formula="of:=([.D442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050" calcext:value-type="float">
            <text:p>11050</text:p>
          </table:table-cell>
          <table:table-cell office:value-type="float" office:value="0.948" calcext:value-type="float">
            <text:p>0,948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3]-[.D442])/[.D442]*100" office:value-type="float" office:value="0" calcext:value-type="float">
            <text:p>0,00</text:p>
          </table:table-cell>
          <table:table-cell table:formula="of:=([.D443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075" calcext:value-type="float">
            <text:p>11075</text:p>
          </table:table-cell>
          <table:table-cell office:value-type="float" office:value="0.95" calcext:value-type="float">
            <text:p>0,95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4]-[.D443])/[.D443]*100" office:value-type="float" office:value="0" calcext:value-type="float">
            <text:p>0,00</text:p>
          </table:table-cell>
          <table:table-cell table:formula="of:=([.D444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100" calcext:value-type="float">
            <text:p>11100</text:p>
          </table:table-cell>
          <table:table-cell office:value-type="float" office:value="0.952" calcext:value-type="float">
            <text:p>0,952</text:p>
          </table:table-cell>
          <table:table-cell office:value-type="float" office:value="5941.71157058345" calcext:value-type="float">
            <text:p>5941,71157058345</text:p>
          </table:table-cell>
          <table:table-cell table:formula="of:=([.D445]-[.D444])/[.D444]*100" office:value-type="float" office:value="0" calcext:value-type="float">
            <text:p>0,00</text:p>
          </table:table-cell>
          <table:table-cell table:formula="of:=([.D445]-[.$D$501])/[.$D$501]*100" office:value-type="float" office:value="5.85634236868798" calcext:value-type="float">
            <text:p>5,8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125" calcext:value-type="float">
            <text:p>11125</text:p>
          </table:table-cell>
          <table:table-cell office:value-type="float" office:value="0.953" calcext:value-type="float">
            <text:p>0,953</text:p>
          </table:table-cell>
          <table:table-cell office:value-type="float" office:value="5940.69311332476" calcext:value-type="float">
            <text:p>5940,69311332476</text:p>
          </table:table-cell>
          <table:table-cell table:formula="of:=([.D446]-[.D445])/[.D445]*100" office:value-type="float" office:value="-0.0171408060892135" calcext:value-type="float">
            <text:p>-0,02</text:p>
          </table:table-cell>
          <table:table-cell table:formula="of:=([.D446]-[.$D$501])/[.$D$501]*100" office:value-type="float" office:value="5.83819773830943" calcext:value-type="float">
            <text:p>5,8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50" calcext:value-type="float">
            <text:p>11150</text:p>
          </table:table-cell>
          <table:table-cell office:value-type="float" office:value="0.965" calcext:value-type="float">
            <text:p>0,965</text:p>
          </table:table-cell>
          <table:table-cell office:value-type="float" office:value="5940.69311332476" calcext:value-type="float">
            <text:p>5940,69311332476</text:p>
          </table:table-cell>
          <table:table-cell table:formula="of:=([.D447]-[.D446])/[.D446]*100" office:value-type="float" office:value="0" calcext:value-type="float">
            <text:p>0,00</text:p>
          </table:table-cell>
          <table:table-cell table:formula="of:=([.D447]-[.$D$501])/[.$D$501]*100" office:value-type="float" office:value="5.83819773830943" calcext:value-type="float">
            <text:p>5,8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175" calcext:value-type="float">
            <text:p>11175</text:p>
          </table:table-cell>
          <table:table-cell office:value-type="float" office:value="0.966" calcext:value-type="float">
            <text:p>0,966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48]-[.D447])/[.D447]*100" office:value-type="float" office:value="-0.38723915164877" calcext:value-type="float">
            <text:p>-0,39</text:p>
          </table:table-cell>
          <table:table-cell table:formula="of:=([.D448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200" calcext:value-type="float">
            <text:p>11200</text:p>
          </table:table-cell>
          <table:table-cell office:value-type="float" office:value="0.968" calcext:value-type="float">
            <text:p>0,968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49]-[.D448])/[.D448]*100" office:value-type="float" office:value="0" calcext:value-type="float">
            <text:p>0,00</text:p>
          </table:table-cell>
          <table:table-cell table:formula="of:=([.D449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225" calcext:value-type="float">
            <text:p>11225</text:p>
          </table:table-cell>
          <table:table-cell office:value-type="float" office:value="0.969" calcext:value-type="float">
            <text:p>0,969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0]-[.D449])/[.D449]*100" office:value-type="float" office:value="0" calcext:value-type="float">
            <text:p>0,00</text:p>
          </table:table-cell>
          <table:table-cell table:formula="of:=([.D450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office:value-type="float" office:value="0.97" calcext:value-type="float">
            <text:p>0,97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1]-[.D450])/[.D450]*100" office:value-type="float" office:value="0" calcext:value-type="float">
            <text:p>0,00</text:p>
          </table:table-cell>
          <table:table-cell table:formula="of:=([.D451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275" calcext:value-type="float">
            <text:p>11275</text:p>
          </table:table-cell>
          <table:table-cell office:value-type="float" office:value="0.972" calcext:value-type="float">
            <text:p>0,972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2]-[.D451])/[.D451]*100" office:value-type="float" office:value="0" calcext:value-type="float">
            <text:p>0,00</text:p>
          </table:table-cell>
          <table:table-cell table:formula="of:=([.D452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300" calcext:value-type="float">
            <text:p>11300</text:p>
          </table:table-cell>
          <table:table-cell office:value-type="float" office:value="0.973" calcext:value-type="float">
            <text:p>0,973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3]-[.D452])/[.D452]*100" office:value-type="float" office:value="0" calcext:value-type="float">
            <text:p>0,00</text:p>
          </table:table-cell>
          <table:table-cell table:formula="of:=([.D453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325" calcext:value-type="float">
            <text:p>11325</text:p>
          </table:table-cell>
          <table:table-cell office:value-type="float" office:value="0.974" calcext:value-type="float">
            <text:p>0,974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4]-[.D453])/[.D453]*100" office:value-type="float" office:value="0" calcext:value-type="float">
            <text:p>0,00</text:p>
          </table:table-cell>
          <table:table-cell table:formula="of:=([.D454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350" calcext:value-type="float">
            <text:p>11350</text:p>
          </table:table-cell>
          <table:table-cell office:value-type="float" office:value="0.976" calcext:value-type="float">
            <text:p>0,976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5]-[.D454])/[.D454]*100" office:value-type="float" office:value="0" calcext:value-type="float">
            <text:p>0,00</text:p>
          </table:table-cell>
          <table:table-cell table:formula="of:=([.D455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375" calcext:value-type="float">
            <text:p>11375</text:p>
          </table:table-cell>
          <table:table-cell office:value-type="float" office:value="0.977" calcext:value-type="float">
            <text:p>0,977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6]-[.D455])/[.D455]*100" office:value-type="float" office:value="0" calcext:value-type="float">
            <text:p>0,00</text:p>
          </table:table-cell>
          <table:table-cell table:formula="of:=([.D456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400" calcext:value-type="float">
            <text:p>11400</text:p>
          </table:table-cell>
          <table:table-cell office:value-type="float" office:value="0.978" calcext:value-type="float">
            <text:p>0,978</text:p>
          </table:table-cell>
          <table:table-cell office:value-type="float" office:value="5917.68842371066" calcext:value-type="float">
            <text:p>5917,68842371066</text:p>
          </table:table-cell>
          <table:table-cell table:formula="of:=([.D457]-[.D456])/[.D456]*100" office:value-type="float" office:value="0" calcext:value-type="float">
            <text:p>0,00</text:p>
          </table:table-cell>
          <table:table-cell table:formula="of:=([.D457]-[.$D$501])/[.$D$501]*100" office:value-type="float" office:value="5.42835079926725" calcext:value-type="float">
            <text:p>5,4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425" calcext:value-type="float">
            <text:p>11425</text:p>
          </table:table-cell>
          <table:table-cell office:value-type="float" office:value="0.98" calcext:value-type="float">
            <text:p>0,98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58]-[.D457])/[.D457]*100" office:value-type="float" office:value="-0.286095019405636" calcext:value-type="float">
            <text:p>-0,29</text:p>
          </table:table-cell>
          <table:table-cell table:formula="of:=([.D458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450" calcext:value-type="float">
            <text:p>11450</text:p>
          </table:table-cell>
          <table:table-cell office:value-type="float" office:value="0.981" calcext:value-type="float">
            <text:p>0,981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59]-[.D458])/[.D458]*100" office:value-type="float" office:value="0" calcext:value-type="float">
            <text:p>0,00</text:p>
          </table:table-cell>
          <table:table-cell table:formula="of:=([.D459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475" calcext:value-type="float">
            <text:p>11475</text:p>
          </table:table-cell>
          <table:table-cell office:value-type="float" office:value="0.983" calcext:value-type="float">
            <text:p>0,983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0]-[.D459])/[.D459]*100" office:value-type="float" office:value="0" calcext:value-type="float">
            <text:p>0,00</text:p>
          </table:table-cell>
          <table:table-cell table:formula="of:=([.D460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500" calcext:value-type="float">
            <text:p>11500</text:p>
          </table:table-cell>
          <table:table-cell office:value-type="float" office:value="0.984" calcext:value-type="float">
            <text:p>0,984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1]-[.D460])/[.D460]*100" office:value-type="float" office:value="0" calcext:value-type="float">
            <text:p>0,00</text:p>
          </table:table-cell>
          <table:table-cell table:formula="of:=([.D461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525" calcext:value-type="float">
            <text:p>11525</text:p>
          </table:table-cell>
          <table:table-cell office:value-type="float" office:value="0.985" calcext:value-type="float">
            <text:p>0,985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2]-[.D461])/[.D461]*100" office:value-type="float" office:value="0" calcext:value-type="float">
            <text:p>0,00</text:p>
          </table:table-cell>
          <table:table-cell table:formula="of:=([.D462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550" calcext:value-type="float">
            <text:p>11550</text:p>
          </table:table-cell>
          <table:table-cell office:value-type="float" office:value="0.987" calcext:value-type="float">
            <text:p>0,987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3]-[.D462])/[.D462]*100" office:value-type="float" office:value="0" calcext:value-type="float">
            <text:p>0,00</text:p>
          </table:table-cell>
          <table:table-cell table:formula="of:=([.D463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575" calcext:value-type="float">
            <text:p>11575</text:p>
          </table:table-cell>
          <table:table-cell office:value-type="float" office:value="0.988" calcext:value-type="float">
            <text:p>0,988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4]-[.D463])/[.D463]*100" office:value-type="float" office:value="0" calcext:value-type="float">
            <text:p>0,00</text:p>
          </table:table-cell>
          <table:table-cell table:formula="of:=([.D464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600" calcext:value-type="float">
            <text:p>11600</text:p>
          </table:table-cell>
          <table:table-cell office:value-type="float" office:value="0.989" calcext:value-type="float">
            <text:p>0,989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5]-[.D464])/[.D464]*100" office:value-type="float" office:value="0" calcext:value-type="float">
            <text:p>0,00</text:p>
          </table:table-cell>
          <table:table-cell table:formula="of:=([.D465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625" calcext:value-type="float">
            <text:p>11625</text:p>
          </table:table-cell>
          <table:table-cell office:value-type="float" office:value="0.991" calcext:value-type="float">
            <text:p>0,991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6]-[.D465])/[.D465]*100" office:value-type="float" office:value="0" calcext:value-type="float">
            <text:p>0,00</text:p>
          </table:table-cell>
          <table:table-cell table:formula="of:=([.D466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650" calcext:value-type="float">
            <text:p>11650</text:p>
          </table:table-cell>
          <table:table-cell office:value-type="float" office:value="0.992" calcext:value-type="float">
            <text:p>0,992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7]-[.D466])/[.D466]*100" office:value-type="float" office:value="0" calcext:value-type="float">
            <text:p>0,00</text:p>
          </table:table-cell>
          <table:table-cell table:formula="of:=([.D467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675" calcext:value-type="float">
            <text:p>11675</text:p>
          </table:table-cell>
          <table:table-cell office:value-type="float" office:value="0.993" calcext:value-type="float">
            <text:p>0,993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8]-[.D467])/[.D467]*100" office:value-type="float" office:value="0" calcext:value-type="float">
            <text:p>0,00</text:p>
          </table:table-cell>
          <table:table-cell table:formula="of:=([.D468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700" calcext:value-type="float">
            <text:p>11700</text:p>
          </table:table-cell>
          <table:table-cell office:value-type="float" office:value="0.994" calcext:value-type="float">
            <text:p>0,994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69]-[.D468])/[.D468]*100" office:value-type="float" office:value="0" calcext:value-type="float">
            <text:p>0,00</text:p>
          </table:table-cell>
          <table:table-cell table:formula="of:=([.D469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725" calcext:value-type="float">
            <text:p>11725</text:p>
          </table:table-cell>
          <table:table-cell office:value-type="float" office:value="0.996" calcext:value-type="float">
            <text:p>0,996</text:p>
          </table:table-cell>
          <table:table-cell office:value-type="float" office:value="5900.75821186648" calcext:value-type="float">
            <text:p>5900,75821186648</text:p>
          </table:table-cell>
          <table:table-cell table:formula="of:=([.D470]-[.D469])/[.D469]*100" office:value-type="float" office:value="0" calcext:value-type="float">
            <text:p>0,00</text:p>
          </table:table-cell>
          <table:table-cell table:formula="of:=([.D470]-[.$D$501])/[.$D$501]*100" office:value-type="float" office:value="5.12672553858905" calcext:value-type="float">
            <text:p>5,1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750" calcext:value-type="float">
            <text:p>11750</text:p>
          </table:table-cell>
          <table:table-cell office:value-type="float" office:value="0.997" calcext:value-type="float">
            <text:p>0,997</text:p>
          </table:table-cell>
          <table:table-cell office:value-type="float" office:value="5885.72697322953" calcext:value-type="float">
            <text:p>5885,72697322953</text:p>
          </table:table-cell>
          <table:table-cell table:formula="of:=([.D471]-[.D470])/[.D470]*100" office:value-type="float" office:value="-0.254734020565832" calcext:value-type="float">
            <text:p>-0,25</text:p>
          </table:table-cell>
          <table:table-cell table:formula="of:=([.D471]-[.$D$501])/[.$D$501]*100" office:value-type="float" office:value="4.85893200393539" calcext:value-type="float">
            <text:p>4,8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775" calcext:value-type="float">
            <text:p>11775</text:p>
          </table:table-cell>
          <table:table-cell office:value-type="float" office:value="0.998" calcext:value-type="float">
            <text:p>0,998</text:p>
          </table:table-cell>
          <table:table-cell office:value-type="float" office:value="5885.72697322953" calcext:value-type="float">
            <text:p>5885,72697322953</text:p>
          </table:table-cell>
          <table:table-cell table:formula="of:=([.D472]-[.D471])/[.D471]*100" office:value-type="float" office:value="0" calcext:value-type="float">
            <text:p>0,00</text:p>
          </table:table-cell>
          <table:table-cell table:formula="of:=([.D472]-[.$D$501])/[.$D$501]*100" office:value-type="float" office:value="4.85893200393539" calcext:value-type="float">
            <text:p>4,8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800" calcext:value-type="float">
            <text:p>11800</text:p>
          </table:table-cell>
          <table:table-cell office:value-type="float" office:value="1" calcext:value-type="float">
            <text:p>1</text:p>
          </table:table-cell>
          <table:table-cell office:value-type="float" office:value="5828.89314431165" calcext:value-type="float">
            <text:p>5828,89314431165</text:p>
          </table:table-cell>
          <table:table-cell table:formula="of:=([.D473]-[.D472])/[.D472]*100" office:value-type="float" office:value="-0.965621225319776" calcext:value-type="float">
            <text:p>-0,97</text:p>
          </table:table-cell>
          <table:table-cell table:formula="of:=([.D473]-[.$D$501])/[.$D$501]*100" office:value-type="float" office:value="3.84639189986176" calcext:value-type="float">
            <text:p>3,8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825" calcext:value-type="float">
            <text:p>11825</text:p>
          </table:table-cell>
          <table:table-cell office:value-type="float" office:value="1.001" calcext:value-type="float">
            <text:p>1,001</text:p>
          </table:table-cell>
          <table:table-cell office:value-type="float" office:value="5828.89314431165" calcext:value-type="float">
            <text:p>5828,89314431165</text:p>
          </table:table-cell>
          <table:table-cell table:formula="of:=([.D474]-[.D473])/[.D473]*100" office:value-type="float" office:value="0" calcext:value-type="float">
            <text:p>0,00</text:p>
          </table:table-cell>
          <table:table-cell table:formula="of:=([.D474]-[.$D$501])/[.$D$501]*100" office:value-type="float" office:value="3.84639189986176" calcext:value-type="float">
            <text:p>3,85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850" calcext:value-type="float">
            <text:p>11850</text:p>
          </table:table-cell>
          <table:table-cell office:value-type="float" office:value="1.003" calcext:value-type="float">
            <text:p>1,003</text:p>
          </table:table-cell>
          <table:table-cell office:value-type="float" office:value="5828.89314431165" calcext:value-type="float">
            <text:p>5828,89314431165</text:p>
          </table:table-cell>
          <table:table-cell table:formula="of:=([.D475]-[.D474])/[.D474]*100" office:value-type="float" office:value="0" calcext:value-type="float">
            <text:p>0,00</text:p>
          </table:table-cell>
          <table:table-cell table:formula="of:=([.D475]-[.$D$501])/[.$D$501]*100" office:value-type="float" office:value="3.84639189986176" calcext:value-type="float">
            <text:p>3,8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875" calcext:value-type="float">
            <text:p>11875</text:p>
          </table:table-cell>
          <table:table-cell office:value-type="float" office:value="1.004" calcext:value-type="float">
            <text:p>1,004</text:p>
          </table:table-cell>
          <table:table-cell office:value-type="float" office:value="5828.89314431165" calcext:value-type="float">
            <text:p>5828,89314431165</text:p>
          </table:table-cell>
          <table:table-cell table:formula="of:=([.D476]-[.D475])/[.D475]*100" office:value-type="float" office:value="0" calcext:value-type="float">
            <text:p>0,00</text:p>
          </table:table-cell>
          <table:table-cell table:formula="of:=([.D476]-[.$D$501])/[.$D$501]*100" office:value-type="float" office:value="3.84639189986176" calcext:value-type="float">
            <text:p>3,8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900" calcext:value-type="float">
            <text:p>11900</text:p>
          </table:table-cell>
          <table:table-cell office:value-type="float" office:value="1.005" calcext:value-type="float">
            <text:p>1,005</text:p>
          </table:table-cell>
          <table:table-cell office:value-type="float" office:value="5828.89314431165" calcext:value-type="float">
            <text:p>5828,89314431165</text:p>
          </table:table-cell>
          <table:table-cell table:formula="of:=([.D477]-[.D476])/[.D476]*100" office:value-type="float" office:value="0" calcext:value-type="float">
            <text:p>0,00</text:p>
          </table:table-cell>
          <table:table-cell table:formula="of:=([.D477]-[.$D$501])/[.$D$501]*100" office:value-type="float" office:value="3.84639189986176" calcext:value-type="float">
            <text:p>3,8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925" calcext:value-type="float">
            <text:p>11925</text:p>
          </table:table-cell>
          <table:table-cell office:value-type="float" office:value="1.007" calcext:value-type="float">
            <text:p>1,007</text:p>
          </table:table-cell>
          <table:table-cell office:value-type="float" office:value="5822.40003320602" calcext:value-type="float">
            <text:p>5822,40003320602</text:p>
          </table:table-cell>
          <table:table-cell table:formula="of:=([.D478]-[.D477])/[.D477]*100" office:value-type="float" office:value="-0.111395267418177" calcext:value-type="float">
            <text:p>-0,11</text:p>
          </table:table-cell>
          <table:table-cell table:formula="of:=([.D478]-[.$D$501])/[.$D$501]*100" office:value-type="float" office:value="3.73071193390078" calcext:value-type="float">
            <text:p>3,7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1950" calcext:value-type="float">
            <text:p>11950</text:p>
          </table:table-cell>
          <table:table-cell office:value-type="float" office:value="1.008" calcext:value-type="float">
            <text:p>1,008</text:p>
          </table:table-cell>
          <table:table-cell office:value-type="float" office:value="5816.66175142913" calcext:value-type="float">
            <text:p>5816,66175142913</text:p>
          </table:table-cell>
          <table:table-cell table:formula="of:=([.D479]-[.D478])/[.D478]*100" office:value-type="float" office:value="-0.0985552649108991" calcext:value-type="float">
            <text:p>-0,10</text:p>
          </table:table-cell>
          <table:table-cell table:formula="of:=([.D479]-[.$D$501])/[.$D$501]*100" office:value-type="float" office:value="3.62847985596036" calcext:value-type="float">
            <text:p>3,6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975" calcext:value-type="float">
            <text:p>11975</text:p>
          </table:table-cell>
          <table:table-cell office:value-type="float" office:value="1.009" calcext:value-type="float">
            <text:p>1,009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0]-[.D479])/[.D479]*100" office:value-type="float" office:value="-0.937606701741881" calcext:value-type="float">
            <text:p>-0,94</text:p>
          </table:table-cell>
          <table:table-cell table:formula="of:=([.D480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000" calcext:value-type="float">
            <text:p>12000</text:p>
          </table:table-cell>
          <table:table-cell office:value-type="float" office:value="1.011" calcext:value-type="float">
            <text:p>1,011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1]-[.D480])/[.D480]*100" office:value-type="float" office:value="0" calcext:value-type="float">
            <text:p>0,00</text:p>
          </table:table-cell>
          <table:table-cell table:formula="of:=([.D481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025" calcext:value-type="float">
            <text:p>12025</text:p>
          </table:table-cell>
          <table:table-cell office:value-type="float" office:value="1.012" calcext:value-type="float">
            <text:p>1,012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2]-[.D481])/[.D481]*100" office:value-type="float" office:value="0" calcext:value-type="float">
            <text:p>0,00</text:p>
          </table:table-cell>
          <table:table-cell table:formula="of:=([.D482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050" calcext:value-type="float">
            <text:p>12050</text:p>
          </table:table-cell>
          <table:table-cell office:value-type="float" office:value="1.013" calcext:value-type="float">
            <text:p>1,013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3]-[.D482])/[.D482]*100" office:value-type="float" office:value="0" calcext:value-type="float">
            <text:p>0,00</text:p>
          </table:table-cell>
          <table:table-cell table:formula="of:=([.D483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075" calcext:value-type="float">
            <text:p>12075</text:p>
          </table:table-cell>
          <table:table-cell office:value-type="float" office:value="1.015" calcext:value-type="float">
            <text:p>1,015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4]-[.D483])/[.D483]*100" office:value-type="float" office:value="0" calcext:value-type="float">
            <text:p>0,00</text:p>
          </table:table-cell>
          <table:table-cell table:formula="of:=([.D484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100" calcext:value-type="float">
            <text:p>12100</text:p>
          </table:table-cell>
          <table:table-cell office:value-type="float" office:value="1.016" calcext:value-type="float">
            <text:p>1,016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5]-[.D484])/[.D484]*100" office:value-type="float" office:value="0" calcext:value-type="float">
            <text:p>0,00</text:p>
          </table:table-cell>
          <table:table-cell table:formula="of:=([.D485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125" calcext:value-type="float">
            <text:p>12125</text:p>
          </table:table-cell>
          <table:table-cell office:value-type="float" office:value="1.017" calcext:value-type="float">
            <text:p>1,017</text:p>
          </table:table-cell>
          <table:table-cell office:value-type="float" office:value="5762.12434103007" calcext:value-type="float">
            <text:p>5762,12434103007</text:p>
          </table:table-cell>
          <table:table-cell table:formula="of:=([.D486]-[.D485])/[.D485]*100" office:value-type="float" office:value="0" calcext:value-type="float">
            <text:p>0,00</text:p>
          </table:table-cell>
          <table:table-cell table:formula="of:=([.D486]-[.$D$501])/[.$D$501]*100" office:value-type="float" office:value="2.65685228391764" calcext:value-type="float">
            <text:p>2,6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150" calcext:value-type="float">
            <text:p>12150</text:p>
          </table:table-cell>
          <table:table-cell office:value-type="float" office:value="1.019" calcext:value-type="float">
            <text:p>1,019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87]-[.D486])/[.D486]*100" office:value-type="float" office:value="-0.0656587708650647" calcext:value-type="float">
            <text:p>-0,07</text:p>
          </table:table-cell>
          <table:table-cell table:formula="of:=([.D487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175" calcext:value-type="float">
            <text:p>12175</text:p>
          </table:table-cell>
          <table:table-cell office:value-type="float" office:value="1.02" calcext:value-type="float">
            <text:p>1,02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88]-[.D487])/[.D487]*100" office:value-type="float" office:value="0" calcext:value-type="float">
            <text:p>0,00</text:p>
          </table:table-cell>
          <table:table-cell table:formula="of:=([.D488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200" calcext:value-type="float">
            <text:p>12200</text:p>
          </table:table-cell>
          <table:table-cell office:value-type="float" office:value="1.021" calcext:value-type="float">
            <text:p>1,021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89]-[.D488])/[.D488]*100" office:value-type="float" office:value="0" calcext:value-type="float">
            <text:p>0,00</text:p>
          </table:table-cell>
          <table:table-cell table:formula="of:=([.D489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225" calcext:value-type="float">
            <text:p>12225</text:p>
          </table:table-cell>
          <table:table-cell office:value-type="float" office:value="1.023" calcext:value-type="float">
            <text:p>1,023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90]-[.D489])/[.D489]*100" office:value-type="float" office:value="0" calcext:value-type="float">
            <text:p>0,00</text:p>
          </table:table-cell>
          <table:table-cell table:formula="of:=([.D490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250" calcext:value-type="float">
            <text:p>12250</text:p>
          </table:table-cell>
          <table:table-cell office:value-type="float" office:value="1.024" calcext:value-type="float">
            <text:p>1,024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91]-[.D490])/[.D490]*100" office:value-type="float" office:value="0" calcext:value-type="float">
            <text:p>0,00</text:p>
          </table:table-cell>
          <table:table-cell table:formula="of:=([.D491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275" calcext:value-type="float">
            <text:p>12275</text:p>
          </table:table-cell>
          <table:table-cell office:value-type="float" office:value="1.025" calcext:value-type="float">
            <text:p>1,025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92]-[.D491])/[.D491]*100" office:value-type="float" office:value="0" calcext:value-type="float">
            <text:p>0,00</text:p>
          </table:table-cell>
          <table:table-cell table:formula="of:=([.D492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300" calcext:value-type="float">
            <text:p>12300</text:p>
          </table:table-cell>
          <table:table-cell office:value-type="float" office:value="1.027" calcext:value-type="float">
            <text:p>1,027</text:p>
          </table:table-cell>
          <table:table-cell office:value-type="float" office:value="5758.34100101203" calcext:value-type="float">
            <text:p>5758,34100101203</text:p>
          </table:table-cell>
          <table:table-cell table:formula="of:=([.D493]-[.D492])/[.D492]*100" office:value-type="float" office:value="0" calcext:value-type="float">
            <text:p>0,00</text:p>
          </table:table-cell>
          <table:table-cell table:formula="of:=([.D493]-[.$D$501])/[.$D$501]*100" office:value-type="float" office:value="2.58944905649926" calcext:value-type="float">
            <text:p>2,5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325" calcext:value-type="float">
            <text:p>12325</text:p>
          </table:table-cell>
          <table:table-cell office:value-type="float" office:value="1.028" calcext:value-type="float">
            <text:p>1,028</text:p>
          </table:table-cell>
          <table:table-cell office:value-type="float" office:value="5750.33439358974" calcext:value-type="float">
            <text:p>5750,33439358974</text:p>
          </table:table-cell>
          <table:table-cell table:formula="of:=([.D494]-[.D493])/[.D493]*100" office:value-type="float" office:value="-0.139043648524567" calcext:value-type="float">
            <text:p>-0,14</text:p>
          </table:table-cell>
          <table:table-cell table:formula="of:=([.D494]-[.$D$501])/[.$D$501]*100" office:value-type="float" office:value="2.4468049435298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350" calcext:value-type="float">
            <text:p>12350</text:p>
          </table:table-cell>
          <table:table-cell office:value-type="float" office:value="1.03" calcext:value-type="float">
            <text:p>1,03</text:p>
          </table:table-cell>
          <table:table-cell office:value-type="float" office:value="5677.84693381082" calcext:value-type="float">
            <text:p>5677,84693381082</text:p>
          </table:table-cell>
          <table:table-cell table:formula="of:=([.D495]-[.D494])/[.D494]*100" office:value-type="float" office:value="-1.26057816497983" calcext:value-type="float">
            <text:p>-1,26</text:p>
          </table:table-cell>
          <table:table-cell table:formula="of:=([.D495]-[.$D$501])/[.$D$501]*100" office:value-type="float" office:value="1.15538288969223" calcext:value-type="float">
            <text:p>1,1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375" calcext:value-type="float">
            <text:p>12375</text:p>
          </table:table-cell>
          <table:table-cell office:value-type="float" office:value="1.031" calcext:value-type="float">
            <text:p>1,031</text:p>
          </table:table-cell>
          <table:table-cell office:value-type="float" office:value="5677.84693381082" calcext:value-type="float">
            <text:p>5677,84693381082</text:p>
          </table:table-cell>
          <table:table-cell table:formula="of:=([.D496]-[.D495])/[.D495]*100" office:value-type="float" office:value="0" calcext:value-type="float">
            <text:p>0,00</text:p>
          </table:table-cell>
          <table:table-cell table:formula="of:=([.D496]-[.$D$501])/[.$D$501]*100" office:value-type="float" office:value="1.15538288969223" calcext:value-type="float">
            <text:p>1,1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00" calcext:value-type="float">
            <text:p>12400</text:p>
          </table:table-cell>
          <table:table-cell office:value-type="float" office:value="1.032" calcext:value-type="float">
            <text:p>1,032</text:p>
          </table:table-cell>
          <table:table-cell office:value-type="float" office:value="5677.84693381082" calcext:value-type="float">
            <text:p>5677,84693381082</text:p>
          </table:table-cell>
          <table:table-cell table:formula="of:=([.D497]-[.D496])/[.D496]*100" office:value-type="float" office:value="0" calcext:value-type="float">
            <text:p>0,00</text:p>
          </table:table-cell>
          <table:table-cell table:formula="of:=([.D497]-[.$D$501])/[.$D$501]*100" office:value-type="float" office:value="1.15538288969223" calcext:value-type="float">
            <text:p>1,1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425" calcext:value-type="float">
            <text:p>12425</text:p>
          </table:table-cell>
          <table:table-cell office:value-type="float" office:value="1.034" calcext:value-type="float">
            <text:p>1,034</text:p>
          </table:table-cell>
          <table:table-cell office:value-type="float" office:value="5612.9953459841" calcext:value-type="float">
            <text:p>5612,9953459841</text:p>
          </table:table-cell>
          <table:table-cell table:formula="of:=([.D498]-[.D497])/[.D497]*100" office:value-type="float" office:value="-1.1421862650178" calcext:value-type="float">
            <text:p>-1,14</text:p>
          </table:table-cell>
          <table:table-cell table:formula="of:=([.D498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50" calcext:value-type="float">
            <text:p>12450</text:p>
          </table:table-cell>
          <table:table-cell office:value-type="float" office:value="1.035" calcext:value-type="float">
            <text:p>1,035</text:p>
          </table:table-cell>
          <table:table-cell office:value-type="float" office:value="5612.9953459841" calcext:value-type="float">
            <text:p>5612,9953459841</text:p>
          </table:table-cell>
          <table:table-cell table:formula="of:=([.D499]-[.D498])/[.D498]*100" office:value-type="float" office:value="0" calcext:value-type="float">
            <text:p>0,00</text:p>
          </table:table-cell>
          <table:table-cell table:formula="of:=([.D499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475" calcext:value-type="float">
            <text:p>12475</text:p>
          </table:table-cell>
          <table:table-cell office:value-type="float" office:value="1.036" calcext:value-type="float">
            <text:p>1,036</text:p>
          </table:table-cell>
          <table:table-cell office:value-type="float" office:value="5612.9953459841" calcext:value-type="float">
            <text:p>5612,9953459841</text:p>
          </table:table-cell>
          <table:table-cell table:formula="of:=([.D500]-[.D499])/[.D499]*100" office:value-type="float" office:value="0" calcext:value-type="float">
            <text:p>0,00</text:p>
          </table:table-cell>
          <table:table-cell table:formula="of:=([.D500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.038" calcext:value-type="float">
            <text:p>1,038</text:p>
          </table:table-cell>
          <table:table-cell office:value-type="float" office:value="5612.9953459841" calcext:value-type="float">
            <text:p>5612,9953459841</text:p>
          </table:table-cell>
          <table:table-cell table:formula="of:=([.D501]-[.D500])/[.D500]*100" office:value-type="float" office:value="0" calcext:value-type="float">
            <text:p>0,00</text:p>
          </table:table-cell>
          <table:table-cell table:formula="of:=([.D501]-[.$D$501])/[.$D$501]*100"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0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13:17:45.389276732</dc:date>
    <meta:editing-duration>PT49S</meta:editing-duration>
    <meta:editing-cycles>1</meta:editing-cycles>
    <meta:document-statistic meta:table-count="1" meta:cell-count="3010" meta:object-count="0"/>
    <meta:generator>LibreOffice/7.0.6.2$Linux_X86_64 LibreOffice_project/00$Build-2</meta:generator>
  </office:meta>
</office:document-meta>
</file>